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26.16mm"/>
    </style:style>
    <style:style style:name="co4" style:family="table-column">
      <style:table-column-properties fo:break-before="auto" style:column-width="41.13mm"/>
    </style:style>
    <style:style style:name="co5" style:family="table-column">
      <style:table-column-properties fo:break-before="auto" style:column-width="33.6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.0003333333</text:p>
          </table:table-cell>
          <table:table-cell table:formula="of:=STDEV([.B10:.BI1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.0001666667</text:p>
          </table:table-cell>
          <table:table-cell table:formula="of:=STDEV([.B11:.BI1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.0001666667</text:p>
          </table:table-cell>
          <table:table-cell table:formula="of:=STDEV([.B12:.BI1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.0006666667</text:p>
          </table:table-cell>
          <table:table-cell table:formula="of:=STDEV([.B18:.BI18])/2" office:value-type="float" office:value="0.00258198889747161" calcext:value-type="float">
            <text:p>0.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.0001666667</text:p>
          </table:table-cell>
          <table:table-cell table:formula="of:=STDEV([.B21:.BI2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.0001666667</text:p>
          </table:table-cell>
          <table:table-cell table:formula="of:=STDEV([.B25:.BI25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.0001666667</text:p>
          </table:table-cell>
          <table:table-cell table:formula="of:=STDEV([.B27:.BI27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.0006666667</text:p>
          </table:table-cell>
          <table:table-cell table:formula="of:=STDEV([.B32:.BI32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.0016666667</text:p>
          </table:table-cell>
          <table:table-cell table:formula="of:=STDEV([.B33:.BI33])/2" office:value-type="float" office:value="0.00187911507000707" calcext:value-type="float">
            <text:p>0.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.0013333333</text:p>
          </table:table-cell>
          <table:table-cell table:formula="of:=STDEV([.B34:.BI34])/2" office:value-type="float" office:value="0.00171401665900441" calcext:value-type="float">
            <text:p>0.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.001</text:p>
          </table:table-cell>
          <table:table-cell table:formula="of:=STDEV([.B35:.BI35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.0035</text:p>
          </table:table-cell>
          <table:table-cell table:formula="of:=STDEV([.B36:.BI36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.0038333333</text:p>
          </table:table-cell>
          <table:table-cell table:formula="of:=STDEV([.B37:.BI37])/2" office:value-type="float" office:value="0.0024515070886395" calcext:value-type="float">
            <text:p>0.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.0041666667</text:p>
          </table:table-cell>
          <table:table-cell table:formula="of:=STDEV([.B38:.BI38])/2" office:value-type="float" office:value="0.00248583558005622" calcext:value-type="float">
            <text:p>0.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.0028333333</text:p>
          </table:table-cell>
          <table:table-cell table:formula="of:=STDEV([.B39:.BI39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.0028333333</text:p>
          </table:table-cell>
          <table:table-cell table:formula="of:=STDEV([.B40:.BI40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.0025</text:p>
          </table:table-cell>
          <table:table-cell table:formula="of:=STDEV([.B41:.BI41])/2" office:value-type="float" office:value="0.00236947394576539" calcext:value-type="float">
            <text:p>0.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.0001666667</text:p>
          </table:table-cell>
          <table:table-cell table:formula="of:=STDEV([.B60:.BI6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.0001666667</text:p>
          </table:table-cell>
          <table:table-cell table:formula="of:=STDEV([.B63:.BI6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.0005</text:p>
          </table:table-cell>
          <table:table-cell table:formula="of:=STDEV([.B64:.BI6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.0006666667</text:p>
          </table:table-cell>
          <table:table-cell table:formula="of:=STDEV([.B65:.BI65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.0006666667</text:p>
          </table:table-cell>
          <table:table-cell table:formula="of:=STDEV([.B66:.BI66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.001</text:p>
          </table:table-cell>
          <table:table-cell table:formula="of:=STDEV([.B67:.BI67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.0021666667</text:p>
          </table:table-cell>
          <table:table-cell table:formula="of:=STDEV([.B68:.BI68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.003</text:p>
          </table:table-cell>
          <table:table-cell table:formula="of:=STDEV([.B69:.BI69])/2" office:value-type="float" office:value="0.00265214975163258" calcext:value-type="float">
            <text:p>0.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3.27" calcext:value-type="float">
            <text:p>3.27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24" calcext:value-type="float">
            <text:p>3.24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7" calcext:value-type="float">
            <text:p>2.37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93" calcext:value-type="float">
            <text:p>2.93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  <table:table-cell office:value-type="float" office:value="3.07" calcext:value-type="float">
            <text:p>3.07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88" calcext:value-type="float">
            <text:p>2.88</text:p>
          </table:table-cell>
          <table:table-cell office:value-type="float" office:value="2.51" calcext:value-type="float">
            <text:p>2.51</text:p>
          </table:table-cell>
          <table:table-cell office:value-type="float" office:value="2.44" calcext:value-type="float">
            <text:p>2.44</text:p>
          </table:table-cell>
          <table:table-cell office:value-type="float" office:value="2.77" calcext:value-type="float">
            <text:p>2.77</text:p>
          </table:table-cell>
          <table:table-cell office:value-type="float" office:value="2.58" calcext:value-type="float">
            <text:p>2.58</text:p>
          </table:table-cell>
          <table:table-cell office:value-type="float" office:value="2.43" calcext:value-type="float">
            <text:p>2.43</text:p>
          </table:table-cell>
          <table:table-cell office:value-type="float" office:value="2.84" calcext:value-type="float">
            <text:p>2.84</text:p>
          </table:table-cell>
          <table:table-cell office:value-type="float" office:value="2.25" calcext:value-type="float">
            <text:p>2.25</text:p>
          </table:table-cell>
          <table:table-cell office:value-type="float" office:value="2.88" calcext:value-type="float">
            <text:p>2.88</text:p>
          </table:table-cell>
          <table:table-cell office:value-type="float" office:value="2.25" calcext:value-type="float">
            <text:p>2.25</text:p>
          </table:table-cell>
          <table:table-cell office:value-type="float" office:value="2.52" calcext:value-type="float">
            <text:p>2.52</text:p>
          </table:table-cell>
          <table:table-cell office:value-type="float" office:value="2.74" calcext:value-type="float">
            <text:p>2.74</text:p>
          </table:table-cell>
          <table:table-cell office:value-type="float" office:value="2.47" calcext:value-type="float">
            <text:p>2.4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3.31" calcext:value-type="float">
            <text:p>3.31</text:p>
          </table:table-cell>
          <table:table-cell office:value-type="float" office:value="2.66" calcext:value-type="float">
            <text:p>2.66</text:p>
          </table:table-cell>
          <table:table-cell office:value-type="float" office:value="3.04" calcext:value-type="float">
            <text:p>3.04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02" calcext:value-type="float">
            <text:p>2.02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  <table:table-cell office:value-type="float" office:value="3.11" calcext:value-type="float">
            <text:p>3.11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2.76" calcext:value-type="float">
            <text:p>2.76</text:p>
          </table:table-cell>
          <table:table-cell office:value-type="float" office:value="1.97" calcext:value-type="float">
            <text:p>1.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.7038333333</text:p>
          </table:table-cell>
          <table:table-cell table:formula="of:=STDEV([.B74:.BI74])/2" office:value-type="float" office:value="0.153738970023722" calcext:value-type="float">
            <text:p>0.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office:value-type="float" office:value="4.14" calcext:value-type="float">
            <text:p>4.14</text:p>
          </table:table-cell>
          <table:table-cell office:value-type="float" office:value="3.34" calcext:value-type="float">
            <text:p>3.34</text:p>
          </table:table-cell>
          <table:table-cell office:value-type="float" office:value="3.71" calcext:value-type="float">
            <text:p>3.71</text:p>
          </table:table-cell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2.9" calcext:value-type="float">
            <text:p>2.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31" calcext:value-type="float">
            <text:p>3.31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77" calcext:value-type="float">
            <text:p>3.77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</text:p>
          </table:table-cell>
          <table:table-cell office:value-type="float" office:value="2.69" calcext:value-type="float">
            <text:p>2.69</text:p>
          </table:table-cell>
          <table:table-cell office:value-type="float" office:value="3.07" calcext:value-type="float">
            <text:p>3.07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96" calcext:value-type="float">
            <text:p>3.96</text:p>
          </table:table-cell>
          <table:table-cell office:value-type="float" office:value="3.42" calcext:value-type="float">
            <text:p>3.42</text:p>
          </table:table-cell>
          <table:table-cell office:value-type="float" office:value="4.13" calcext:value-type="float">
            <text:p>4.13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56" calcext:value-type="float">
            <text:p>2.56</text:p>
          </table:table-cell>
          <table:table-cell office:value-type="float" office:value="2.89" calcext:value-type="float">
            <text:p>2.89</text:p>
          </table:table-cell>
          <table:table-cell office:value-type="float" office:value="3.09" calcext:value-type="float">
            <text:p>3.09</text:p>
          </table:table-cell>
          <table:table-cell office:value-type="float" office:value="3.23" calcext:value-type="float">
            <text:p>3.23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48" calcext:value-type="float">
            <text:p>3.48</text:p>
          </table:table-cell>
          <table:table-cell office:value-type="float" office:value="3.12" calcext:value-type="float">
            <text:p>3.12</text:p>
          </table:table-cell>
          <table:table-cell office:value-type="float" office:value="3.44" calcext:value-type="float">
            <text:p>3.44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16" calcext:value-type="float">
            <text:p>3.16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32" calcext:value-type="float">
            <text:p>3.32</text:p>
          </table:table-cell>
          <table:table-cell office:value-type="float" office:value="2.8" calcext:value-type="float">
            <text:p>2.8</text:p>
          </table:table-cell>
          <table:table-cell office:value-type="float" office:value="3.11" calcext:value-type="float">
            <text:p>3.1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.1736666667</text:p>
          </table:table-cell>
          <table:table-cell table:formula="of:=STDEV([.B75:.BI75])/2" office:value-type="float" office:value="0.169025037425927" calcext:value-type="float">
            <text:p>0.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2.94" calcext:value-type="float">
            <text:p>2.94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3.39" calcext:value-type="float">
            <text:p>3.39</text:p>
          </table:table-cell>
          <table:table-cell office:value-type="float" office:value="3.29" calcext:value-type="float">
            <text:p>3.29</text:p>
          </table:table-cell>
          <table:table-cell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2.87" calcext:value-type="float">
            <text:p>2.87</text:p>
          </table:table-cell>
          <table:table-cell office:value-type="float" office:value="3.16" calcext:value-type="float">
            <text:p>3.16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2.75" calcext:value-type="float">
            <text:p>2.75</text:p>
          </table:table-cell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3.6" calcext:value-type="float">
            <text:p>3.6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09" calcext:value-type="float">
            <text:p>3.09</text:p>
          </table:table-cell>
          <table:table-cell office:value-type="float" office:value="2.79" calcext:value-type="float">
            <text:p>2.79</text:p>
          </table:table-cell>
          <table:table-cell office:value-type="float" office:value="3.02" calcext:value-type="float">
            <text:p>3.02</text:p>
          </table:table-cell>
          <table:table-cell office:value-type="float" office:value="3.08" calcext:value-type="float">
            <text:p>3.08</text:p>
          </table:table-cell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4.06" calcext:value-type="float">
            <text:p>4.06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97" calcext:value-type="float">
            <text:p>2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83" calcext:value-type="float">
            <text:p>3.83</text:p>
          </table:table-cell>
          <table:table-cell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  <table:table-cell office:value-type="float" office:value="2.82" calcext:value-type="float">
            <text:p>2.82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.1576666667</text:p>
          </table:table-cell>
          <table:table-cell table:formula="of:=STDEV([.B76:.BI76])/2" office:value-type="float" office:value="0.155858384946695" calcext:value-type="float">
            <text:p>0.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.97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3.17" calcext:value-type="float">
            <text:p>3.17</text:p>
          </table:table-cell>
          <table:table-cell office:value-type="float" office:value="2.83" calcext:value-type="float">
            <text:p>2.83</text:p>
          </table:table-cell>
          <table:table-cell office:value-type="float" office:value="2.65" calcext:value-type="float">
            <text:p>2.65</text:p>
          </table:table-cell>
          <table:table-cell office:value-type="float" office:value="2.58" calcext:value-type="float">
            <text:p>2.58</text:p>
          </table:table-cell>
          <table:table-cell office:value-type="float" office:value="2.99" calcext:value-type="float">
            <text:p>2.99</text:p>
          </table:table-cell>
          <table:table-cell office:value-type="float" office:value="3.3" calcext:value-type="float">
            <text:p>3.3</text:p>
          </table:table-cell>
          <table:table-cell office:value-type="float" office:value="2.64" calcext:value-type="float">
            <text:p>2.64</text:p>
          </table:table-cell>
          <table:table-cell office:value-type="float" office:value="2.96" calcext:value-type="float">
            <text:p>2.96</text:p>
          </table:table-cell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  <table:table-cell office:value-type="float" office:value="3.07" calcext:value-type="float">
            <text:p>3.07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3.33" calcext:value-type="float">
            <text:p>3.33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2.75" calcext:value-type="float">
            <text:p>2.75</text:p>
          </table:table-cell>
          <table:table-cell office:value-type="float" office:value="3.29" calcext:value-type="float">
            <text:p>3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2.91" calcext:value-type="float">
            <text:p>2.91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3.02" calcext:value-type="float">
            <text:p>3.02</text:p>
          </table:table-cell>
          <table:table-cell office:value-type="float" office:value="2.47" calcext:value-type="float">
            <text:p>2.47</text:p>
          </table:table-cell>
          <table:table-cell office:value-type="float" office:value="2.86" calcext:value-type="float">
            <text:p>2.86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3.02" calcext:value-type="float">
            <text:p>3.02</text:p>
          </table:table-cell>
          <table:table-cell office:value-type="float" office:value="3.42" calcext:value-type="float">
            <text:p>3.42</text:p>
          </table:table-cell>
          <table:table-cell office:value-type="float" office:value="2.48" calcext:value-type="float">
            <text:p>2.48</text:p>
          </table:table-cell>
          <table:table-cell office:value-type="float" office:value="2.85" calcext:value-type="float">
            <text:p>2.85</text:p>
          </table:table-cell>
          <table:table-cell office:value-type="float" office:value="3.16" calcext:value-type="float">
            <text:p>3.16</text:p>
          </table:table-cell>
          <table:table-cell office:value-type="float" office:value="3.12" calcext:value-type="float">
            <text:p>3.12</text:p>
          </table:table-cell>
          <table:table-cell office:value-type="float" office:value="3.86" calcext:value-type="float">
            <text:p>3.86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3.18" calcext:value-type="float">
            <text:p>3.18</text:p>
          </table:table-cell>
          <table:table-cell office:value-type="float" office:value="2.49" calcext:value-type="float">
            <text:p>2.49</text:p>
          </table:table-cell>
          <table:table-cell office:value-type="float" office:value="2.92" calcext:value-type="float">
            <text:p>2.92</text:p>
          </table:table-cell>
          <table:table-cell office:value-type="float" office:value="3.06" calcext:value-type="float">
            <text:p>3.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.8478333333</text:p>
          </table:table-cell>
          <table:table-cell table:formula="of:=STDEV([.B77:.BI77])/2" office:value-type="float" office:value="0.141250743710856" calcext:value-type="float">
            <text:p>0.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3.19" calcext:value-type="float">
            <text:p>3.19</text:p>
          </table:table-cell>
          <table:table-cell office:value-type="float" office:value="2.71" calcext:value-type="float">
            <text:p>2.7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2.6" calcext:value-type="float">
            <text:p>2.6</text:p>
          </table:table-cell>
          <table:table-cell office:value-type="float" office:value="3.02" calcext:value-type="float">
            <text:p>3.02</text:p>
          </table:table-cell>
          <table:table-cell office:value-type="float" office:value="2.48" calcext:value-type="float">
            <text:p>2.48</text:p>
          </table:table-cell>
          <table:table-cell office:value-type="float" office:value="3.07" calcext:value-type="float">
            <text:p>3.0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3.32" calcext:value-type="float">
            <text:p>3.32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  <table:table-cell office:value-type="float" office:value="2.44" calcext:value-type="float">
            <text:p>2.44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02" calcext:value-type="float">
            <text:p>3.02</text:p>
          </table:table-cell>
          <table:table-cell office:value-type="float" office:value="2.82" calcext:value-type="float">
            <text:p>2.82</text:p>
          </table:table-cell>
          <table:table-cell office:value-type="float" office:value="2.66" calcext:value-type="float">
            <text:p>2.66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3.18" calcext:value-type="float">
            <text:p>3.18</text:p>
          </table:table-cell>
          <table:table-cell office:value-type="float" office:value="2.83" calcext:value-type="float">
            <text:p>2.83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office:value-type="float" office:value="2.58" calcext:value-type="float">
            <text:p>2.58</text:p>
          </table:table-cell>
          <table:table-cell office:value-type="float" office:value="3.1" calcext:value-type="float">
            <text:p>3.1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75" calcext:value-type="float">
            <text:p>2.75</text:p>
          </table:table-cell>
          <table:table-cell office:value-type="float" office:value="3.27" calcext:value-type="float">
            <text:p>3.2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.8346666667</text:p>
          </table:table-cell>
          <table:table-cell table:formula="of:=STDEV([.B78:.BI78])/2" office:value-type="float" office:value="0.130674478032398" calcext:value-type="float">
            <text:p>0.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.81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2.86" calcext:value-type="float">
            <text:p>2.86</text:p>
          </table:table-cell>
          <table:table-cell office:value-type="float" office:value="2.81" calcext:value-type="float">
            <text:p>2.81</text:p>
          </table:table-cell>
          <table:table-cell office:value-type="float" office:value="3.13" calcext:value-type="float">
            <text:p>3.13</text:p>
          </table:table-cell>
          <table:table-cell office:value-type="float" office:value="2.92" calcext:value-type="float">
            <text:p>2.92</text:p>
          </table:table-cell>
          <table:table-cell office:value-type="float" office:value="3.08" calcext:value-type="float">
            <text:p>3.08</text:p>
          </table:table-cell>
          <table:table-cell office:value-type="float" office:value="2.88" calcext:value-type="float">
            <text:p>2.88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84" calcext:value-type="float">
            <text:p>2.84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77" calcext:value-type="float">
            <text:p>2.77</text:p>
          </table:table-cell>
          <table:table-cell office:value-type="float" office:value="2.69" calcext:value-type="float">
            <text:p>2.69</text:p>
          </table:table-cell>
          <table:table-cell office:value-type="float" office:value="3.04" calcext:value-type="float">
            <text:p>3.0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99" calcext:value-type="float">
            <text:p>2.99</text:p>
          </table:table-cell>
          <table:table-cell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2.53" calcext:value-type="float">
            <text:p>2.53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3.28" calcext:value-type="float">
            <text:p>3.28</text:p>
          </table:table-cell>
          <table:table-cell office:value-type="float" office:value="2.61" calcext:value-type="float">
            <text:p>2.61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table:number-columns-repeated="2"/>
          <table:table-cell table:formula="of:=AVERAGE([.B79:.BI79])" office:value-type="float" office:value="2.8355" calcext:value-type="float">
            <text:p>2.8355</text:p>
          </table:table-cell>
          <table:table-cell table:formula="of:=STDEV([.B79:.BI79])/2" office:value-type="float" office:value="0.119959120861926" calcext:value-type="float">
            <text:p>0.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2.83" calcext:value-type="float">
            <text:p>2.83</text:p>
          </table:table-cell>
          <table:table-cell office:value-type="float" office:value="2.51" calcext:value-type="float">
            <text:p>2.51</text:p>
          </table:table-cell>
          <table:table-cell office:value-type="float" office:value="2.91" calcext:value-type="float">
            <text:p>2.91</text:p>
          </table:table-cell>
          <table:table-cell office:value-type="float" office:value="2.62" calcext:value-type="float">
            <text:p>2.62</text:p>
          </table:table-cell>
          <table:table-cell office:value-type="float" office:value="2.71" calcext:value-type="float">
            <text:p>2.71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3.17" calcext:value-type="float">
            <text:p>3.17</text:p>
          </table:table-cell>
          <table:table-cell office:value-type="float" office:value="2.59" calcext:value-type="float">
            <text:p>2.59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12" calcext:value-type="float">
            <text:p>2.1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2.42" calcext:value-type="float">
            <text:p>2.42</text:p>
          </table:table-cell>
          <table:table-cell office:value-type="float" office:value="3.24" calcext:value-type="float">
            <text:p>3.24</text:p>
          </table:table-cell>
          <table:table-cell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2.57" calcext:value-type="float">
            <text:p>2.57</text:p>
          </table:table-cell>
          <table:table-cell office:value-type="float" office:value="2.7" calcext:value-type="float">
            <text:p>2.7</text:p>
          </table:table-cell>
          <table:table-cell office:value-type="float" office:value="2.88" calcext:value-type="float">
            <text:p>2.88</text:p>
          </table:table-cell>
          <table:table-cell office:value-type="float" office:value="2.59" calcext:value-type="float">
            <text:p>2.59</text:p>
          </table:table-cell>
          <table:table-cell office:value-type="float" office:value="2.9" calcext:value-type="float">
            <text:p>2.9</text:p>
          </table:table-cell>
          <table:table-cell office:value-type="float" office:value="2.71" calcext:value-type="float">
            <text:p>2.71</text:p>
          </table:table-cell>
          <table:table-cell office:value-type="float" office:value="3.04" calcext:value-type="float">
            <text:p>3.04</text:p>
          </table:table-cell>
          <table:table-cell office:value-type="float" office:value="2.64" calcext:value-type="float">
            <text:p>2.64</text:p>
          </table:table-cell>
          <table:table-cell office:value-type="float" office:value="3.06" calcext:value-type="float">
            <text:p>3.06</text:p>
          </table:table-cell>
          <table:table-cell office:value-type="float" office:value="2.84" calcext:value-type="float">
            <text:p>2.84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2.76" calcext:value-type="float">
            <text:p>2.76</text:p>
          </table:table-cell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44" calcext:value-type="float">
            <text:p>2.4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2.52" calcext:value-type="float">
            <text:p>2.52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.7631666667</text:p>
          </table:table-cell>
          <table:table-cell table:formula="of:=STDEV([.B80:.BI80])/2" office:value-type="float" office:value="0.139637823498551" calcext:value-type="float">
            <text:p>0.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.52</text:p>
          </table:table-cell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office:value-type="float" office:value="3.13" calcext:value-type="float">
            <text:p>3.13</text:p>
          </table:table-cell>
          <table:table-cell office:value-type="float" office:value="2.79" calcext:value-type="float">
            <text:p>2.79</text:p>
          </table:table-cell>
          <table:table-cell office:value-type="float" office:value="2.89" calcext:value-type="float">
            <text:p>2.89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2.79" calcext:value-type="float">
            <text:p>2.79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.55" calcext:value-type="float">
            <text:p>2.55</text:p>
          </table:table-cell>
          <table:table-cell office:value-type="float" office:value="2.59" calcext:value-type="float">
            <text:p>2.59</text:p>
          </table:table-cell>
          <table:table-cell office:value-type="float" office:value="3.01" calcext:value-type="float">
            <text:p>3.01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37" calcext:value-type="float">
            <text:p>2.37</text:p>
          </table:table-cell>
          <table:table-cell office:value-type="float" office:value="2.75" calcext:value-type="float">
            <text:p>2.75</text:p>
          </table:table-cell>
          <table:table-cell office:value-type="float" office:value="2.48" calcext:value-type="float">
            <text:p>2.48</text:p>
          </table:table-cell>
          <table:table-cell office:value-type="float" office:value="2.73" calcext:value-type="float">
            <text:p>2.7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2.49" calcext:value-type="float">
            <text:p>2.49</text:p>
          </table:table-cell>
          <table:table-cell office:value-type="float" office:value="2.55" calcext:value-type="float">
            <text:p>2.55</text:p>
          </table:table-cell>
          <table:table-cell office:value-type="float" office:value="2.81" calcext:value-type="float">
            <text:p>2.81</text:p>
          </table:table-cell>
          <table:table-cell office:value-type="float" office:value="3.18" calcext:value-type="float">
            <text:p>3.18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2.96" calcext:value-type="float">
            <text:p>2.96</text:p>
          </table:table-cell>
          <table:table-cell office:value-type="float" office:value="3.09" calcext:value-type="float">
            <text:p>3.09</text:p>
          </table:table-cell>
          <table:table-cell office:value-type="float" office:value="3.15" calcext:value-type="float">
            <text:p>3.15</text:p>
          </table:table-cell>
          <table:table-cell office:value-type="float" office:value="2.51" calcext:value-type="float">
            <text:p>2.51</text:p>
          </table:table-cell>
          <table:table-cell office:value-type="float" office:value="3.05" calcext:value-type="float">
            <text:p>3.05</text:p>
          </table:table-cell>
          <table:table-cell office:value-type="float" office:value="2.77" calcext:value-type="float">
            <text:p>2.77</text:p>
          </table:table-cell>
          <table:table-cell office:value-type="float" office:value="2.56" calcext:value-type="float">
            <text:p>2.56</text:p>
          </table:table-cell>
          <table:table-cell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  <table:table-cell office:value-type="float" office:value="2.68" calcext:value-type="float">
            <text:p>2.68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</text:p>
          </table:table-cell>
          <table:table-cell office:value-type="float" office:value="2.46" calcext:value-type="float">
            <text:p>2.46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AVERAGE([.B81:.BI81])" office:value-type="float" office:value="2.75" calcext:value-type="float">
            <text:p>2.75</text:p>
          </table:table-cell>
          <table:table-cell table:formula="of:=STDEV([.B81:.BI81])/2" office:value-type="float" office:value="0.117365140783737" calcext:value-type="float">
            <text:p>0.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.89</text:p>
          </table:table-cell>
          <table:table-cell office:value-type="float" office:value="3.07" calcext:value-type="float">
            <text:p>3.07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2.41" calcext:value-type="float">
            <text:p>2.41</text:p>
          </table:table-cell>
          <table:table-cell office:value-type="float" office:value="3.03" calcext:value-type="float">
            <text:p>3.03</text:p>
          </table:table-cell>
          <table:table-cell office:value-type="float" office:value="3.37" calcext:value-type="float">
            <text:p>3.37</text:p>
          </table:table-cell>
          <table:table-cell office:value-type="float" office:value="2.58" calcext:value-type="float">
            <text:p>2.58</text:p>
          </table:table-cell>
          <table:table-cell office:value-type="float" office:value="2.36" calcext:value-type="float">
            <text:p>2.36</text:p>
          </table:table-cell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2.54" calcext:value-type="float">
            <text:p>2.54</text:p>
          </table:table-cell>
          <table:table-cell office:value-type="float" office:value="2.93" calcext:value-type="float">
            <text:p>2.93</text:p>
          </table:table-cell>
          <table:table-cell office:value-type="float" office:value="3.06" calcext:value-type="float">
            <text:p>3.06</text:p>
          </table:table-cell>
          <table:table-cell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office:value-type="float" office:value="2.64" calcext:value-type="float">
            <text:p>2.64</text:p>
          </table:table-cell>
          <table:table-cell office:value-type="float" office:value="3.24" calcext:value-type="float">
            <text:p>3.24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67" calcext:value-type="float">
            <text:p>2.67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3.12" calcext:value-type="float">
            <text:p>3.12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2.42" calcext:value-type="float">
            <text:p>2.42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2.72" calcext:value-type="float">
            <text:p>2.72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table:number-columns-repeated="2"/>
          <table:table-cell table:formula="of:=AVERAGE([.B82:.BI82])" office:value-type="float" office:value="2.798" calcext:value-type="float">
            <text:p>2.798</text:p>
          </table:table-cell>
          <table:table-cell table:formula="of:=STDEV([.B82:.BI82])/2" office:value-type="float" office:value="0.139128035167221" calcext:value-type="float">
            <text:p>0.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.08</text:p>
          </table:table-cell>
          <table:table-cell office:value-type="float" office:value="2.51" calcext:value-type="float">
            <text:p>2.51</text:p>
          </table:table-cell>
          <table:table-cell office:value-type="float" office:value="2.24" calcext:value-type="float">
            <text:p>2.24</text:p>
          </table:table-cell>
          <table:table-cell office:value-type="float" office:value="2.66" calcext:value-type="float">
            <text:p>2.66</text:p>
          </table:table-cell>
          <table:table-cell office:value-type="float" office:value="2.92" calcext:value-type="float">
            <text:p>2.92</text:p>
          </table:table-cell>
          <table:table-cell office:value-type="float" office:value="2.63" calcext:value-type="float">
            <text:p>2.63</text:p>
          </table:table-cell>
          <table:table-cell office:value-type="float" office:value="2.91" calcext:value-type="float">
            <text:p>2.91</text:p>
          </table:table-cell>
          <table:table-cell office:value-type="float" office:value="2.49" calcext:value-type="float">
            <text:p>2.49</text:p>
          </table:table-cell>
          <table:table-cell office:value-type="float" office:value="2.56" calcext:value-type="float">
            <text:p>2.56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85" calcext:value-type="float">
            <text:p>2.85</text:p>
          </table:table-cell>
          <table:table-cell office:value-type="float" office:value="2.61" calcext:value-type="float">
            <text:p>2.61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2.9" calcext:value-type="float">
            <text:p>2.9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91" calcext:value-type="float">
            <text:p>2.91</text:p>
          </table:table-cell>
          <table:table-cell office:value-type="float" office:value="3.04" calcext:value-type="float">
            <text:p>3.04</text:p>
          </table:table-cell>
          <table:table-cell office:value-type="float" office:value="2.55" calcext:value-type="float">
            <text:p>2.55</text:p>
          </table:table-cell>
          <table:table-cell office:value-type="float" office:value="2.99" calcext:value-type="float">
            <text:p>2.99</text:p>
          </table:table-cell>
          <table:table-cell office:value-type="float" office:value="2.69" calcext:value-type="float">
            <text:p>2.69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  <table:table-cell office:value-type="float" office:value="2.42" calcext:value-type="float">
            <text:p>2.42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2.51" calcext:value-type="float">
            <text:p>2.51</text:p>
          </table:table-cell>
          <table:table-cell office:value-type="float" office:value="2.96" calcext:value-type="float">
            <text:p>2.96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2.68" calcext:value-type="float">
            <text:p>2.68</text:p>
          </table:table-cell>
          <table:table-cell office:value-type="float" office:value="2.41" calcext:value-type="float">
            <text:p>2.41</text:p>
          </table:table-cell>
          <table:table-cell office:value-type="float" office:value="2.6" calcext:value-type="float">
            <text:p>2.6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2.57" calcext:value-type="float">
            <text:p>2.57</text:p>
          </table:table-cell>
          <table:table-cell office:value-type="float" office:value="3.12" calcext:value-type="float">
            <text:p>3.12</text:p>
          </table:table-cell>
          <table:table-cell office:value-type="float" office:value="2.79" calcext:value-type="float">
            <text:p>2.79</text:p>
          </table:table-cell>
          <table:table-cell office:value-type="float" office:value="3.14" calcext:value-type="float">
            <text:p>3.14</text:p>
          </table:table-cell>
          <table:table-cell office:value-type="float" office:value="3.04" calcext:value-type="float">
            <text:p>3.04</text:p>
          </table:table-cell>
          <table:table-cell office:value-type="float" office:value="2.61" calcext:value-type="float">
            <text:p>2.61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84" calcext:value-type="float">
            <text:p>2.84</text:p>
          </table:table-cell>
          <table:table-cell office:value-type="float" office:value="2.7" calcext:value-type="float">
            <text:p>2.7</text:p>
          </table:table-cell>
          <table:table-cell office:value-type="float" office:value="3.07" calcext:value-type="float">
            <text:p>3.07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.7831666667</text:p>
          </table:table-cell>
          <table:table-cell table:formula="of:=STDEV([.B83:.BI83])/2" office:value-type="float" office:value="0.135654382833438" calcext:value-type="float">
            <text:p>0.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.0031666667</text:p>
          </table:table-cell>
          <table:table-cell table:formula="of:=STDEV([.B88:.BI88])/2" office:value-type="float" office:value="0.00350443625228476" calcext:value-type="float">
            <text:p>0.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.0008333333</text:p>
          </table:table-cell>
          <table:table-cell table:formula="of:=STDEV([.B89:.BI89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.0003333333</text:p>
          </table:table-cell>
          <table:table-cell table:formula="of:=STDEV([.B90:.BI9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.0003333333</text:p>
          </table:table-cell>
          <table:table-cell table:formula="of:=STDEV([.B93:.BI93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.0005</text:p>
          </table:table-cell>
          <table:table-cell table:formula="of:=STDEV([.B94:.BI9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.0011666667</text:p>
          </table:table-cell>
          <table:table-cell table:formula="of:=STDEV([.B95:.BI95])/2" office:value-type="float" office:value="0.00161865885756547" calcext:value-type="float">
            <text:p>0.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.0008333333</text:p>
          </table:table-cell>
          <table:table-cell table:formula="of:=STDEV([.B96:.BI96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.0008333333</text:p>
          </table:table-cell>
          <table:table-cell table:formula="of:=STDEV([.B97:.BI97])/2" office:value-type="float" office:value="0.00139358903392651" calcext:value-type="float">
            <text:p>0.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.0001666667</text:p>
          </table:table-cell>
          <table:table-cell table:formula="of:=STDEV([.B103:.BI10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.0006666667</text:p>
          </table:table-cell>
          <table:table-cell table:formula="of:=STDEV([.B130:.BI130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131:.BI131])" office:value-type="float" office:value="0.029" calcext:value-type="float">
            <text:p>0.029</text:p>
          </table:table-cell>
          <table:table-cell table:formula="of:=STDEV([.B131:.BI131])/2" office:value-type="float" office:value="0.00629096742849943" calcext:value-type="float">
            <text:p>0.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.0526666667</text:p>
          </table:table-cell>
          <table:table-cell table:formula="of:=STDEV([.B132:.BI132])/2" office:value-type="float" office:value="0.00558953825043781" calcext:value-type="float">
            <text:p>0.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.0628333333</text:p>
          </table:table-cell>
          <table:table-cell table:formula="of:=STDEV([.B133:.BI133])/2" office:value-type="float" office:value="0.0056816435515023" calcext:value-type="float">
            <text:p>0.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.0563333333</text:p>
          </table:table-cell>
          <table:table-cell table:formula="of:=STDEV([.B134:.BI134])/2" office:value-type="float" office:value="0.00536519437993287" calcext:value-type="float">
            <text:p>0.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.0556666667</text:p>
          </table:table-cell>
          <table:table-cell table:formula="of:=STDEV([.B135:.BI135])/2" office:value-type="float" office:value="0.00515576579219371" calcext:value-type="float">
            <text:p>0.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6:.BI136])" office:value-type="float" office:value="0.0525" calcext:value-type="float">
            <text:p>0.0525</text:p>
          </table:table-cell>
          <table:table-cell table:formula="of:=STDEV([.B136:.BI136])/2" office:value-type="float" office:value="0.00533814225286892" calcext:value-type="float">
            <text:p>0.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.0546666667</text:p>
          </table:table-cell>
          <table:table-cell table:formula="of:=STDEV([.B137:.BI137])/2" office:value-type="float" office:value="0.00640885686590703" calcext:value-type="float">
            <text:p>0.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.0513333333</text:p>
          </table:table-cell>
          <table:table-cell table:formula="of:=STDEV([.B138:.BI138])/2" office:value-type="float" office:value="0.00570954201810418" calcext:value-type="float">
            <text:p>0.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/>
          <table:table-cell table:formula="of:=AVERAGE([.B139:.BI139])" office:value-type="float" office:value="0.0515" calcext:value-type="float">
            <text:p>0.0515</text:p>
          </table:table-cell>
          <table:table-cell table:formula="of:=STDEV([.B139:.BI139])/2" office:value-type="float" office:value="0.00595356324013085" calcext:value-type="float">
            <text:p>0.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2.11" calcext:value-type="float">
            <text:p>2.11</text:p>
          </table:table-cell>
          <table:table-cell office:value-type="float" office:value="1.65" calcext:value-type="float">
            <text:p>1.65</text:p>
          </table:table-cell>
          <table:table-cell office:value-type="float" office:value="1.87" calcext:value-type="float">
            <text:p>1.87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.18" calcext:value-type="float">
            <text:p>1.18</text:p>
          </table:table-cell>
          <table:table-cell office:value-type="float" office:value="1.97" calcext:value-type="float">
            <text:p>1.97</text:p>
          </table:table-cell>
          <table:table-cell office:value-type="float" office:value="2.82" calcext:value-type="float">
            <text:p>2.82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1.68" calcext:value-type="float">
            <text:p>1.68</text:p>
          </table:table-cell>
          <table:table-cell office:value-type="float" office:value="1.54" calcext:value-type="float">
            <text:p>1.54</text:p>
          </table:table-cell>
          <table:table-cell office:value-type="float" office:value="1.65" calcext:value-type="float">
            <text:p>1.65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office:value-type="float" office:value="2.2" calcext:value-type="float">
            <text:p>2.2</text:p>
          </table:table-cell>
          <table:table-cell office:value-type="float" office:value="1.34" calcext:value-type="float">
            <text:p>1.34</text:p>
          </table:table-cell>
          <table:table-cell office:value-type="float" office:value="2.58" calcext:value-type="float">
            <text:p>2.58</text:p>
          </table:table-cell>
          <table:table-cell office:value-type="float" office:value="2.03" calcext:value-type="float">
            <text:p>2.03</text:p>
          </table:table-cell>
          <table:table-cell office:value-type="float" office:value="1.74" calcext:value-type="float">
            <text:p>1.74</text:p>
          </table:table-cell>
          <table:table-cell office:value-type="float" office:value="1.1" calcext:value-type="float">
            <text:p>1.1</text:p>
          </table:table-cell>
          <table:table-cell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office:value-type="float" office:value="0.82" calcext:value-type="float">
            <text:p>0.82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91" calcext:value-type="float">
            <text:p>1.9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.8196666667</text:p>
          </table:table-cell>
          <table:table-cell table:formula="of:=STDEV([.B144:.BI144])/2" office:value-type="float" office:value="0.205980430752796" calcext:value-type="float">
            <text:p>0.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1.21" calcext:value-type="float">
            <text:p>1.21</text:p>
          </table:table-cell>
          <table:table-cell office:value-type="float" office:value="0.84" calcext:value-type="float">
            <text:p>0.84</text:p>
          </table:table-cell>
          <table:table-cell office:value-type="float" office:value="1.14" calcext:value-type="float">
            <text:p>1.14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1.04" calcext:value-type="float">
            <text:p>1.04</text:p>
          </table:table-cell>
          <table:table-cell office:value-type="float" office:value="1.47" calcext:value-type="float">
            <text:p>1.47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0.98" calcext:value-type="float">
            <text:p>0.98</text:p>
          </table:table-cell>
          <table:table-cell office:value-type="float" office:value="1.45" calcext:value-type="float">
            <text:p>1.45</text:p>
          </table:table-cell>
          <table:table-cell office:value-type="float" office:value="0.96" calcext:value-type="float">
            <text:p>0.96</text:p>
          </table:table-cell>
          <table:table-cell office:value-type="float" office:value="1.34" calcext:value-type="float">
            <text:p>1.34</text:p>
          </table:table-cell>
          <table:table-cell office:value-type="float" office:value="1.45" calcext:value-type="float">
            <text:p>1.45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.19" calcext:value-type="float">
            <text:p>1.19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float" office:value="1.55" calcext:value-type="float">
            <text:p>1.55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.1068333333</text:p>
          </table:table-cell>
          <table:table-cell table:formula="of:=STDEV([.B145:.BI145])/2" office:value-type="float" office:value="0.125159192416409" calcext:value-type="float">
            <text:p>0.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14" calcext:value-type="float">
            <text:p>1.1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.06" calcext:value-type="float">
            <text:p>1.0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.7318333333</text:p>
          </table:table-cell>
          <table:table-cell table:formula="of:=STDEV([.B146:.BI146])/2" office:value-type="float" office:value="0.0908318042684756" calcext:value-type="float">
            <text:p>0.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1.08" calcext:value-type="float">
            <text:p>1.08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.6241666667</text:p>
          </table:table-cell>
          <table:table-cell table:formula="of:=STDEV([.B147:.BI147])/2" office:value-type="float" office:value="0.0747384800185301" calcext:value-type="float">
            <text:p>0.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AVERAGE([.B148:.BI148])" office:value-type="float" office:value="0.643" calcext:value-type="float">
            <text:p>0.643</text:p>
          </table:table-cell>
          <table:table-cell table:formula="of:=STDEV([.B148:.BI148])/2" office:value-type="float" office:value="0.0646457098082322" calcext:value-type="float">
            <text:p>0.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.6546666667</text:p>
          </table:table-cell>
          <table:table-cell table:formula="of:=STDEV([.B149:.BI149])/2" office:value-type="float" office:value="0.0623920536733799" calcext:value-type="float">
            <text:p>0.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.6558333333</text:p>
          </table:table-cell>
          <table:table-cell table:formula="of:=STDEV([.B150:.BI150])/2" office:value-type="float" office:value="0.0602627837669704" calcext:value-type="float">
            <text:p>0.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.6526666667</text:p>
          </table:table-cell>
          <table:table-cell table:formula="of:=STDEV([.B151:.BI151])/2" office:value-type="float" office:value="0.0651521470090357" calcext:value-type="float">
            <text:p>0.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AVERAGE([.B152:.BI152])" office:value-type="float" office:value="0.6585" calcext:value-type="float">
            <text:p>0.6585</text:p>
          </table:table-cell>
          <table:table-cell table:formula="of:=STDEV([.B152:.BI152])/2" office:value-type="float" office:value="0.0668214481450634" calcext:value-type="float">
            <text:p>0.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153:.BI153])" office:value-type="float" office:value="0.668" calcext:value-type="float">
            <text:p>0.668</text:p>
          </table:table-cell>
          <table:table-cell table:formula="of:=STDEV([.B153:.BI153])/2" office:value-type="float" office:value="0.067150223695628" calcext:value-type="float">
            <text:p>0.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15" calcext:value-type="float">
            <text:p>1.15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.11" calcext:value-type="float">
            <text:p>1.1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.5921666667</text:p>
          </table:table-cell>
          <table:table-cell table:formula="of:=STDEV([.B158:.BI158])/2" office:value-type="float" office:value="0.101868524715359" calcext:value-type="float">
            <text:p>0.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.7328333333</text:p>
          </table:table-cell>
          <table:table-cell table:formula="of:=STDEV([.B159:.BI159])/2" office:value-type="float" office:value="0.0511817272963657" calcext:value-type="float">
            <text:p>0.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69" calcext:value-type="float">
            <text:p>0.6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.8183333333</text:p>
          </table:table-cell>
          <table:table-cell table:formula="of:=STDEV([.B160:.BI160])/2" office:value-type="float" office:value="0.0359161767371254" calcext:value-type="float">
            <text:p>0.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.9221666667</text:p>
          </table:table-cell>
          <table:table-cell table:formula="of:=STDEV([.B161:.BI161])/2" office:value-type="float" office:value="0.0350071623018687" calcext:value-type="float">
            <text:p>0.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.9303333333</text:p>
          </table:table-cell>
          <table:table-cell table:formula="of:=STDEV([.B162:.BI162])/2" office:value-type="float" office:value="0.020418641089818" calcext:value-type="float">
            <text:p>0.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.9123333333</text:p>
          </table:table-cell>
          <table:table-cell table:formula="of:=STDEV([.B163:.BI163])/2" office:value-type="float" office:value="0.0200289338730347" calcext:value-type="float">
            <text:p>0.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.9048333333</text:p>
          </table:table-cell>
          <table:table-cell table:formula="of:=STDEV([.B164:.BI164])/2" office:value-type="float" office:value="0.0216773658937242" calcext:value-type="float">
            <text:p>0.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.9083333333</text:p>
          </table:table-cell>
          <table:table-cell table:formula="of:=STDEV([.B165:.BI165])/2" office:value-type="float" office:value="0.0293454969644475" calcext:value-type="float">
            <text:p>0.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AVERAGE([.B166:.BI166])" office:value-type="float" office:value="0.907" calcext:value-type="float">
            <text:p>0.907</text:p>
          </table:table-cell>
          <table:table-cell table:formula="of:=STDEV([.B166:.BI166])/2" office:value-type="float" office:value="0.0309222644817285" calcext:value-type="float">
            <text:p>0.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formula="of:=AVERAGE([.B167:.BI167])" office:value-type="float" office:value="0.8835" calcext:value-type="float">
            <text:p>0.8835</text:p>
          </table:table-cell>
          <table:table-cell table:formula="of:=STDEV([.B167:.BI167])/2" office:value-type="float" office:value="0.0288600509766161" calcext:value-type="float">
            <text:p>0.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.0001666667</text:p>
          </table:table-cell>
          <table:table-cell table:formula="of:=STDEV([.B189:.BI189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.0001666667</text:p>
          </table:table-cell>
          <table:table-cell table:formula="of:=STDEV([.B201:.BI20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.0001666667</text:p>
          </table:table-cell>
          <table:table-cell table:formula="of:=STDEV([.B231:.BI23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.0001666667</text:p>
          </table:table-cell>
          <table:table-cell table:formula="of:=STDEV([.B233:.BI23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.0003333333</text:p>
          </table:table-cell>
          <table:table-cell table:formula="of:=STDEV([.B262:.BI262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.0001666667</text:p>
          </table:table-cell>
          <table:table-cell table:formula="of:=STDEV([.B265:.BI265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.0001666667</text:p>
          </table:table-cell>
          <table:table-cell table:formula="of:=STDEV([.B293:.BI293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4.39" calcext:value-type="float">
            <text:p>24.39</text:p>
          </table:table-cell>
          <table:table-cell office:value-type="float" office:value="23.46" calcext:value-type="float">
            <text:p>23.46</text:p>
          </table:table-cell>
          <table:table-cell office:value-type="float" office:value="23.99" calcext:value-type="float">
            <text:p>23.99</text:p>
          </table:table-cell>
          <table:table-cell office:value-type="float" office:value="25.64" calcext:value-type="float">
            <text:p>25.64</text:p>
          </table:table-cell>
          <table:table-cell office:value-type="float" office:value="24.79" calcext:value-type="float">
            <text:p>24.79</text:p>
          </table:table-cell>
          <table:table-cell office:value-type="float" office:value="25.46" calcext:value-type="float">
            <text:p>25.46</text:p>
          </table:table-cell>
          <table:table-cell office:value-type="float" office:value="24.68" calcext:value-type="float">
            <text:p>24.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.74</text:p>
          </table:table-cell>
          <table:table-cell office:value-type="float" office:value="19.5" calcext:value-type="float">
            <text:p>19.5</text:p>
          </table:table-cell>
          <table:table-cell office:value-type="float" office:value="24.94" calcext:value-type="float">
            <text:p>24.94</text:p>
          </table:table-cell>
          <table:table-cell office:value-type="float" office:value="25.34" calcext:value-type="float">
            <text:p>25.34</text:p>
          </table:table-cell>
          <table:table-cell office:value-type="float" office:value="24.63" calcext:value-type="float">
            <text:p>24.63</text:p>
          </table:table-cell>
          <table:table-cell office:value-type="float" office:value="23.36" calcext:value-type="float">
            <text:p>23.36</text:p>
          </table:table-cell>
          <table:table-cell office:value-type="float" office:value="16.82" calcext:value-type="float">
            <text:p>16.82</text:p>
          </table:table-cell>
          <table:table-cell office:value-type="float" office:value="24.03" calcext:value-type="float">
            <text:p>24.03</text:p>
          </table:table-cell>
          <table:table-cell office:value-type="float" office:value="17.87" calcext:value-type="float">
            <text:p>17.87</text:p>
          </table:table-cell>
          <table:table-cell office:value-type="float" office:value="24.3" calcext:value-type="float">
            <text:p>24.3</text:p>
          </table:table-cell>
          <table:table-cell office:value-type="float" office:value="14.56" calcext:value-type="float">
            <text:p>14.56</text:p>
          </table:table-cell>
          <table:table-cell office:value-type="float" office:value="24.71" calcext:value-type="float">
            <text:p>24.71</text:p>
          </table:table-cell>
          <table:table-cell office:value-type="float" office:value="14.5" calcext:value-type="float">
            <text:p>14.5</text:p>
          </table:table-cell>
          <table:table-cell office:value-type="float" office:value="24.22" calcext:value-type="float">
            <text:p>24.22</text:p>
          </table:table-cell>
          <table:table-cell office:value-type="float" office:value="25.07" calcext:value-type="float">
            <text:p>25.07</text:p>
          </table:table-cell>
          <table:table-cell office:value-type="float" office:value="22.52" calcext:value-type="float">
            <text:p>22.52</text:p>
          </table:table-cell>
          <table:table-cell office:value-type="float" office:value="24.89" calcext:value-type="float">
            <text:p>24.89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8" calcext:value-type="float">
            <text:p>23.18</text:p>
          </table:table-cell>
          <table:table-cell office:value-type="float" office:value="22.35" calcext:value-type="float">
            <text:p>22.35</text:p>
          </table:table-cell>
          <table:table-cell office:value-type="float" office:value="16.91" calcext:value-type="float">
            <text:p>16.91</text:p>
          </table:table-cell>
          <table:table-cell office:value-type="float" office:value="24.03" calcext:value-type="float">
            <text:p>24.03</text:p>
          </table:table-cell>
          <table:table-cell office:value-type="float" office:value="24.83" calcext:value-type="float">
            <text:p>24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5.05" calcext:value-type="float">
            <text:p>25.05</text:p>
          </table:table-cell>
          <table:table-cell office:value-type="float" office:value="24.12" calcext:value-type="float">
            <text:p>24.12</text:p>
          </table:table-cell>
          <table:table-cell office:value-type="float" office:value="24.76" calcext:value-type="float">
            <text:p>24.76</text:p>
          </table:table-cell>
          <table:table-cell office:value-type="float" office:value="24.89" calcext:value-type="float">
            <text:p>24.89</text:p>
          </table:table-cell>
          <table:table-cell office:value-type="float" office:value="25.81" calcext:value-type="float">
            <text:p>25.81</text:p>
          </table:table-cell>
          <table:table-cell office:value-type="float" office:value="22.82" calcext:value-type="float">
            <text:p>22.82</text:p>
          </table:table-cell>
          <table:table-cell office:value-type="float" office:value="23.17" calcext:value-type="float">
            <text:p>23.17</text:p>
          </table:table-cell>
          <table:table-cell office:value-type="float" office:value="23.92" calcext:value-type="float">
            <text:p>23.92</text:p>
          </table:table-cell>
          <table:table-cell office:value-type="float" office:value="15.16" calcext:value-type="float">
            <text:p>15.16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7" calcext:value-type="float">
            <text:p>24.57</text:p>
          </table:table-cell>
          <table:table-cell office:value-type="float" office:value="25.71" calcext:value-type="float">
            <text:p>25.71</text:p>
          </table:table-cell>
          <table:table-cell office:value-type="float" office:value="14.89" calcext:value-type="float">
            <text:p>14.8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35" calcext:value-type="float">
            <text:p>23.35</text:p>
          </table:table-cell>
          <table:table-cell office:value-type="float" office:value="23.63" calcext:value-type="float">
            <text:p>23.63</text:p>
          </table:table-cell>
          <table:table-cell office:value-type="float" office:value="14.88" calcext:value-type="float">
            <text:p>14.88</text:p>
          </table:table-cell>
          <table:table-cell office:value-type="float" office:value="23.8" calcext:value-type="float">
            <text:p>23.8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5" calcext:value-type="float">
            <text:p>16.15</text:p>
          </table:table-cell>
          <table:table-cell office:value-type="float" office:value="23.29" calcext:value-type="float">
            <text:p>23.2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2" calcext:value-type="float">
            <text:p>24.92</text:p>
          </table:table-cell>
          <table:table-cell office:value-type="float" office:value="26.14" calcext:value-type="float">
            <text:p>26.14</text:p>
          </table:table-cell>
          <table:table-cell office:value-type="float" office:value="27.02" calcext:value-type="float">
            <text:p>27.02</text:p>
          </table:table-cell>
          <table:table-cell office:value-type="float" office:value="24.38" calcext:value-type="float">
            <text:p>24.38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.6848333333</text:p>
          </table:table-cell>
          <table:table-cell table:formula="of:=STDEV([.B312:.BI312])/2" office:value-type="float" office:value="1.76535262998419" calcext:value-type="float">
            <text:p>1.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.89</text:p>
          </table:table-cell>
          <table:table-cell office:value-type="float" office:value="26.15" calcext:value-type="float">
            <text:p>26.15</text:p>
          </table:table-cell>
          <table:table-cell office:value-type="float" office:value="25.15" calcext:value-type="float">
            <text:p>25.15</text:p>
          </table:table-cell>
          <table:table-cell office:value-type="float" office:value="25.89" calcext:value-type="float">
            <text:p>2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21.72" calcext:value-type="float">
            <text:p>21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9.06" calcext:value-type="float">
            <text:p>19.06</text:p>
          </table:table-cell>
          <table:table-cell office:value-type="float" office:value="22.97" calcext:value-type="float">
            <text:p>22.97</text:p>
          </table:table-cell>
          <table:table-cell office:value-type="float" office:value="19.02" calcext:value-type="float">
            <text:p>19.02</text:p>
          </table:table-cell>
          <table:table-cell office:value-type="float" office:value="22.47" calcext:value-type="float">
            <text:p>22.47</text:p>
          </table:table-cell>
          <table:table-cell office:value-type="float" office:value="22.43" calcext:value-type="float">
            <text:p>22.43</text:p>
          </table:table-cell>
          <table:table-cell office:value-type="float" office:value="21.33" calcext:value-type="float">
            <text:p>21.33</text:p>
          </table:table-cell>
          <table:table-cell office:value-type="float" office:value="25.28" calcext:value-type="float">
            <text:p>25.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.97</text:p>
          </table:table-cell>
          <table:table-cell office:value-type="float" office:value="21.92" calcext:value-type="float">
            <text:p>21.92</text:p>
          </table:table-cell>
          <table:table-cell office:value-type="float" office:value="16.93" calcext:value-type="float">
            <text:p>16.93</text:p>
          </table:table-cell>
          <table:table-cell office:value-type="float" office:value="22.09" calcext:value-type="float">
            <text:p>22.09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9" calcext:value-type="float">
            <text:p>21.99</text:p>
          </table:table-cell>
          <table:table-cell office:value-type="float" office:value="24.43" calcext:value-type="float">
            <text:p>24.43</text:p>
          </table:table-cell>
          <table:table-cell office:value-type="float" office:value="25.21" calcext:value-type="float">
            <text:p>25.21</text:p>
          </table:table-cell>
          <table:table-cell office:value-type="float" office:value="26.02" calcext:value-type="float">
            <text:p>26.02</text:p>
          </table:table-cell>
          <table:table-cell office:value-type="float" office:value="24.02" calcext:value-type="float">
            <text:p>24.02</text:p>
          </table:table-cell>
          <table:table-cell office:value-type="float" office:value="22.11" calcext:value-type="float">
            <text:p>22.11</text:p>
          </table:table-cell>
          <table:table-cell office:value-type="float" office:value="22.33" calcext:value-type="float">
            <text:p>22.33</text:p>
          </table:table-cell>
          <table:table-cell office:value-type="float" office:value="23.25" calcext:value-type="float">
            <text:p>23.25</text:p>
          </table:table-cell>
          <table:table-cell office:value-type="float" office:value="22.22" calcext:value-type="float">
            <text:p>22.22</text:p>
          </table:table-cell>
          <table:table-cell office:value-type="float" office:value="23.78" calcext:value-type="float">
            <text:p>23.7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79" calcext:value-type="float">
            <text:p>21.79</text:p>
          </table:table-cell>
          <table:table-cell office:value-type="float" office:value="27.54" calcext:value-type="float">
            <text:p>27.54</text:p>
          </table:table-cell>
          <table:table-cell office:value-type="float" office:value="25.55" calcext:value-type="float">
            <text:p>25.55</text:p>
          </table:table-cell>
          <table:table-cell office:value-type="float" office:value="24.09" calcext:value-type="float">
            <text:p>24.0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94" calcext:value-type="float">
            <text:p>22.94</text:p>
          </table:table-cell>
          <table:table-cell office:value-type="float" office:value="21.7" calcext:value-type="float">
            <text:p>21.7</text:p>
          </table:table-cell>
          <table:table-cell office:value-type="float" office:value="23.35" calcext:value-type="float">
            <text:p>23.35</text:p>
          </table:table-cell>
          <table:table-cell office:value-type="float" office:value="22.89" calcext:value-type="float">
            <text:p>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86" calcext:value-type="float">
            <text:p>24.86</text:p>
          </table:table-cell>
          <table:table-cell office:value-type="float" office:value="21.39" calcext:value-type="float">
            <text:p>21.39</text:p>
          </table:table-cell>
          <table:table-cell office:value-type="float" office:value="24.2" calcext:value-type="float">
            <text:p>24.2</text:p>
          </table:table-cell>
          <table:table-cell office:value-type="float" office:value="23.04" calcext:value-type="float">
            <text:p>23.04</text:p>
          </table:table-cell>
          <table:table-cell office:value-type="float" office:value="26.03" calcext:value-type="float">
            <text:p>26.03</text:p>
          </table:table-cell>
          <table:table-cell office:value-type="float" office:value="25.41" calcext:value-type="float">
            <text:p>25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33" calcext:value-type="float">
            <text:p>22.33</text:p>
          </table:table-cell>
          <table:table-cell office:value-type="float" office:value="22.3" calcext:value-type="float">
            <text:p>22.3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" calcext:value-type="float">
            <text:p>22.4</text:p>
          </table:table-cell>
          <table:table-cell office:value-type="float" office:value="25.19" calcext:value-type="float">
            <text:p>25.19</text:p>
          </table:table-cell>
          <table:table-cell office:value-type="float" office:value="22.53" calcext:value-type="float">
            <text:p>22.53</text:p>
          </table:table-cell>
          <table:table-cell office:value-type="float" office:value="22.97" calcext:value-type="float">
            <text:p>22.97</text:p>
          </table:table-cell>
          <table:table-cell office:value-type="float" office:value="22.98" calcext:value-type="float">
            <text:p>22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6.42" calcext:value-type="float">
            <text:p>26.42</text:p>
          </table:table-cell>
          <table:table-cell office:value-type="float" office:value="25.09" calcext:value-type="float">
            <text:p>25.09</text:p>
          </table:table-cell>
          <table:table-cell office:value-type="float" office:value="22.93" calcext:value-type="float">
            <text:p>22.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.1116666667</text:p>
          </table:table-cell>
          <table:table-cell table:formula="of:=STDEV([.B313:.BI313])/2" office:value-type="float" office:value="0.966812062901447" calcext:value-type="float">
            <text:p>0.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.58</text:p>
          </table:table-cell>
          <table:table-cell office:value-type="float" office:value="36.29" calcext:value-type="float">
            <text:p>36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2" calcext:value-type="float">
            <text:p>35.02</text:p>
          </table:table-cell>
          <table:table-cell office:value-type="float" office:value="36.51" calcext:value-type="float">
            <text:p>36.51</text:p>
          </table:table-cell>
          <table:table-cell office:value-type="float" office:value="35.16" calcext:value-type="float">
            <text:p>35.16</text:p>
          </table:table-cell>
          <table:table-cell office:value-type="float" office:value="34.45" calcext:value-type="float">
            <text:p>34.45</text:p>
          </table:table-cell>
          <table:table-cell office:value-type="float" office:value="35.31" calcext:value-type="float">
            <text:p>35.31</text:p>
          </table:table-cell>
          <table:table-cell office:value-type="float" office:value="32.33" calcext:value-type="float">
            <text:p>32.33</text:p>
          </table:table-cell>
          <table:table-cell office:value-type="float" office:value="32.67" calcext:value-type="float">
            <text:p>32.67</text:p>
          </table:table-cell>
          <table:table-cell office:value-type="float" office:value="33.9" calcext:value-type="float">
            <text:p>33.9</text:p>
          </table:table-cell>
          <table:table-cell office:value-type="float" office:value="35.4" calcext:value-type="float">
            <text:p>35.4</text:p>
          </table:table-cell>
          <table:table-cell office:value-type="float" office:value="33.94" calcext:value-type="float">
            <text:p>33.94</text:p>
          </table:table-cell>
          <table:table-cell office:value-type="float" office:value="30.77" calcext:value-type="float">
            <text:p>30.77</text:p>
          </table:table-cell>
          <table:table-cell office:value-type="float" office:value="31.66" calcext:value-type="float">
            <text:p>31.6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57" calcext:value-type="float">
            <text:p>34.57</text:p>
          </table:table-cell>
          <table:table-cell office:value-type="float" office:value="35.17" calcext:value-type="float">
            <text:p>35.17</text:p>
          </table:table-cell>
          <table:table-cell office:value-type="float" office:value="36.46" calcext:value-type="float">
            <text:p>36.46</text:p>
          </table:table-cell>
          <table:table-cell office:value-type="float" office:value="36.37" calcext:value-type="float">
            <text:p>36.37</text:p>
          </table:table-cell>
          <table:table-cell office:value-type="float" office:value="36.4" calcext:value-type="float">
            <text:p>36.4</text:p>
          </table:table-cell>
          <table:table-cell office:value-type="float" office:value="33.27" calcext:value-type="float">
            <text:p>33.27</text:p>
          </table:table-cell>
          <table:table-cell office:value-type="float" office:value="33.9" calcext:value-type="float">
            <text:p>33.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.77</text:p>
          </table:table-cell>
          <table:table-cell office:value-type="float" office:value="37.3" calcext:value-type="float">
            <text:p>37.3</text:p>
          </table:table-cell>
          <table:table-cell office:value-type="float" office:value="36.39" calcext:value-type="float">
            <text:p>36.39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5" calcext:value-type="float">
            <text:p>36.15</text:p>
          </table:table-cell>
          <table:table-cell office:value-type="float" office:value="34.95" calcext:value-type="float">
            <text:p>34.95</text:p>
          </table:table-cell>
          <table:table-cell office:value-type="float" office:value="33.58" calcext:value-type="float">
            <text:p>33.58</text:p>
          </table:table-cell>
          <table:table-cell office:value-type="float" office:value="34.66" calcext:value-type="float">
            <text:p>34.66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" calcext:value-type="float">
            <text:p>35.29</text:p>
          </table:table-cell>
          <table:table-cell office:value-type="float" office:value="36.81" calcext:value-type="float">
            <text:p>36.81</text:p>
          </table:table-cell>
          <table:table-cell office:value-type="float" office:value="35.63" calcext:value-type="float">
            <text:p>35.63</text:p>
          </table:table-cell>
          <table:table-cell office:value-type="float" office:value="32.4" calcext:value-type="float">
            <text:p>32.4</text:p>
          </table:table-cell>
          <table:table-cell office:value-type="float" office:value="34.53" calcext:value-type="float">
            <text:p>34.53</text:p>
          </table:table-cell>
          <table:table-cell office:value-type="float" office:value="35.64" calcext:value-type="float">
            <text:p>35.64</text:p>
          </table:table-cell>
          <table:table-cell office:value-type="float" office:value="34.68" calcext:value-type="float">
            <text:p>34.68</text:p>
          </table:table-cell>
          <table:table-cell office:value-type="float" office:value="34.81" calcext:value-type="float">
            <text:p>34.81</text:p>
          </table:table-cell>
          <table:table-cell office:value-type="float" office:value="31.05" calcext:value-type="float">
            <text:p>31.05</text:p>
          </table:table-cell>
          <table:table-cell office:value-type="float" office:value="36.36" calcext:value-type="float">
            <text:p>36.36</text:p>
          </table:table-cell>
          <table:table-cell office:value-type="float" office:value="37.11" calcext:value-type="float">
            <text:p>37.11</text:p>
          </table:table-cell>
          <table:table-cell office:value-type="float" office:value="31.74" calcext:value-type="float">
            <text:p>31.74</text:p>
          </table:table-cell>
          <table:table-cell office:value-type="float" office:value="35.9" calcext:value-type="float">
            <text:p>35.9</text:p>
          </table:table-cell>
          <table:table-cell office:value-type="float" office:value="35.76" calcext:value-type="float">
            <text:p>35.76</text:p>
          </table:table-cell>
          <table:table-cell office:value-type="float" office:value="34.98" calcext:value-type="float">
            <text:p>34.98</text:p>
          </table:table-cell>
          <table:table-cell office:value-type="float" office:value="35.1" calcext:value-type="float">
            <text:p>35.1</text:p>
          </table:table-cell>
          <table:table-cell office:value-type="float" office:value="34.72" calcext:value-type="float">
            <text:p>34.72</text:p>
          </table:table-cell>
          <table:table-cell office:value-type="float" office:value="32.8" calcext:value-type="float">
            <text:p>32.8</text:p>
          </table:table-cell>
          <table:table-cell office:value-type="float" office:value="36.64" calcext:value-type="float">
            <text:p>36.64</text:p>
          </table:table-cell>
          <table:table-cell office:value-type="float" office:value="35.44" calcext:value-type="float">
            <text:p>35.44</text:p>
          </table:table-cell>
          <table:table-cell office:value-type="float" office:value="36.58" calcext:value-type="float">
            <text:p>36.58</text:p>
          </table:table-cell>
          <table:table-cell office:value-type="float" office:value="36.25" calcext:value-type="float">
            <text:p>36.25</text:p>
          </table:table-cell>
          <table:table-cell office:value-type="float" office:value="35.91" calcext:value-type="float">
            <text:p>35.91</text:p>
          </table:table-cell>
          <table:table-cell office:value-type="float" office:value="34.87" calcext:value-type="float">
            <text:p>34.87</text:p>
          </table:table-cell>
          <table:table-cell office:value-type="float" office:value="36.36" calcext:value-type="float">
            <text:p>36.36</text:p>
          </table:table-cell>
          <table:table-cell table:number-columns-repeated="2"/>
          <table:table-cell table:formula="of:=AVERAGE([.B314:.BI314])" office:value-type="float" office:value="34.9315" calcext:value-type="float">
            <text:p>34.9315</text:p>
          </table:table-cell>
          <table:table-cell table:formula="of:=STDEV([.B314:.BI314])/2" office:value-type="float" office:value="0.840468909174001" calcext:value-type="float">
            <text:p>0.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.93</text:p>
          </table:table-cell>
          <table:table-cell office:value-type="float" office:value="35.01" calcext:value-type="float">
            <text:p>35.01</text:p>
          </table:table-cell>
          <table:table-cell office:value-type="float" office:value="34.62" calcext:value-type="float">
            <text:p>34.62</text:p>
          </table:table-cell>
          <table:table-cell office:value-type="float" office:value="32.21" calcext:value-type="float">
            <text:p>32.21</text:p>
          </table:table-cell>
          <table:table-cell office:value-type="float" office:value="34.4" calcext:value-type="float">
            <text:p>34.4</text:p>
          </table:table-cell>
          <table:table-cell office:value-type="float" office:value="33.57" calcext:value-type="float">
            <text:p>33.57</text:p>
          </table:table-cell>
          <table:table-cell office:value-type="float" office:value="34.53" calcext:value-type="float">
            <text:p>34.53</text:p>
          </table:table-cell>
          <table:table-cell office:value-type="float" office:value="34.08" calcext:value-type="float">
            <text:p>34.08</text:p>
          </table:table-cell>
          <table:table-cell office:value-type="float" office:value="31.5" calcext:value-type="float">
            <text:p>31.5</text:p>
          </table:table-cell>
          <table:table-cell office:value-type="float" office:value="35.02" calcext:value-type="float">
            <text:p>35.02</text:p>
          </table:table-cell>
          <table:table-cell office:value-type="float" office:value="34.48" calcext:value-type="float">
            <text:p>34.48</text:p>
          </table:table-cell>
          <table:table-cell office:value-type="float" office:value="31.45" calcext:value-type="float">
            <text:p>31.45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6" calcext:value-type="float">
            <text:p>34.36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4" calcext:value-type="float">
            <text:p>34.74</text:p>
          </table:table-cell>
          <table:table-cell office:value-type="float" office:value="30.48" calcext:value-type="float">
            <text:p>30.48</text:p>
          </table:table-cell>
          <table:table-cell office:value-type="float" office:value="33.87" calcext:value-type="float">
            <text:p>33.87</text:p>
          </table:table-cell>
          <table:table-cell office:value-type="float" office:value="36.06" calcext:value-type="float">
            <text:p>36.06</text:p>
          </table:table-cell>
          <table:table-cell office:value-type="float" office:value="34.49" calcext:value-type="float">
            <text:p>34.49</text:p>
          </table:table-cell>
          <table:table-cell office:value-type="float" office:value="34.92" calcext:value-type="float">
            <text:p>34.92</text:p>
          </table:table-cell>
          <table:table-cell office:value-type="float" office:value="34.79" calcext:value-type="float">
            <text:p>34.79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4" calcext:value-type="float">
            <text:p>34.04</text:p>
          </table:table-cell>
          <table:table-cell office:value-type="float" office:value="34.36" calcext:value-type="float">
            <text:p>34.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8" calcext:value-type="float">
            <text:p>31.8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26" calcext:value-type="float">
            <text:p>34.26</text:p>
          </table:table-cell>
          <table:table-cell office:value-type="float" office:value="33.58" calcext:value-type="float">
            <text:p>33.58</text:p>
          </table:table-cell>
          <table:table-cell office:value-type="float" office:value="33.32" calcext:value-type="float">
            <text:p>33.32</text:p>
          </table:table-cell>
          <table:table-cell office:value-type="float" office:value="36.22" calcext:value-type="float">
            <text:p>36.22</text:p>
          </table:table-cell>
          <table:table-cell office:value-type="float" office:value="34.28" calcext:value-type="float">
            <text:p>34.28</text:p>
          </table:table-cell>
          <table:table-cell office:value-type="float" office:value="33.98" calcext:value-type="float">
            <text:p>33.98</text:p>
          </table:table-cell>
          <table:table-cell office:value-type="float" office:value="32.46" calcext:value-type="float">
            <text:p>32.46</text:p>
          </table:table-cell>
          <table:table-cell office:value-type="float" office:value="32.72" calcext:value-type="float">
            <text:p>32.72</text:p>
          </table:table-cell>
          <table:table-cell office:value-type="float" office:value="28.78" calcext:value-type="float">
            <text:p>28.78</text:p>
          </table:table-cell>
          <table:table-cell office:value-type="float" office:value="35.75" calcext:value-type="float">
            <text:p>35.75</text:p>
          </table:table-cell>
          <table:table-cell office:value-type="float" office:value="31.96" calcext:value-type="float">
            <text:p>31.96</text:p>
          </table:table-cell>
          <table:table-cell office:value-type="float" office:value="34.03" calcext:value-type="float">
            <text:p>34.03</text:p>
          </table:table-cell>
          <table:table-cell office:value-type="float" office:value="33.62" calcext:value-type="float">
            <text:p>33.62</text:p>
          </table:table-cell>
          <table:table-cell office:value-type="float" office:value="36.03" calcext:value-type="float">
            <text:p>36.03</text:p>
          </table:table-cell>
          <table:table-cell office:value-type="float" office:value="35.26" calcext:value-type="float">
            <text:p>35.26</text:p>
          </table:table-cell>
          <table:table-cell office:value-type="float" office:value="32.95" calcext:value-type="float">
            <text:p>32.95</text:p>
          </table:table-cell>
          <table:table-cell office:value-type="float" office:value="28.8" calcext:value-type="float">
            <text:p>28.8</text:p>
          </table:table-cell>
          <table:table-cell office:value-type="float" office:value="34.16" calcext:value-type="float">
            <text:p>34.16</text:p>
          </table:table-cell>
          <table:table-cell office:value-type="float" office:value="33.39" calcext:value-type="float">
            <text:p>33.39</text:p>
          </table:table-cell>
          <table:table-cell office:value-type="float" office:value="35.06" calcext:value-type="float">
            <text:p>35.06</text:p>
          </table:table-cell>
          <table:table-cell office:value-type="float" office:value="32.66" calcext:value-type="float">
            <text:p>32.66</text:p>
          </table:table-cell>
          <table:table-cell office:value-type="float" office:value="33.86" calcext:value-type="float">
            <text:p>33.86</text:p>
          </table:table-cell>
          <table:table-cell office:value-type="float" office:value="34.26" calcext:value-type="float">
            <text:p>34.26</text:p>
          </table:table-cell>
          <table:table-cell office:value-type="float" office:value="33.68" calcext:value-type="float">
            <text:p>33.68</text:p>
          </table:table-cell>
          <table:table-cell office:value-type="float" office:value="33.37" calcext:value-type="float">
            <text:p>33.37</text:p>
          </table:table-cell>
          <table:table-cell office:value-type="float" office:value="34.7" calcext:value-type="float">
            <text:p>34.7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3" calcext:value-type="float">
            <text:p>36.4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63" calcext:value-type="float">
            <text:p>34.63</text:p>
          </table:table-cell>
          <table:table-cell office:value-type="float" office:value="31.7" calcext:value-type="float">
            <text:p>31.7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.8418333333</text:p>
          </table:table-cell>
          <table:table-cell table:formula="of:=STDEV([.B315:.BI315])/2" office:value-type="float" office:value="0.798129960354715" calcext:value-type="float">
            <text:p>0.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.5</text:p>
          </table:table-cell>
          <table:table-cell office:value-type="float" office:value="34.01" calcext:value-type="float">
            <text:p>34.01</text:p>
          </table:table-cell>
          <table:table-cell office:value-type="float" office:value="35.54" calcext:value-type="float">
            <text:p>35.54</text:p>
          </table:table-cell>
          <table:table-cell office:value-type="float" office:value="35.51" calcext:value-type="float">
            <text:p>35.51</text:p>
          </table:table-cell>
          <table:table-cell office:value-type="float" office:value="34.25" calcext:value-type="float">
            <text:p>34.25</text:p>
          </table:table-cell>
          <table:table-cell office:value-type="float" office:value="32.21" calcext:value-type="float">
            <text:p>32.21</text:p>
          </table:table-cell>
          <table:table-cell office:value-type="float" office:value="34.1" calcext:value-type="float">
            <text:p>34.1</text:p>
          </table:table-cell>
          <table:table-cell office:value-type="float" office:value="35.29" calcext:value-type="float">
            <text:p>35.29</text:p>
          </table:table-cell>
          <table:table-cell office:value-type="float" office:value="32.14" calcext:value-type="float">
            <text:p>32.14</text:p>
          </table:table-cell>
          <table:table-cell office:value-type="float" office:value="35.1" calcext:value-type="float">
            <text:p>35.1</text:p>
          </table:table-cell>
          <table:table-cell office:value-type="float" office:value="32.4" calcext:value-type="float">
            <text:p>32.4</text:p>
          </table:table-cell>
          <table:table-cell office:value-type="float" office:value="35.49" calcext:value-type="float">
            <text:p>35.49</text:p>
          </table:table-cell>
          <table:table-cell office:value-type="float" office:value="34.84" calcext:value-type="float">
            <text:p>34.84</text:p>
          </table:table-cell>
          <table:table-cell office:value-type="float" office:value="34.92" calcext:value-type="float">
            <text:p>34.92</text:p>
          </table:table-cell>
          <table:table-cell office:value-type="float" office:value="34.06" calcext:value-type="float">
            <text:p>34.06</text:p>
          </table:table-cell>
          <table:table-cell office:value-type="float" office:value="32.53" calcext:value-type="float">
            <text:p>32.53</text:p>
          </table:table-cell>
          <table:table-cell office:value-type="float" office:value="34.5" calcext:value-type="float">
            <text:p>34.5</text:p>
          </table:table-cell>
          <table:table-cell office:value-type="float" office:value="34.31" calcext:value-type="float">
            <text:p>34.31</text:p>
          </table:table-cell>
          <table:table-cell office:value-type="float" office:value="32.32" calcext:value-type="float">
            <text:p>32.32</text:p>
          </table:table-cell>
          <table:table-cell office:value-type="float" office:value="34.15" calcext:value-type="float">
            <text:p>34.15</text:p>
          </table:table-cell>
          <table:table-cell office:value-type="float" office:value="34.53" calcext:value-type="float">
            <text:p>34.53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2" calcext:value-type="float">
            <text:p>34.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.94</text:p>
          </table:table-cell>
          <table:table-cell office:value-type="float" office:value="35.2" calcext:value-type="float">
            <text:p>35.2</text:p>
          </table:table-cell>
          <table:table-cell office:value-type="float" office:value="33.82" calcext:value-type="float">
            <text:p>33.82</text:p>
          </table:table-cell>
          <table:table-cell office:value-type="float" office:value="34.51" calcext:value-type="float">
            <text:p>34.51</text:p>
          </table:table-cell>
          <table:table-cell office:value-type="float" office:value="31.77" calcext:value-type="float">
            <text:p>31.77</text:p>
          </table:table-cell>
          <table:table-cell office:value-type="float" office:value="34.49" calcext:value-type="float">
            <text:p>34.49</text:p>
          </table:table-cell>
          <table:table-cell office:value-type="float" office:value="32.57" calcext:value-type="float">
            <text:p>32.57</text:p>
          </table:table-cell>
          <table:table-cell office:value-type="float" office:value="35.3" calcext:value-type="float">
            <text:p>35.3</text:p>
          </table:table-cell>
          <table:table-cell office:value-type="float" office:value="32.37" calcext:value-type="float">
            <text:p>32.3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1" calcext:value-type="float">
            <text:p>34.41</text:p>
          </table:table-cell>
          <table:table-cell office:value-type="float" office:value="33.58" calcext:value-type="float">
            <text:p>33.58</text:p>
          </table:table-cell>
          <table:table-cell office:value-type="float" office:value="34.29" calcext:value-type="float">
            <text:p>34.29</text:p>
          </table:table-cell>
          <table:table-cell office:value-type="float" office:value="34.1" calcext:value-type="float">
            <text:p>34.1</text:p>
          </table:table-cell>
          <table:table-cell office:value-type="float" office:value="33.04" calcext:value-type="float">
            <text:p>33.04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5" calcext:value-type="float">
            <text:p>34.45</text:p>
          </table:table-cell>
          <table:table-cell office:value-type="float" office:value="34.33" calcext:value-type="float">
            <text:p>34.33</text:p>
          </table:table-cell>
          <table:table-cell office:value-type="float" office:value="34.31" calcext:value-type="float">
            <text:p>34.31</text:p>
          </table:table-cell>
          <table:table-cell office:value-type="float" office:value="34.23" calcext:value-type="float">
            <text:p>34.2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22" calcext:value-type="float">
            <text:p>34.22</text:p>
          </table:table-cell>
          <table:table-cell office:value-type="float" office:value="35.16" calcext:value-type="float">
            <text:p>35.16</text:p>
          </table:table-cell>
          <table:table-cell office:value-type="float" office:value="34.55" calcext:value-type="float">
            <text:p>34.55</text:p>
          </table:table-cell>
          <table:table-cell office:value-type="float" office:value="35.12" calcext:value-type="float">
            <text:p>35.12</text:p>
          </table:table-cell>
          <table:table-cell office:value-type="float" office:value="35.58" calcext:value-type="float">
            <text:p>35.58</text:p>
          </table:table-cell>
          <table:table-cell office:value-type="float" office:value="35.82" calcext:value-type="float">
            <text:p>35.82</text:p>
          </table:table-cell>
          <table:table-cell office:value-type="float" office:value="35.19" calcext:value-type="float">
            <text:p>35.1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31" calcext:value-type="float">
            <text:p>35.31</text:p>
          </table:table-cell>
          <table:table-cell office:value-type="float" office:value="34.57" calcext:value-type="float">
            <text:p>34.57</text:p>
          </table:table-cell>
          <table:table-cell office:value-type="float" office:value="35.43" calcext:value-type="float">
            <text:p>35.43</text:p>
          </table:table-cell>
          <table:table-cell office:value-type="float" office:value="34.87" calcext:value-type="float">
            <text:p>34.87</text:p>
          </table:table-cell>
          <table:table-cell office:value-type="float" office:value="35.64" calcext:value-type="float">
            <text:p>35.64</text:p>
          </table:table-cell>
          <table:table-cell office:value-type="float" office:value="34.49" calcext:value-type="float">
            <text:p>34.49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.3318333333</text:p>
          </table:table-cell>
          <table:table-cell table:formula="of:=STDEV([.B316:.BI316])/2" office:value-type="float" office:value="0.523537099576303" calcext:value-type="float">
            <text:p>0.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.19</text:p>
          </table:table-cell>
          <table:table-cell office:value-type="float" office:value="33.44" calcext:value-type="float">
            <text:p>33.44</text:p>
          </table:table-cell>
          <table:table-cell office:value-type="float" office:value="35.08" calcext:value-type="float">
            <text:p>35.08</text:p>
          </table:table-cell>
          <table:table-cell office:value-type="float" office:value="32.98" calcext:value-type="float">
            <text:p>32.98</text:p>
          </table:table-cell>
          <table:table-cell office:value-type="float" office:value="35.22" calcext:value-type="float">
            <text:p>35.22</text:p>
          </table:table-cell>
          <table:table-cell office:value-type="float" office:value="34.24" calcext:value-type="float">
            <text:p>34.24</text:p>
          </table:table-cell>
          <table:table-cell office:value-type="float" office:value="33.86" calcext:value-type="float">
            <text:p>33.86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" calcext:value-type="float">
            <text:p>35.1</text:p>
          </table:table-cell>
          <table:table-cell office:value-type="float" office:value="34.82" calcext:value-type="float">
            <text:p>34.82</text:p>
          </table:table-cell>
          <table:table-cell office:value-type="float" office:value="33.13" calcext:value-type="float">
            <text:p>33.13</text:p>
          </table:table-cell>
          <table:table-cell office:value-type="float" office:value="33.81" calcext:value-type="float">
            <text:p>33.81</text:p>
          </table:table-cell>
          <table:table-cell office:value-type="float" office:value="34.24" calcext:value-type="float">
            <text:p>34.24</text:p>
          </table:table-cell>
          <table:table-cell office:value-type="float" office:value="33.57" calcext:value-type="float">
            <text:p>33.57</text:p>
          </table:table-cell>
          <table:table-cell office:value-type="float" office:value="33.71" calcext:value-type="float">
            <text:p>33.71</text:p>
          </table:table-cell>
          <table:table-cell office:value-type="float" office:value="33.43" calcext:value-type="float">
            <text:p>3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7" calcext:value-type="float">
            <text:p>34.67</text:p>
          </table:table-cell>
          <table:table-cell office:value-type="float" office:value="35.07" calcext:value-type="float">
            <text:p>35.07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4" calcext:value-type="float">
            <text:p>34.14</text:p>
          </table:table-cell>
          <table:table-cell office:value-type="float" office:value="33.52" calcext:value-type="float">
            <text:p>33.52</text:p>
          </table:table-cell>
          <table:table-cell office:value-type="float" office:value="33.22" calcext:value-type="float">
            <text:p>33.22</text:p>
          </table:table-cell>
          <table:table-cell office:value-type="float" office:value="35.33" calcext:value-type="float">
            <text:p>35.33</text:p>
          </table:table-cell>
          <table:table-cell office:value-type="float" office:value="33.28" calcext:value-type="float">
            <text:p>33.28</text:p>
          </table:table-cell>
          <table:table-cell office:value-type="float" office:value="34.56" calcext:value-type="float">
            <text:p>34.56</text:p>
          </table:table-cell>
          <table:table-cell office:value-type="float" office:value="34.11" calcext:value-type="float">
            <text:p>34.11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6" calcext:value-type="float">
            <text:p>34.06</text:p>
          </table:table-cell>
          <table:table-cell office:value-type="float" office:value="35.36" calcext:value-type="float">
            <text:p>35.36</text:p>
          </table:table-cell>
          <table:table-cell office:value-type="float" office:value="32.15" calcext:value-type="float">
            <text:p>32.15</text:p>
          </table:table-cell>
          <table:table-cell office:value-type="float" office:value="34.77" calcext:value-type="float">
            <text:p>34.77</text:p>
          </table:table-cell>
          <table:table-cell office:value-type="float" office:value="34.9" calcext:value-type="float">
            <text:p>34.9</text:p>
          </table:table-cell>
          <table:table-cell office:value-type="float" office:value="34.73" calcext:value-type="float">
            <text:p>34.73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5" calcext:value-type="float">
            <text:p>34.15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11" calcext:value-type="float">
            <text:p>34.11</text:p>
          </table:table-cell>
          <table:table-cell office:value-type="float" office:value="34.86" calcext:value-type="float">
            <text:p>34.86</text:p>
          </table:table-cell>
          <table:table-cell office:value-type="float" office:value="35.33" calcext:value-type="float">
            <text:p>35.3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23" calcext:value-type="float">
            <text:p>34.2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2" calcext:value-type="float">
            <text:p>34.62</text:p>
          </table:table-cell>
          <table:table-cell office:value-type="float" office:value="35.5" calcext:value-type="float">
            <text:p>35.5</text:p>
          </table:table-cell>
          <table:table-cell office:value-type="float" office:value="34.96" calcext:value-type="float">
            <text:p>34.96</text:p>
          </table:table-cell>
          <table:table-cell office:value-type="float" office:value="33.71" calcext:value-type="float">
            <text:p>33.71</text:p>
          </table:table-cell>
          <table:table-cell office:value-type="float" office:value="35.22" calcext:value-type="float">
            <text:p>35.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.84</text:p>
          </table:table-cell>
          <table:table-cell office:value-type="float" office:value="33.43" calcext:value-type="float">
            <text:p>33.43</text:p>
          </table:table-cell>
          <table:table-cell office:value-type="float" office:value="34.37" calcext:value-type="float">
            <text:p>34.37</text:p>
          </table:table-cell>
          <table:table-cell office:value-type="float" office:value="35.5" calcext:value-type="float">
            <text:p>35.5</text:p>
          </table:table-cell>
          <table:table-cell office:value-type="float" office:value="34.37" calcext:value-type="float">
            <text:p>34.37</text:p>
          </table:table-cell>
          <table:table-cell office:value-type="float" office:value="34.13" calcext:value-type="float">
            <text:p>34.1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19" calcext:value-type="float">
            <text:p>34.19</text:p>
          </table:table-cell>
          <table:table-cell office:value-type="float" office:value="35.49" calcext:value-type="float">
            <text:p>35.49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.2346666667</text:p>
          </table:table-cell>
          <table:table-cell table:formula="of:=STDEV([.B317:.BI317])/2" office:value-type="float" office:value="0.381552878209635" calcext:value-type="float">
            <text:p>0.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.95</text:p>
          </table:table-cell>
          <table:table-cell office:value-type="float" office:value="34.02" calcext:value-type="float">
            <text:p>34.02</text:p>
          </table:table-cell>
          <table:table-cell office:value-type="float" office:value="34.04" calcext:value-type="float">
            <text:p>34.04</text:p>
          </table:table-cell>
          <table:table-cell office:value-type="float" office:value="33.77" calcext:value-type="float">
            <text:p>33.77</text:p>
          </table:table-cell>
          <table:table-cell office:value-type="float" office:value="34.14" calcext:value-type="float">
            <text:p>34.14</text:p>
          </table:table-cell>
          <table:table-cell office:value-type="float" office:value="34.75" calcext:value-type="float">
            <text:p>34.75</text:p>
          </table:table-cell>
          <table:table-cell office:value-type="float" office:value="33.96" calcext:value-type="float">
            <text:p>33.96</text:p>
          </table:table-cell>
          <table:table-cell office:value-type="float" office:value="34.58" calcext:value-type="float">
            <text:p>3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31.81" calcext:value-type="float">
            <text:p>31.81</text:p>
          </table:table-cell>
          <table:table-cell office:value-type="float" office:value="34.38" calcext:value-type="float">
            <text:p>34.38</text:p>
          </table:table-cell>
          <table:table-cell office:value-type="float" office:value="33.9" calcext:value-type="float">
            <text:p>33.9</text:p>
          </table:table-cell>
          <table:table-cell office:value-type="float" office:value="35.59" calcext:value-type="float">
            <text:p>35.59</text:p>
          </table:table-cell>
          <table:table-cell office:value-type="float" office:value="34.2" calcext:value-type="float">
            <text:p>34.2</text:p>
          </table:table-cell>
          <table:table-cell office:value-type="float" office:value="33.81" calcext:value-type="float">
            <text:p>33.81</text:p>
          </table:table-cell>
          <table:table-cell office:value-type="float" office:value="35.3" calcext:value-type="float">
            <text:p>35.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2" calcext:value-type="float">
            <text:p>35.42</text:p>
          </table:table-cell>
          <table:table-cell office:value-type="float" office:value="34.99" calcext:value-type="float">
            <text:p>34.99</text:p>
          </table:table-cell>
          <table:table-cell office:value-type="float" office:value="31.54" calcext:value-type="float">
            <text:p>31.54</text:p>
          </table:table-cell>
          <table:table-cell office:value-type="float" office:value="35.03" calcext:value-type="float">
            <text:p>35.03</text:p>
          </table:table-cell>
          <table:table-cell office:value-type="float" office:value="33.34" calcext:value-type="float">
            <text:p>33.34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9" calcext:value-type="float">
            <text:p>34.09</text:p>
          </table:table-cell>
          <table:table-cell office:value-type="float" office:value="34.1" calcext:value-type="float">
            <text:p>34.1</text:p>
          </table:table-cell>
          <table:table-cell office:value-type="float" office:value="35.01" calcext:value-type="float">
            <text:p>35.01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" calcext:value-type="float">
            <text:p>33.7</text:p>
          </table:table-cell>
          <table:table-cell office:value-type="float" office:value="33.92" calcext:value-type="float">
            <text:p>33.92</text:p>
          </table:table-cell>
          <table:table-cell office:value-type="float" office:value="33.48" calcext:value-type="float">
            <text:p>33.48</text:p>
          </table:table-cell>
          <table:table-cell office:value-type="float" office:value="32.2" calcext:value-type="float">
            <text:p>32.2</text:p>
          </table:table-cell>
          <table:table-cell office:value-type="float" office:value="31.91" calcext:value-type="float">
            <text:p>31.91</text:p>
          </table:table-cell>
          <table:table-cell office:value-type="float" office:value="35.12" calcext:value-type="float">
            <text:p>35.12</text:p>
          </table:table-cell>
          <table:table-cell office:value-type="float" office:value="35.01" calcext:value-type="float">
            <text:p>35.01</text:p>
          </table:table-cell>
          <table:table-cell office:value-type="float" office:value="32.96" calcext:value-type="float">
            <text:p>32.96</text:p>
          </table:table-cell>
          <table:table-cell office:value-type="float" office:value="35.32" calcext:value-type="float">
            <text:p>35.32</text:p>
          </table:table-cell>
          <table:table-cell office:value-type="float" office:value="34.95" calcext:value-type="float">
            <text:p>34.95</text:p>
          </table:table-cell>
          <table:table-cell office:value-type="float" office:value="33.47" calcext:value-type="float">
            <text:p>33.47</text:p>
          </table:table-cell>
          <table:table-cell office:value-type="float" office:value="35.38" calcext:value-type="float">
            <text:p>35.38</text:p>
          </table:table-cell>
          <table:table-cell office:value-type="float" office:value="33.29" calcext:value-type="float">
            <text:p>33.29</text:p>
          </table:table-cell>
          <table:table-cell office:value-type="float" office:value="35.69" calcext:value-type="float">
            <text:p>35.69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1" calcext:value-type="float">
            <text:p>34.41</text:p>
          </table:table-cell>
          <table:table-cell office:value-type="float" office:value="33.92" calcext:value-type="float">
            <text:p>33.92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7" calcext:value-type="float">
            <text:p>35.47</text:p>
          </table:table-cell>
          <table:table-cell office:value-type="float" office:value="35.58" calcext:value-type="float">
            <text:p>35.58</text:p>
          </table:table-cell>
          <table:table-cell office:value-type="float" office:value="34.07" calcext:value-type="float">
            <text:p>34.07</text:p>
          </table:table-cell>
          <table:table-cell office:value-type="float" office:value="34.05" calcext:value-type="float">
            <text:p>34.05</text:p>
          </table:table-cell>
          <table:table-cell office:value-type="float" office:value="33.86" calcext:value-type="float">
            <text:p>33.86</text:p>
          </table:table-cell>
          <table:table-cell office:value-type="float" office:value="33.59" calcext:value-type="float">
            <text:p>33.59</text:p>
          </table:table-cell>
          <table:table-cell office:value-type="float" office:value="35.11" calcext:value-type="float">
            <text:p>35.11</text:p>
          </table:table-cell>
          <table:table-cell office:value-type="float" office:value="32.41" calcext:value-type="float">
            <text:p>32.41</text:p>
          </table:table-cell>
          <table:table-cell office:value-type="float" office:value="35.4" calcext:value-type="float">
            <text:p>35.4</text:p>
          </table:table-cell>
          <table:table-cell office:value-type="float" office:value="34.63" calcext:value-type="float">
            <text:p>34.63</text:p>
          </table:table-cell>
          <table:table-cell office:value-type="float" office:value="34.43" calcext:value-type="float">
            <text:p>34.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.87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.1586666667</text:p>
          </table:table-cell>
          <table:table-cell table:formula="of:=STDEV([.B318:.BI318])/2" office:value-type="float" office:value="0.512702598786333" calcext:value-type="float">
            <text:p>0.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.64</text:p>
          </table:table-cell>
          <table:table-cell office:value-type="float" office:value="33.82" calcext:value-type="float">
            <text:p>33.82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8" calcext:value-type="float">
            <text:p>34.58</text:p>
          </table:table-cell>
          <table:table-cell office:value-type="float" office:value="33.52" calcext:value-type="float">
            <text:p>33.52</text:p>
          </table:table-cell>
          <table:table-cell office:value-type="float" office:value="34.14" calcext:value-type="float">
            <text:p>34.14</text:p>
          </table:table-cell>
          <table:table-cell office:value-type="float" office:value="34.69" calcext:value-type="float">
            <text:p>34.69</text:p>
          </table:table-cell>
          <table:table-cell office:value-type="float" office:value="34.79" calcext:value-type="float">
            <text:p>34.79</text:p>
          </table:table-cell>
          <table:table-cell office:value-type="float" office:value="34.34" calcext:value-type="float">
            <text:p>34.34</text:p>
          </table:table-cell>
          <table:table-cell office:value-type="float" office:value="33.28" calcext:value-type="float">
            <text:p>33.28</text:p>
          </table:table-cell>
          <table:table-cell office:value-type="float" office:value="33.56" calcext:value-type="float">
            <text:p>33.56</text:p>
          </table:table-cell>
          <table:table-cell office:value-type="float" office:value="33.67" calcext:value-type="float">
            <text:p>33.67</text:p>
          </table:table-cell>
          <table:table-cell office:value-type="float" office:value="34.07" calcext:value-type="float">
            <text:p>34.07</text:p>
          </table:table-cell>
          <table:table-cell office:value-type="float" office:value="33.63" calcext:value-type="float">
            <text:p>33.63</text:p>
          </table:table-cell>
          <table:table-cell office:value-type="float" office:value="33.55" calcext:value-type="float">
            <text:p>33.55</text:p>
          </table:table-cell>
          <table:table-cell office:value-type="float" office:value="34.01" calcext:value-type="float">
            <text:p>34.01</text:p>
          </table:table-cell>
          <table:table-cell office:value-type="float" office:value="34.67" calcext:value-type="float">
            <text:p>34.67</text:p>
          </table:table-cell>
          <table:table-cell office:value-type="float" office:value="33.93" calcext:value-type="float">
            <text:p>33.93</text:p>
          </table:table-cell>
          <table:table-cell office:value-type="float" office:value="34.14" calcext:value-type="float">
            <text:p>34.14</text:p>
          </table:table-cell>
          <table:table-cell office:value-type="float" office:value="34.3" calcext:value-type="float">
            <text:p>34.3</text:p>
          </table:table-cell>
          <table:table-cell office:value-type="float" office:value="33.83" calcext:value-type="float">
            <text:p>33.83</text:p>
          </table:table-cell>
          <table:table-cell office:value-type="float" office:value="35.08" calcext:value-type="float">
            <text:p>35.08</text:p>
          </table:table-cell>
          <table:table-cell office:value-type="float" office:value="34.67" calcext:value-type="float">
            <text:p>34.67</text:p>
          </table:table-cell>
          <table:table-cell office:value-type="float" office:value="34.32" calcext:value-type="float">
            <text:p>34.32</text:p>
          </table:table-cell>
          <table:table-cell office:value-type="float" office:value="33.92" calcext:value-type="float">
            <text:p>33.92</text:p>
          </table:table-cell>
          <table:table-cell office:value-type="float" office:value="34.6" calcext:value-type="float">
            <text:p>34.6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1" calcext:value-type="float">
            <text:p>34.51</text:p>
          </table:table-cell>
          <table:table-cell office:value-type="float" office:value="34.76" calcext:value-type="float">
            <text:p>34.76</text:p>
          </table:table-cell>
          <table:table-cell office:value-type="float" office:value="34.41" calcext:value-type="float">
            <text:p>34.41</text:p>
          </table:table-cell>
          <table:table-cell office:value-type="float" office:value="34.34" calcext:value-type="float">
            <text:p>34.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8" calcext:value-type="float">
            <text:p>33.98</text:p>
          </table:table-cell>
          <table:table-cell office:value-type="float" office:value="33.8" calcext:value-type="float">
            <text:p>33.8</text:p>
          </table:table-cell>
          <table:table-cell office:value-type="float" office:value="34.03" calcext:value-type="float">
            <text:p>34.03</text:p>
          </table:table-cell>
          <table:table-cell office:value-type="float" office:value="33.25" calcext:value-type="float">
            <text:p>33.25</text:p>
          </table:table-cell>
          <table:table-cell office:value-type="float" office:value="34.67" calcext:value-type="float">
            <text:p>34.67</text:p>
          </table:table-cell>
          <table:table-cell office:value-type="float" office:value="34.88" calcext:value-type="float">
            <text:p>34.88</text:p>
          </table:table-cell>
          <table:table-cell office:value-type="float" office:value="33.34" calcext:value-type="float">
            <text:p>33.34</text:p>
          </table:table-cell>
          <table:table-cell office:value-type="float" office:value="34.67" calcext:value-type="float">
            <text:p>34.67</text:p>
          </table:table-cell>
          <table:table-cell office:value-type="float" office:value="34.97" calcext:value-type="float">
            <text:p>34.97</text:p>
          </table:table-cell>
          <table:table-cell office:value-type="float" office:value="33.86" calcext:value-type="float">
            <text:p>33.86</text:p>
          </table:table-cell>
          <table:table-cell office:value-type="float" office:value="33.23" calcext:value-type="float">
            <text:p>33.23</text:p>
          </table:table-cell>
          <table:table-cell office:value-type="float" office:value="34.48" calcext:value-type="float">
            <text:p>34.48</text:p>
          </table:table-cell>
          <table:table-cell office:value-type="float" office:value="34.01" calcext:value-type="float">
            <text:p>34.01</text:p>
          </table:table-cell>
          <table:table-cell office:value-type="float" office:value="34.84" calcext:value-type="float">
            <text:p>34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8" calcext:value-type="float">
            <text:p>34.48</text:p>
          </table:table-cell>
          <table:table-cell office:value-type="float" office:value="35.03" calcext:value-type="float">
            <text:p>35.03</text:p>
          </table:table-cell>
          <table:table-cell office:value-type="float" office:value="33.24" calcext:value-type="float">
            <text:p>33.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.51</text:p>
          </table:table-cell>
          <table:table-cell office:value-type="float" office:value="34.62" calcext:value-type="float">
            <text:p>34.62</text:p>
          </table:table-cell>
          <table:table-cell office:value-type="float" office:value="33.71" calcext:value-type="float">
            <text:p>33.71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2" calcext:value-type="float">
            <text:p>34.42</text:p>
          </table:table-cell>
          <table:table-cell office:value-type="float" office:value="34.13" calcext:value-type="float">
            <text:p>34.13</text:p>
          </table:table-cell>
          <table:table-cell office:value-type="float" office:value="33.7" calcext:value-type="float">
            <text:p>33.7</text:p>
          </table:table-cell>
          <table:table-cell office:value-type="float" office:value="34.83" calcext:value-type="float">
            <text:p>34.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.0556666667</text:p>
          </table:table-cell>
          <table:table-cell table:formula="of:=STDEV([.B319:.BI319])/2" office:value-type="float" office:value="0.293607553513573" calcext:value-type="float">
            <text:p>0.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.8</text:p>
          </table:table-cell>
          <table:table-cell office:value-type="float" office:value="33.25" calcext:value-type="float">
            <text:p>33.25</text:p>
          </table:table-cell>
          <table:table-cell office:value-type="float" office:value="34.96" calcext:value-type="float">
            <text:p>34.96</text:p>
          </table:table-cell>
          <table:table-cell office:value-type="float" office:value="34.34" calcext:value-type="float">
            <text:p>34.34</text:p>
          </table:table-cell>
          <table:table-cell office:value-type="float" office:value="33.71" calcext:value-type="float">
            <text:p>33.71</text:p>
          </table:table-cell>
          <table:table-cell office:value-type="float" office:value="33.64" calcext:value-type="float">
            <text:p>33.64</text:p>
          </table:table-cell>
          <table:table-cell office:value-type="float" office:value="34.5" calcext:value-type="float">
            <text:p>34.5</text:p>
          </table:table-cell>
          <table:table-cell office:value-type="float" office:value="35.06" calcext:value-type="float">
            <text:p>35.06</text:p>
          </table:table-cell>
          <table:table-cell office:value-type="float" office:value="33.17" calcext:value-type="float">
            <text:p>33.17</text:p>
          </table:table-cell>
          <table:table-cell office:value-type="float" office:value="33.26" calcext:value-type="float">
            <text:p>33.26</text:p>
          </table:table-cell>
          <table:table-cell office:value-type="float" office:value="34.3" calcext:value-type="float">
            <text:p>34.3</text:p>
          </table:table-cell>
          <table:table-cell office:value-type="float" office:value="34.17" calcext:value-type="float">
            <text:p>34.17</text:p>
          </table:table-cell>
          <table:table-cell office:value-type="float" office:value="32.83" calcext:value-type="float">
            <text:p>32.83</text:p>
          </table:table-cell>
          <table:table-cell office:value-type="float" office:value="33.41" calcext:value-type="float">
            <text:p>33.41</text:p>
          </table:table-cell>
          <table:table-cell office:value-type="float" office:value="33.29" calcext:value-type="float">
            <text:p>33.29</text:p>
          </table:table-cell>
          <table:table-cell office:value-type="float" office:value="31.42" calcext:value-type="float">
            <text:p>31.42</text:p>
          </table:table-cell>
          <table:table-cell office:value-type="float" office:value="33.08" calcext:value-type="float">
            <text:p>33.08</text:p>
          </table:table-cell>
          <table:table-cell office:value-type="float" office:value="33.73" calcext:value-type="float">
            <text:p>33.73</text:p>
          </table:table-cell>
          <table:table-cell office:value-type="float" office:value="34.28" calcext:value-type="float">
            <text:p>34.28</text:p>
          </table:table-cell>
          <table:table-cell office:value-type="float" office:value="33.55" calcext:value-type="float">
            <text:p>33.5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2" calcext:value-type="float">
            <text:p>34.22</text:p>
          </table:table-cell>
          <table:table-cell office:value-type="float" office:value="34.87" calcext:value-type="float">
            <text:p>34.87</text:p>
          </table:table-cell>
          <table:table-cell office:value-type="float" office:value="34.31" calcext:value-type="float">
            <text:p>34.31</text:p>
          </table:table-cell>
          <table:table-cell office:value-type="float" office:value="34.45" calcext:value-type="float">
            <text:p>34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6" calcext:value-type="float">
            <text:p>34.46</text:p>
          </table:table-cell>
          <table:table-cell office:value-type="float" office:value="34.56" calcext:value-type="float">
            <text:p>34.56</text:p>
          </table:table-cell>
          <table:table-cell office:value-type="float" office:value="34.74" calcext:value-type="float">
            <text:p>34.74</text:p>
          </table:table-cell>
          <table:table-cell office:value-type="float" office:value="33.38" calcext:value-type="float">
            <text:p>33.38</text:p>
          </table:table-cell>
          <table:table-cell office:value-type="float" office:value="34.16" calcext:value-type="float">
            <text:p>34.16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9" calcext:value-type="float">
            <text:p>33.29</text:p>
          </table:table-cell>
          <table:table-cell office:value-type="float" office:value="33.21" calcext:value-type="float">
            <text:p>33.21</text:p>
          </table:table-cell>
          <table:table-cell office:value-type="float" office:value="33.51" calcext:value-type="float">
            <text:p>33.51</text:p>
          </table:table-cell>
          <table:table-cell office:value-type="float" office:value="33.16" calcext:value-type="float">
            <text:p>33.16</text:p>
          </table:table-cell>
          <table:table-cell office:value-type="float" office:value="34.02" calcext:value-type="float">
            <text:p>34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4.94" calcext:value-type="float">
            <text:p>34.94</text:p>
          </table:table-cell>
          <table:table-cell office:value-type="float" office:value="34.29" calcext:value-type="float">
            <text:p>34.29</text:p>
          </table:table-cell>
          <table:table-cell office:value-type="float" office:value="34.33" calcext:value-type="float">
            <text:p>34.33</text:p>
          </table:table-cell>
          <table:table-cell office:value-type="float" office:value="34.14" calcext:value-type="float">
            <text:p>34.14</text:p>
          </table:table-cell>
          <table:table-cell office:value-type="float" office:value="33.35" calcext:value-type="float">
            <text:p>33.35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5" calcext:value-type="float">
            <text:p>33.25</text:p>
          </table:table-cell>
          <table:table-cell office:value-type="float" office:value="33.36" calcext:value-type="float">
            <text:p>33.3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93" calcext:value-type="float">
            <text:p>34.93</text:p>
          </table:table-cell>
          <table:table-cell office:value-type="float" office:value="34.37" calcext:value-type="float">
            <text:p>34.37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7" calcext:value-type="float">
            <text:p>34.57</text:p>
          </table:table-cell>
          <table:table-cell office:value-type="float" office:value="33.34" calcext:value-type="float">
            <text:p>33.34</text:p>
          </table:table-cell>
          <table:table-cell office:value-type="float" office:value="33.89" calcext:value-type="float">
            <text:p>33.89</text:p>
          </table:table-cell>
          <table:table-cell office:value-type="float" office:value="35.23" calcext:value-type="float">
            <text:p>35.23</text:p>
          </table:table-cell>
          <table:table-cell office:value-type="float" office:value="34.06" calcext:value-type="float">
            <text:p>34.06</text:p>
          </table:table-cell>
          <table:table-cell office:value-type="float" office:value="34.37" calcext:value-type="float">
            <text:p>34.37</text:p>
          </table:table-cell>
          <table:table-cell office:value-type="float" office:value="33.82" calcext:value-type="float">
            <text:p>33.82</text:p>
          </table:table-cell>
          <table:table-cell office:value-type="float" office:value="34.12" calcext:value-type="float">
            <text:p>34.12</text:p>
          </table:table-cell>
          <table:table-cell office:value-type="float" office:value="33.74" calcext:value-type="float">
            <text:p>33.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.9085</text:p>
          </table:table-cell>
          <table:table-cell table:formula="of:=STDEV([.B320:.BI320])/2" office:value-type="float" office:value="0.333251603680961" calcext:value-type="float">
            <text:p>0.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.14</text:p>
          </table:table-cell>
          <table:table-cell office:value-type="float" office:value="32.72" calcext:value-type="float">
            <text:p>32.72</text:p>
          </table:table-cell>
          <table:table-cell office:value-type="float" office:value="33.39" calcext:value-type="float">
            <text:p>33.3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63" calcext:value-type="float">
            <text:p>33.63</text:p>
          </table:table-cell>
          <table:table-cell office:value-type="float" office:value="33.95" calcext:value-type="float">
            <text:p>33.95</text:p>
          </table:table-cell>
          <table:table-cell office:value-type="float" office:value="34.45" calcext:value-type="float">
            <text:p>34.45</text:p>
          </table:table-cell>
          <table:table-cell office:value-type="float" office:value="34.57" calcext:value-type="float">
            <text:p>34.57</text:p>
          </table:table-cell>
          <table:table-cell office:value-type="float" office:value="33.88" calcext:value-type="float">
            <text:p>33.88</text:p>
          </table:table-cell>
          <table:table-cell office:value-type="float" office:value="35.08" calcext:value-type="float">
            <text:p>35.08</text:p>
          </table:table-cell>
          <table:table-cell office:value-type="float" office:value="33.39" calcext:value-type="float">
            <text:p>33.39</text:p>
          </table:table-cell>
          <table:table-cell office:value-type="float" office:value="33.98" calcext:value-type="float">
            <text:p>33.98</text:p>
          </table:table-cell>
          <table:table-cell office:value-type="float" office:value="32.54" calcext:value-type="float">
            <text:p>32.54</text:p>
          </table:table-cell>
          <table:table-cell office:value-type="float" office:value="34.31" calcext:value-type="float">
            <text:p>34.31</text:p>
          </table:table-cell>
          <table:table-cell office:value-type="float" office:value="33.35" calcext:value-type="float">
            <text:p>33.35</text:p>
          </table:table-cell>
          <table:table-cell office:value-type="float" office:value="33.34" calcext:value-type="float">
            <text:p>33.34</text:p>
          </table:table-cell>
          <table:table-cell office:value-type="float" office:value="32.58" calcext:value-type="float">
            <text:p>32.58</text:p>
          </table:table-cell>
          <table:table-cell office:value-type="float" office:value="34.02" calcext:value-type="float">
            <text:p>34.02</text:p>
          </table:table-cell>
          <table:table-cell office:value-type="float" office:value="33.79" calcext:value-type="float">
            <text:p>33.79</text:p>
          </table:table-cell>
          <table:table-cell office:value-type="float" office:value="33.51" calcext:value-type="float">
            <text:p>33.51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office:value-type="float" office:value="33.49" calcext:value-type="float">
            <text:p>33.49</text:p>
          </table:table-cell>
          <table:table-cell office:value-type="float" office:value="33.75" calcext:value-type="float">
            <text:p>33.7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9" calcext:value-type="float">
            <text:p>34.19</text:p>
          </table:table-cell>
          <table:table-cell office:value-type="float" office:value="33.03" calcext:value-type="float">
            <text:p>33.03</text:p>
          </table:table-cell>
          <table:table-cell office:value-type="float" office:value="33.52" calcext:value-type="float">
            <text:p>33.52</text:p>
          </table:table-cell>
          <table:table-cell office:value-type="float" office:value="33.85" calcext:value-type="float">
            <text:p>33.85</text:p>
          </table:table-cell>
          <table:table-cell office:value-type="float" office:value="33.05" calcext:value-type="float">
            <text:p>33.05</text:p>
          </table:table-cell>
          <table:table-cell office:value-type="float" office:value="34.82" calcext:value-type="float">
            <text:p>34.82</text:p>
          </table:table-cell>
          <table:table-cell office:value-type="float" office:value="32.72" calcext:value-type="float">
            <text:p>32.72</text:p>
          </table:table-cell>
          <table:table-cell office:value-type="float" office:value="33.17" calcext:value-type="float">
            <text:p>33.17</text:p>
          </table:table-cell>
          <table:table-cell office:value-type="float" office:value="32.79" calcext:value-type="float">
            <text:p>32.79</text:p>
          </table:table-cell>
          <table:table-cell office:value-type="float" office:value="33.92" calcext:value-type="float">
            <text:p>33.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.32</text:p>
          </table:table-cell>
          <table:table-cell office:value-type="float" office:value="33.98" calcext:value-type="float">
            <text:p>33.98</text:p>
          </table:table-cell>
          <table:table-cell office:value-type="float" office:value="34.18" calcext:value-type="float">
            <text:p>34.18</text:p>
          </table:table-cell>
          <table:table-cell office:value-type="float" office:value="33.57" calcext:value-type="float">
            <text:p>33.57</text:p>
          </table:table-cell>
          <table:table-cell office:value-type="float" office:value="31.95" calcext:value-type="float">
            <text:p>31.95</text:p>
          </table:table-cell>
          <table:table-cell office:value-type="float" office:value="32.67" calcext:value-type="float">
            <text:p>32.67</text:p>
          </table:table-cell>
          <table:table-cell office:value-type="float" office:value="32.8" calcext:value-type="float">
            <text:p>32.8</text:p>
          </table:table-cell>
          <table:table-cell office:value-type="float" office:value="33.17" calcext:value-type="float">
            <text:p>33.17</text:p>
          </table:table-cell>
          <table:table-cell office:value-type="float" office:value="32.38" calcext:value-type="float">
            <text:p>32.38</text:p>
          </table:table-cell>
          <table:table-cell office:value-type="float" office:value="33.2" calcext:value-type="float">
            <text:p>33.2</text:p>
          </table:table-cell>
          <table:table-cell office:value-type="float" office:value="32.88" calcext:value-type="float">
            <text:p>32.88</text:p>
          </table:table-cell>
          <table:table-cell office:value-type="float" office:value="33.13" calcext:value-type="float">
            <text:p>33.13</text:p>
          </table:table-cell>
          <table:table-cell office:value-type="float" office:value="33.18" calcext:value-type="float">
            <text:p>33.18</text:p>
          </table:table-cell>
          <table:table-cell office:value-type="float" office:value="34.99" calcext:value-type="float">
            <text:p>34.99</text:p>
          </table:table-cell>
          <table:table-cell office:value-type="float" office:value="32.86" calcext:value-type="float">
            <text:p>32.86</text:p>
          </table:table-cell>
          <table:table-cell office:value-type="float" office:value="32.71" calcext:value-type="float">
            <text:p>32.71</text:p>
          </table:table-cell>
          <table:table-cell office:value-type="float" office:value="33.89" calcext:value-type="float">
            <text:p>33.89</text:p>
          </table:table-cell>
          <table:table-cell office:value-type="float" office:value="33.99" calcext:value-type="float">
            <text:p>33.99</text:p>
          </table:table-cell>
          <table:table-cell office:value-type="float" office:value="33.27" calcext:value-type="float">
            <text:p>33.27</text:p>
          </table:table-cell>
          <table:table-cell office:value-type="float" office:value="33.42" calcext:value-type="float">
            <text:p>33.42</text:p>
          </table:table-cell>
          <table:table-cell office:value-type="float" office:value="34.19" calcext:value-type="float">
            <text:p>34.19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6" calcext:value-type="float">
            <text:p>33.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.5133333333</text:p>
          </table:table-cell>
          <table:table-cell table:formula="of:=STDEV([.B321:.BI321])/2" office:value-type="float" office:value="0.344640154593443" calcext:value-type="float">
            <text:p>0.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.0005</text:p>
          </table:table-cell>
          <table:table-cell table:formula="of:=STDEV([.B326:.BI326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.1281666667</text:p>
          </table:table-cell>
          <table:table-cell table:formula="of:=STDEV([.B327:.BI327])/2" office:value-type="float" office:value="0.0179569085583168" calcext:value-type="float">
            <text:p>0.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.1991666667</text:p>
          </table:table-cell>
          <table:table-cell table:formula="of:=STDEV([.B328:.BI328])/2" office:value-type="float" office:value="0.0148235859549898" calcext:value-type="float">
            <text:p>0.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AVERAGE([.B329:.BI329])" office:value-type="float" office:value="0.2035" calcext:value-type="float">
            <text:p>0.2035</text:p>
          </table:table-cell>
          <table:table-cell table:formula="of:=STDEV([.B329:.BI329])/2" office:value-type="float" office:value="0.0116380803938724" calcext:value-type="float">
            <text:p>0.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.1893333333</text:p>
          </table:table-cell>
          <table:table-cell table:formula="of:=STDEV([.B330:.BI330])/2" office:value-type="float" office:value="0.00990919221710227" calcext:value-type="float">
            <text:p>0.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1:.BI331])" office:value-type="float" office:value="0.1775" calcext:value-type="float">
            <text:p>0.1775</text:p>
          </table:table-cell>
          <table:table-cell table:formula="of:=STDEV([.B331:.BI331])/2" office:value-type="float" office:value="0.0106415001491204" calcext:value-type="float">
            <text:p>0.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.1773333333</text:p>
          </table:table-cell>
          <table:table-cell table:formula="of:=STDEV([.B332:.BI332])/2" office:value-type="float" office:value="0.0112320163857784" calcext:value-type="float">
            <text:p>0.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33:.BI333])" office:value-type="float" office:value="0.1725" calcext:value-type="float">
            <text:p>0.1725</text:p>
          </table:table-cell>
          <table:table-cell table:formula="of:=STDEV([.B333:.BI333])/2" office:value-type="float" office:value="0.0117756211826505" calcext:value-type="float">
            <text:p>0.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/>
          <table:table-cell table:formula="of:=AVERAGE([.B334:.BI334])" office:value-type="float" office:value="0.171" calcext:value-type="float">
            <text:p>0.171</text:p>
          </table:table-cell>
          <table:table-cell table:formula="of:=STDEV([.B334:.BI334])/2" office:value-type="float" office:value="0.0101555695665157" calcext:value-type="float">
            <text:p>0.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formula="of:=AVERAGE([.B335:.BI335])" office:value-type="float" office:value="0.1665" calcext:value-type="float">
            <text:p>0.1665</text:p>
          </table:table-cell>
          <table:table-cell table:formula="of:=STDEV([.B335:.BI335])/2" office:value-type="float" office:value="0.0114545897839532" calcext:value-type="float">
            <text:p>0.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AVERAGE([.B340:.BI340])" office:value-type="float" office:value="0.1595" calcext:value-type="float">
            <text:p>0.1595</text:p>
          </table:table-cell>
          <table:table-cell table:formula="of:=STDEV([.B340:.BI340])/2" office:value-type="float" office:value="0.0351681794731776" calcext:value-type="float">
            <text:p>0.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.1011666667</text:p>
          </table:table-cell>
          <table:table-cell table:formula="of:=STDEV([.B341:.BI341])/2" office:value-type="float" office:value="0.0148464361604618" calcext:value-type="float">
            <text:p>0.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2:.BI342])" office:value-type="float" office:value="0.0595" calcext:value-type="float">
            <text:p>0.0595</text:p>
          </table:table-cell>
          <table:table-cell table:formula="of:=STDEV([.B342:.BI342])/2" office:value-type="float" office:value="0.00750282432696888" calcext:value-type="float">
            <text:p>0.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.0673333333</text:p>
          </table:table-cell>
          <table:table-cell table:formula="of:=STDEV([.B343:.BI343])/2" office:value-type="float" office:value="0.00669344902774389" calcext:value-type="float">
            <text:p>0.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4:.BI344])" office:value-type="float" office:value="0.0655" calcext:value-type="float">
            <text:p>0.0655</text:p>
          </table:table-cell>
          <table:table-cell table:formula="of:=STDEV([.B344:.BI344])/2" office:value-type="float" office:value="0.00490805287775585" calcext:value-type="float">
            <text:p>0.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.0683333333</text:p>
          </table:table-cell>
          <table:table-cell table:formula="of:=STDEV([.B345:.BI345])/2" office:value-type="float" office:value="0.00553621870179677" calcext:value-type="float">
            <text:p>0.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.0651666667</text:p>
          </table:table-cell>
          <table:table-cell table:formula="of:=STDEV([.B346:.BI346])/2" office:value-type="float" office:value="0.0054843125016559" calcext:value-type="float">
            <text:p>0.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.0643333333</text:p>
          </table:table-cell>
          <table:table-cell table:formula="of:=STDEV([.B347:.BI347])/2" office:value-type="float" office:value="0.00697250451480955" calcext:value-type="float">
            <text:p>0.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.0598333333</text:p>
          </table:table-cell>
          <table:table-cell table:formula="of:=STDEV([.B348:.BI348])/2" office:value-type="float" office:value="0.00685761154908851" calcext:value-type="float">
            <text:p>0.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.0601666667</text:p>
          </table:table-cell>
          <table:table-cell table:formula="of:=STDEV([.B349:.BI349])/2" office:value-type="float" office:value="0.00592979168087135" calcext:value-type="float">
            <text:p>0.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.0028333333</text:p>
          </table:table-cell>
          <table:table-cell table:formula="of:=STDEV([.B354:.BI354])/2" office:value-type="float" office:value="0.00345573297514149" calcext:value-type="float">
            <text:p>0.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AVERAGE([.B355:.BI355])" office:value-type="float" office:value="0.1145" calcext:value-type="float">
            <text:p>0.1145</text:p>
          </table:table-cell>
          <table:table-cell table:formula="of:=STDEV([.B355:.BI355])/2" office:value-type="float" office:value="0.0148844418830365" calcext:value-type="float">
            <text:p>0.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6:.BI356])" office:value-type="float" office:value="0.199" calcext:value-type="float">
            <text:p>0.199</text:p>
          </table:table-cell>
          <table:table-cell table:formula="of:=STDEV([.B356:.BI356])/2" office:value-type="float" office:value="0.0161743676689856" calcext:value-type="float">
            <text:p>0.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.2358333333</text:p>
          </table:table-cell>
          <table:table-cell table:formula="of:=STDEV([.B357:.BI357])/2" office:value-type="float" office:value="0.0179285698207975" calcext:value-type="float">
            <text:p>0.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.2111666667</text:p>
          </table:table-cell>
          <table:table-cell table:formula="of:=STDEV([.B358:.BI358])/2" office:value-type="float" office:value="0.014174806568096" calcext:value-type="float">
            <text:p>0.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59:.BI359])" office:value-type="float" office:value="0.2135" calcext:value-type="float">
            <text:p>0.2135</text:p>
          </table:table-cell>
          <table:table-cell table:formula="of:=STDEV([.B359:.BI359])/2" office:value-type="float" office:value="0.0118187225785967" calcext:value-type="float">
            <text:p>0.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.2073333333</text:p>
          </table:table-cell>
          <table:table-cell table:formula="of:=STDEV([.B360:.BI360])/2" office:value-type="float" office:value="0.013896306870272" calcext:value-type="float">
            <text:p>0.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.2063333333</text:p>
          </table:table-cell>
          <table:table-cell table:formula="of:=STDEV([.B361:.BI361])/2" office:value-type="float" office:value="0.0118238005686414" calcext:value-type="float">
            <text:p>0.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.18" calcext:value-type="float">
            <text:p>0.18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2:.BI362])" office:value-type="float" office:value="0.2025" calcext:value-type="float">
            <text:p>0.2025</text:p>
          </table:table-cell>
          <table:table-cell table:formula="of:=STDEV([.B362:.BI362])/2" office:value-type="float" office:value="0.0124405365299308" calcext:value-type="float">
            <text:p>0.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.2048333333</text:p>
          </table:table-cell>
          <table:table-cell table:formula="of:=STDEV([.B363:.BI363])/2" office:value-type="float" office:value="0.0153073502524576" calcext:value-type="float">
            <text:p>0.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.0015</text:p>
          </table:table-cell>
          <table:table-cell table:formula="of:=STDEV([.B368:.BI368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9:.BI369])" office:value-type="float" office:value="0.2265" calcext:value-type="float">
            <text:p>0.2265</text:p>
          </table:table-cell>
          <table:table-cell table:formula="of:=STDEV([.B369:.BI369])/2" office:value-type="float" office:value="0.0223004332252514" calcext:value-type="float">
            <text:p>0.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formula="of:=AVERAGE([.B370:.BI370])" office:value-type="float" office:value="0.3665" calcext:value-type="float">
            <text:p>0.3665</text:p>
          </table:table-cell>
          <table:table-cell table:formula="of:=STDEV([.B370:.BI370])/2" office:value-type="float" office:value="0.0248354755834799" calcext:value-type="float">
            <text:p>0.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.3106666667</text:p>
          </table:table-cell>
          <table:table-cell table:formula="of:=STDEV([.B371:.BI371])/2" office:value-type="float" office:value="0.0240913984697026" calcext:value-type="float">
            <text:p>0.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.2908333333</text:p>
          </table:table-cell>
          <table:table-cell table:formula="of:=STDEV([.B372:.BI372])/2" office:value-type="float" office:value="0.0225924028528766" calcext:value-type="float">
            <text:p>0.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.2838333333</text:p>
          </table:table-cell>
          <table:table-cell table:formula="of:=STDEV([.B373:.BI373])/2" office:value-type="float" office:value="0.0231262501570766" calcext:value-type="float">
            <text:p>0.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.2571666667</text:p>
          </table:table-cell>
          <table:table-cell table:formula="of:=STDEV([.B374:.BI374])/2" office:value-type="float" office:value="0.0224191894701208" calcext:value-type="float">
            <text:p>0.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AVERAGE([.B375:.BI375])" office:value-type="float" office:value="0.257" calcext:value-type="float">
            <text:p>0.257</text:p>
          </table:table-cell>
          <table:table-cell table:formula="of:=STDEV([.B375:.BI375])/2" office:value-type="float" office:value="0.0180700144916603" calcext:value-type="float">
            <text:p>0.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.2458333333</text:p>
          </table:table-cell>
          <table:table-cell table:formula="of:=STDEV([.B376:.BI376])/2" office:value-type="float" office:value="0.0160056045974863" calcext:value-type="float">
            <text:p>0.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.2483333333</text:p>
          </table:table-cell>
          <table:table-cell table:formula="of:=STDEV([.B377:.BI377])/2" office:value-type="float" office:value="0.0168031137819263" calcext:value-type="float">
            <text:p>0.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.0188333333</text:p>
          </table:table-cell>
          <table:table-cell table:formula="of:=STDEV([.B396:.BI396])/2" office:value-type="float" office:value="0.00897697934675637" calcext:value-type="float">
            <text:p>0.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.0088333333</text:p>
          </table:table-cell>
          <table:table-cell table:formula="of:=STDEV([.B397:.BI397])/2" office:value-type="float" office:value="0.00461130396892086" calcext:value-type="float">
            <text:p>0.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table:formula="of:=AVERAGE([.B398:.BI398])" office:value-type="float" office:value="0.0065" calcext:value-type="float">
            <text:p>0.0065</text:p>
          </table:table-cell>
          <table:table-cell table:formula="of:=STDEV([.B398:.BI398])/2" office:value-type="float" office:value="0.00257514192467199" calcext:value-type="float">
            <text:p>0.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.0095</text:p>
          </table:table-cell>
          <table:table-cell table:formula="of:=STDEV([.B399:.BI399])/2" office:value-type="float" office:value="0.00324494391584033" calcext:value-type="float">
            <text:p>0.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.0136666667</text:p>
          </table:table-cell>
          <table:table-cell table:formula="of:=STDEV([.B400:.BI400])/2" office:value-type="float" office:value="0.00259834801929582" calcext:value-type="float">
            <text:p>0.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.0143333333</text:p>
          </table:table-cell>
          <table:table-cell table:formula="of:=STDEV([.B401:.BI401])/2" office:value-type="float" office:value="0.00266277965296154" calcext:value-type="float">
            <text:p>0.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.0168333333</text:p>
          </table:table-cell>
          <table:table-cell table:formula="of:=STDEV([.B402:.BI402])/2" office:value-type="float" office:value="0.00395864925887635" calcext:value-type="float">
            <text:p>0.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.0168333333</text:p>
          </table:table-cell>
          <table:table-cell table:formula="of:=STDEV([.B403:.BI403])/2" office:value-type="float" office:value="0.00325363768605086" calcext:value-type="float">
            <text:p>0.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.0171666667</text:p>
          </table:table-cell>
          <table:table-cell table:formula="of:=STDEV([.B404:.BI404])/2" office:value-type="float" office:value="0.00391559968637689" calcext:value-type="float">
            <text:p>0.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.0186666667</text:p>
          </table:table-cell>
          <table:table-cell table:formula="of:=STDEV([.B405:.BI405])/2" office:value-type="float" office:value="0.00384737051595056" calcext:value-type="float">
            <text:p>0.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.0001666667</text:p>
          </table:table-cell>
          <table:table-cell table:formula="of:=STDEV([.B416:.BI416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.0001666667</text:p>
          </table:table-cell>
          <table:table-cell table:formula="of:=STDEV([.B419:.BI419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.0073333333</text:p>
          </table:table-cell>
          <table:table-cell table:formula="of:=STDEV([.B438:.BI438])/2" office:value-type="float" office:value="0.0172682393542445" calcext:value-type="float">
            <text:p>0.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.006</text:p>
          </table:table-cell>
          <table:table-cell table:formula="of:=STDEV([.B439:.BI439])/2" office:value-type="float" office:value="0.0034689909635346" calcext:value-type="float">
            <text:p>0.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.0043333333</text:p>
          </table:table-cell>
          <table:table-cell table:formula="of:=STDEV([.B440:.BI440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.0088333333</text:p>
          </table:table-cell>
          <table:table-cell table:formula="of:=STDEV([.B441:.BI441])/2" office:value-type="float" office:value="0.00227209801252742" calcext:value-type="float">
            <text:p>0.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.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.0098333333</text:p>
          </table:table-cell>
          <table:table-cell table:formula="of:=STDEV([.B442:.BI442])/2" office:value-type="float" office:value="0.00172018590507614" calcext:value-type="float">
            <text:p>0.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.0098333333</text:p>
          </table:table-cell>
          <table:table-cell table:formula="of:=STDEV([.B443:.BI443])/2" office:value-type="float" office:value="0.00145312832224272" calcext:value-type="float">
            <text:p>0.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4:.BI444])" office:value-type="float" office:value="0.008" calcext:value-type="float">
            <text:p>0.008</text:p>
          </table:table-cell>
          <table:table-cell table:formula="of:=STDEV([.B444:.BI444])/2" office:value-type="float" office:value="0.00201687793635844" calcext:value-type="float">
            <text:p>0.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.0091666667</text:p>
          </table:table-cell>
          <table:table-cell table:formula="of:=STDEV([.B445:.BI445])/2" office:value-type="float" office:value="0.00280611720804936" calcext:value-type="float">
            <text:p>0.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.0076666667</text:p>
          </table:table-cell>
          <table:table-cell table:formula="of:=STDEV([.B446:.BI446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.006</text:p>
          </table:table-cell>
          <table:table-cell table:formula="of:=STDEV([.B447:.BI447])/2" office:value-type="float" office:value="0.00263612453089244" calcext:value-type="float">
            <text:p>0.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.0015</text:p>
          </table:table-cell>
          <table:table-cell table:formula="of:=STDEV([.B452:.BI452])/2" office:value-type="float" office:value="0.00580947501931113" calcext:value-type="float">
            <text:p>0.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.0001666667</text:p>
          </table:table-cell>
          <table:table-cell table:formula="of:=STDEV([.B454:.BI454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.0001666667</text:p>
          </table:table-cell>
          <table:table-cell table:formula="of:=STDEV([.B456:.BI45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.0001666667</text:p>
          </table:table-cell>
          <table:table-cell table:formula="of:=STDEV([.B461:.BI46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.0001666667</text:p>
          </table:table-cell>
          <table:table-cell table:formula="of:=STDEV([.B466:.BI46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79" calcext:value-type="float">
            <text:p>0.79</text:p>
          </table:table-cell>
          <table:table-cell office:value-type="float" office:value="1.31" calcext:value-type="float">
            <text:p>1.31</text:p>
          </table:table-cell>
          <table:table-cell office:value-type="float" office:value="0.97" calcext:value-type="float">
            <text:p>0.97</text:p>
          </table:table-cell>
          <table:table-cell office:value-type="float" office:value="1.99" calcext:value-type="float">
            <text:p>1.99</text:p>
          </table:table-cell>
          <table:table-cell office:value-type="float" office:value="0.88" calcext:value-type="float">
            <text:p>0.88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2.07" calcext:value-type="float">
            <text:p>2.07</text:p>
          </table:table-cell>
          <table:table-cell office:value-type="float" office:value="1.21" calcext:value-type="float">
            <text:p>1.21</text:p>
          </table:table-cell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2.18" calcext:value-type="float">
            <text:p>2.18</text:p>
          </table:table-cell>
          <table:table-cell office:value-type="float" office:value="1.92" calcext:value-type="float">
            <text:p>1.92</text:p>
          </table:table-cell>
          <table:table-cell office:value-type="float" office:value="1.7" calcext:value-type="float">
            <text:p>1.7</text:p>
          </table:table-cell>
          <table:table-cell office:value-type="float" office:value="1.57" calcext:value-type="float">
            <text:p>1.57</text:p>
          </table:table-cell>
          <table:table-cell office:value-type="float" office:value="1.98" calcext:value-type="float">
            <text:p>1.98</text:p>
          </table:table-cell>
          <table:table-cell office:value-type="float" office:value="1.66" calcext:value-type="float">
            <text:p>1.66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11" calcext:value-type="float">
            <text:p>2.11</text:p>
          </table:table-cell>
          <table:table-cell office:value-type="float" office:value="1.09" calcext:value-type="float">
            <text:p>1.09</text:p>
          </table:table-cell>
          <table:table-cell office:value-type="float" office:value="1.85" calcext:value-type="float">
            <text:p>1.85</text:p>
          </table:table-cell>
          <table:table-cell office:value-type="float" office:value="1.04" calcext:value-type="float">
            <text:p>1.04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3" calcext:value-type="float">
            <text:p>1.63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92" calcext:value-type="float">
            <text:p>1.92</text:p>
          </table:table-cell>
          <table:table-cell office:value-type="float" office:value="0.84" calcext:value-type="float">
            <text:p>0.84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1.71" calcext:value-type="float">
            <text:p>1.71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2.08" calcext:value-type="float">
            <text:p>2.08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1.74" calcext:value-type="float">
            <text:p>1.74</text:p>
          </table:table-cell>
          <table:table-cell office:value-type="float" office:value="0.87" calcext:value-type="float">
            <text:p>0.87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.4626666667</text:p>
          </table:table-cell>
          <table:table-cell table:formula="of:=STDEV([.B467:.BI467])/2" office:value-type="float" office:value="0.23955797335691" calcext:value-type="float">
            <text:p>0.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1.04" calcext:value-type="float">
            <text:p>1.04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37" calcext:value-type="float">
            <text:p>1.37</text:p>
          </table:table-cell>
          <table:table-cell office:value-type="float" office:value="1.66" calcext:value-type="float">
            <text:p>1.66</text:p>
          </table:table-cell>
          <table:table-cell office:value-type="float" office:value="1.17" calcext:value-type="float">
            <text:p>1.1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1.4" calcext:value-type="float">
            <text:p>1.4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1.93" calcext:value-type="float">
            <text:p>1.93</text:p>
          </table:table-cell>
          <table:table-cell office:value-type="float" office:value="1.78" calcext:value-type="float">
            <text:p>1.78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float" office:value="1.6" calcext:value-type="float">
            <text:p>1.6</text:p>
          </table:table-cell>
          <table:table-cell office:value-type="float" office:value="1.85" calcext:value-type="float">
            <text:p>1.85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47" calcext:value-type="float">
            <text:p>1.47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65" calcext:value-type="float">
            <text:p>1.65</text:p>
          </table:table-cell>
          <table:table-cell office:value-type="float" office:value="1.46" calcext:value-type="float">
            <text:p>1.46</text:p>
          </table:table-cell>
          <table:table-cell office:value-type="float" office:value="1.67" calcext:value-type="float">
            <text:p>1.67</text:p>
          </table:table-cell>
          <table:table-cell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25" calcext:value-type="float">
            <text:p>1.25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  <table:table-cell office:value-type="float" office:value="1.66" calcext:value-type="float">
            <text:p>1.66</text:p>
          </table:table-cell>
          <table:table-cell office:value-type="float" office:value="1.26" calcext:value-type="float">
            <text:p>1.26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0.99" calcext:value-type="float">
            <text:p>0.99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.5843333333</text:p>
          </table:table-cell>
          <table:table-cell table:formula="of:=STDEV([.B468:.BI468])/2" office:value-type="float" office:value="0.1121491390004" calcext:value-type="float">
            <text:p>0.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73" calcext:value-type="float">
            <text:p>1.73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38" calcext:value-type="float">
            <text:p>1.38</text:p>
          </table:table-cell>
          <table:table-cell office:value-type="float" office:value="1.71" calcext:value-type="float">
            <text:p>1.71</text:p>
          </table:table-cell>
          <table:table-cell office:value-type="float" office:value="1.61" calcext:value-type="float">
            <text:p>1.61</text:p>
          </table:table-cell>
          <table:table-cell office:value-type="float" office:value="1.67" calcext:value-type="float">
            <text:p>1.67</text:p>
          </table:table-cell>
          <table:table-cell office:value-type="float" office:value="0.98" calcext:value-type="float">
            <text:p>0.98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11" calcext:value-type="float">
            <text:p>1.11</text:p>
          </table:table-cell>
          <table:table-cell office:value-type="float" office:value="1.63" calcext:value-type="float">
            <text:p>1.63</text:p>
          </table:table-cell>
          <table:table-cell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.45" calcext:value-type="float">
            <text:p>1.4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office:value-type="float" office:value="1.17" calcext:value-type="float">
            <text:p>1.17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.5223333333</text:p>
          </table:table-cell>
          <table:table-cell table:formula="of:=STDEV([.B469:.BI469])/2" office:value-type="float" office:value="0.0764651613740192" calcext:value-type="float">
            <text:p>0.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0.92" calcext:value-type="float">
            <text:p>0.92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1" calcext:value-type="float">
            <text:p>1.41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63" calcext:value-type="float">
            <text:p>1.63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.4903333333</text:p>
          </table:table-cell>
          <table:table-cell table:formula="of:=STDEV([.B470:.BI470])/2" office:value-type="float" office:value="0.0511806924223985" calcext:value-type="float">
            <text:p>0.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7" calcext:value-type="float">
            <text:p>1.57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1.48" calcext:value-type="float">
            <text:p>1.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table:formula="of:=AVERAGE([.B471:.BI471])" office:value-type="float" office:value="1.4725" calcext:value-type="float">
            <text:p>1.4725</text:p>
          </table:table-cell>
          <table:table-cell table:formula="of:=STDEV([.B471:.BI471])/2" office:value-type="float" office:value="0.0345015966223525" calcext:value-type="float">
            <text:p>0.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0.98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2:.BI472])" office:value-type="float" office:value="1.371" calcext:value-type="float">
            <text:p>1.371</text:p>
          </table:table-cell>
          <table:table-cell table:formula="of:=STDEV([.B472:.BI472])/2" office:value-type="float" office:value="0.0902477756897595" calcext:value-type="float">
            <text:p>0.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5" calcext:value-type="float">
            <text:p>1.5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38" calcext:value-type="float">
            <text:p>1.38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3:.BI473])" office:value-type="float" office:value="1.41" calcext:value-type="float">
            <text:p>1.41</text:p>
          </table:table-cell>
          <table:table-cell table:formula="of:=STDEV([.B473:.BI473])/2" office:value-type="float" office:value="0.0325862610125749" calcext:value-type="float">
            <text:p>0.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1.42" calcext:value-type="float">
            <text:p>1.42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1.27" calcext:value-type="float">
            <text:p>1.27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.3768333333</text:p>
          </table:table-cell>
          <table:table-cell table:formula="of:=STDEV([.B474:.BI474])/2" office:value-type="float" office:value="0.0344630933356233" calcext:value-type="float">
            <text:p>0.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B475:.BI475])" office:value-type="float" office:value="1.3615" calcext:value-type="float">
            <text:p>1.3615</text:p>
          </table:table-cell>
          <table:table-cell table:formula="of:=STDEV([.B475:.BI475])/2" office:value-type="float" office:value="0.0334945606512511" calcext:value-type="float">
            <text:p>0.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0.89" calcext:value-type="float">
            <text:p>0.89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1.28" calcext:value-type="float">
            <text:p>1.2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2" calcext:value-type="float">
            <text:p>1.42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.8258333333</text:p>
          </table:table-cell>
          <table:table-cell table:formula="of:=STDEV([.B480:.BI480])/2" office:value-type="float" office:value="0.114825924502497" calcext:value-type="float">
            <text:p>0.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45" calcext:value-type="float">
            <text:p>1.45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24" calcext:value-type="float">
            <text:p>1.24</text:p>
          </table:table-cell>
          <table:table-cell office:value-type="float" office:value="1.67" calcext:value-type="float">
            <text:p>1.67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0.92" calcext:value-type="float">
            <text:p>0.92</text:p>
          </table:table-cell>
          <table:table-cell office:value-type="float" office:value="1.27" calcext:value-type="float">
            <text:p>1.27</text:p>
          </table:table-cell>
          <table:table-cell office:value-type="float" office:value="1.86" calcext:value-type="float">
            <text:p>1.86</text:p>
          </table:table-cell>
          <table:table-cell office:value-type="float" office:value="1.55" calcext:value-type="float">
            <text:p>1.55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4" calcext:value-type="float">
            <text:p>1.14</text:p>
          </table:table-cell>
          <table:table-cell office:value-type="float" office:value="1.95" calcext:value-type="float">
            <text:p>1.95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office:value-type="float" office:value="2.04" calcext:value-type="float">
            <text:p>2.04</text:p>
          </table:table-cell>
          <table:table-cell office:value-type="float" office:value="1.35" calcext:value-type="float">
            <text:p>1.35</text:p>
          </table:table-cell>
          <table:table-cell office:value-type="float" office:value="1.79" calcext:value-type="float">
            <text:p>1.79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AVERAGE([.B481:.BI481])" office:value-type="float" office:value="1.452" calcext:value-type="float">
            <text:p>1.452</text:p>
          </table:table-cell>
          <table:table-cell table:formula="of:=STDEV([.B481:.BI481])/2" office:value-type="float" office:value="0.121936354612852" calcext:value-type="float">
            <text:p>0.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2.23" calcext:value-type="float">
            <text:p>2.23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6" calcext:value-type="float">
            <text:p>1.86</text:p>
          </table:table-cell>
          <table:table-cell office:value-type="float" office:value="2.44" calcext:value-type="float">
            <text:p>2.44</text:p>
          </table:table-cell>
          <table:table-cell office:value-type="float" office:value="2.09" calcext:value-type="float">
            <text:p>2.09</text:p>
          </table:table-cell>
          <table:table-cell office:value-type="float" office:value="1.95" calcext:value-type="float">
            <text:p>1.95</text:p>
          </table:table-cell>
          <table:table-cell office:value-type="float" office:value="2.34" calcext:value-type="float">
            <text:p>2.34</text:p>
          </table:table-cell>
          <table:table-cell office:value-type="float" office:value="2.16" calcext:value-type="float">
            <text:p>2.16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12" calcext:value-type="float">
            <text:p>2.12</text:p>
          </table:table-cell>
          <table:table-cell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2.14" calcext:value-type="float">
            <text:p>2.14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2.19" calcext:value-type="float">
            <text:p>2.19</text:p>
          </table:table-cell>
          <table:table-cell office:value-type="float" office:value="1.76" calcext:value-type="float">
            <text:p>1.76</text:p>
          </table:table-cell>
          <table:table-cell office:value-type="float" office:value="2.22" calcext:value-type="float">
            <text:p>2.22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27" calcext:value-type="float">
            <text:p>2.27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46" calcext:value-type="float">
            <text:p>2.46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office:value-type="float" office:value="2.11" calcext:value-type="float">
            <text:p>2.11</text:p>
          </table:table-cell>
          <table:table-cell office:value-type="float" office:value="2.21" calcext:value-type="float">
            <text:p>2.21</text:p>
          </table:table-cell>
          <table:table-cell office:value-type="float" office:value="2.4" calcext:value-type="float">
            <text:p>2.4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.0958333333</text:p>
          </table:table-cell>
          <table:table-cell table:formula="of:=STDEV([.B482:.BI482])/2" office:value-type="float" office:value="0.0998867649852023" calcext:value-type="float">
            <text:p>0.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02" calcext:value-type="float">
            <text:p>2.02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1.91" calcext:value-type="float">
            <text:p>1.9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2.16" calcext:value-type="float">
            <text:p>2.16</text:p>
          </table:table-cell>
          <table:table-cell office:value-type="float" office:value="2.24" calcext:value-type="float">
            <text:p>2.24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07" calcext:value-type="float">
            <text:p>2.07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1.82" calcext:value-type="float">
            <text:p>1.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.0396666667</text:p>
          </table:table-cell>
          <table:table-cell table:formula="of:=STDEV([.B483:.BI483])/2" office:value-type="float" office:value="0.0587580983720013" calcext:value-type="float">
            <text:p>0.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2.04" calcext:value-type="float">
            <text:p>2.04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03" calcext:value-type="float">
            <text:p>2.03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table:number-columns-repeated="2"/>
          <table:table-cell table:formula="of:=AVERAGE([.B484:.BI484])" office:value-type="float" office:value="1.9425" calcext:value-type="float">
            <text:p>1.9425</text:p>
          </table:table-cell>
          <table:table-cell table:formula="of:=STDEV([.B484:.BI484])/2" office:value-type="float" office:value="0.0388022474449568" calcext:value-type="float">
            <text:p>0.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79" calcext:value-type="float">
            <text:p>1.79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97" calcext:value-type="float">
            <text:p>1.97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.9001666667</text:p>
          </table:table-cell>
          <table:table-cell table:formula="of:=STDEV([.B485:.BI485])/2" office:value-type="float" office:value="0.0384827901956568" calcext:value-type="float">
            <text:p>0.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1.74" calcext:value-type="float">
            <text:p>1.74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05" calcext:value-type="float">
            <text:p>2.0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1.71" calcext:value-type="float">
            <text:p>1.71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.8693333333</text:p>
          </table:table-cell>
          <table:table-cell table:formula="of:=STDEV([.B486:.BI486])/2" office:value-type="float" office:value="0.0382328577591236" calcext:value-type="float">
            <text:p>0.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8" calcext:value-type="float">
            <text:p>1.88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77" calcext:value-type="float">
            <text:p>1.77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58" calcext:value-type="float">
            <text:p>1.58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68" calcext:value-type="float">
            <text:p>1.68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.8196666667</text:p>
          </table:table-cell>
          <table:table-cell table:formula="of:=STDEV([.B487:.BI487])/2" office:value-type="float" office:value="0.0432862630053895" calcext:value-type="float">
            <text:p>0.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1.73" calcext:value-type="float">
            <text:p>1.73</text:p>
          </table:table-cell>
          <table:table-cell office:value-type="float" office:value="1.99" calcext:value-type="float">
            <text:p>1.99</text:p>
          </table:table-cell>
          <table:table-cell office:value-type="float" office:value="1.76" calcext:value-type="float">
            <text:p>1.76</text:p>
          </table:table-cell>
          <table:table-cell office:value-type="float" office:value="1.9" calcext:value-type="float">
            <text:p>1.9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64" calcext:value-type="float">
            <text:p>1.6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.82" calcext:value-type="float">
            <text:p>1.82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94" calcext:value-type="float">
            <text:p>1.94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9" calcext:value-type="float">
            <text:p>1.89</text:p>
          </table:table-cell>
          <table:table-cell office:value-type="float" office:value="1.95" calcext:value-type="float">
            <text:p>1.95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.8398333333</text:p>
          </table:table-cell>
          <table:table-cell table:formula="of:=STDEV([.B488:.BI488])/2" office:value-type="float" office:value="0.0499448141780189" calcext:value-type="float">
            <text:p>0.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73" calcext:value-type="float">
            <text:p>1.73</text:p>
          </table:table-cell>
          <table:table-cell office:value-type="float" office:value="1.97" calcext:value-type="float">
            <text:p>1.97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1.66" calcext:value-type="float">
            <text:p>1.66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float" office:value="1.61" calcext:value-type="float">
            <text:p>1.61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.8068333333</text:p>
          </table:table-cell>
          <table:table-cell table:formula="of:=STDEV([.B489:.BI489])/2" office:value-type="float" office:value="0.0491580955853857" calcext:value-type="float">
            <text:p>0.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.0008333333</text:p>
          </table:table-cell>
          <table:table-cell table:formula="of:=STDEV([.B494:.BI494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.2468333333</text:p>
          </table:table-cell>
          <table:table-cell table:formula="of:=STDEV([.B495:.BI495])/2" office:value-type="float" office:value="0.0415126248579739" calcext:value-type="float">
            <text:p>0.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AVERAGE([.B496:.BI496])" office:value-type="float" office:value="0.3765" calcext:value-type="float">
            <text:p>0.3765</text:p>
          </table:table-cell>
          <table:table-cell table:formula="of:=STDEV([.B496:.BI496])/2" office:value-type="float" office:value="0.0289333688067683" calcext:value-type="float">
            <text:p>0.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.5136666667</text:p>
          </table:table-cell>
          <table:table-cell table:formula="of:=STDEV([.B497:.BI497])/2" office:value-type="float" office:value="0.0330634555120223" calcext:value-type="float">
            <text:p>0.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AVERAGE([.B498:.BI498])" office:value-type="float" office:value="0.503" calcext:value-type="float">
            <text:p>0.503</text:p>
          </table:table-cell>
          <table:table-cell table:formula="of:=STDEV([.B498:.BI498])/2" office:value-type="float" office:value="0.0149377238299662" calcext:value-type="float">
            <text:p>0.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499:.BI499])" office:value-type="float" office:value="0.51" calcext:value-type="float">
            <text:p>0.51</text:p>
          </table:table-cell>
          <table:table-cell table:formula="of:=STDEV([.B499:.BI499])/2" office:value-type="float" office:value="0.0156497685042715" calcext:value-type="float">
            <text:p>0.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.4971666667</text:p>
          </table:table-cell>
          <table:table-cell table:formula="of:=STDEV([.B500:.BI500])/2" office:value-type="float" office:value="0.022644856988345" calcext:value-type="float">
            <text:p>0.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.5128333333</text:p>
          </table:table-cell>
          <table:table-cell table:formula="of:=STDEV([.B501:.BI501])/2" office:value-type="float" office:value="0.0165982352203293" calcext:value-type="float">
            <text:p>0.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.5083333333</text:p>
          </table:table-cell>
          <table:table-cell table:formula="of:=STDEV([.B502:.BI502])/2" office:value-type="float" office:value="0.0176876540938767" calcext:value-type="float">
            <text:p>0.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/>
          <table:table-cell table:formula="of:=AVERAGE([.B503:.BI503])" office:value-type="float" office:value="0.509" calcext:value-type="float">
            <text:p>0.509</text:p>
          </table:table-cell>
          <table:table-cell table:formula="of:=STDEV([.B503:.BI503])/2" office:value-type="float" office:value="0.0181962000130592" calcext:value-type="float">
            <text:p>0.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.0001666667</text:p>
          </table:table-cell>
          <table:table-cell table:formula="of:=STDEV([.B522:.BI522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.0013333333</text:p>
          </table:table-cell>
          <table:table-cell table:formula="of:=STDEV([.B536:.BI536])/2" office:value-type="float" office:value="0.00251548874293232" calcext:value-type="float">
            <text:p>0.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.0008333333</text:p>
          </table:table-cell>
          <table:table-cell table:formula="of:=STDEV([.B537:.BI537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.0003333333</text:p>
          </table:table-cell>
          <table:table-cell table:formula="of:=STDEV([.B538:.BI538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.0001666667</text:p>
          </table:table-cell>
          <table:table-cell table:formula="of:=STDEV([.B539:.BI53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.0003333333</text:p>
          </table:table-cell>
          <table:table-cell table:formula="of:=STDEV([.B541:.BI541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.0001666667</text:p>
          </table:table-cell>
          <table:table-cell table:formula="of:=STDEV([.B543:.BI54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.0005</text:p>
          </table:table-cell>
          <table:table-cell table:formula="of:=STDEV([.B544:.BI54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.0003333333</text:p>
          </table:table-cell>
          <table:table-cell table:formula="of:=STDEV([.B545:.BI545])/2" office:value-type="float" office:value="0.000905101673596962" calcext:value-type="float">
            <text:p>0.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550:.BI550])" office:value-type="float" office:value="0.2745" calcext:value-type="float">
            <text:p>0.2745</text:p>
          </table:table-cell>
          <table:table-cell table:formula="of:=STDEV([.B550:.BI550])/2" office:value-type="float" office:value="0.0563315322481444" calcext:value-type="float">
            <text:p>0.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.6651666667</text:p>
          </table:table-cell>
          <table:table-cell table:formula="of:=STDEV([.B551:.BI551])/2" office:value-type="float" office:value="0.0608589064737047" calcext:value-type="float">
            <text:p>0.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552:.BI552])" office:value-type="float" office:value="0.963" calcext:value-type="float">
            <text:p>0.963</text:p>
          </table:table-cell>
          <table:table-cell table:formula="of:=STDEV([.B552:.BI552])/2" office:value-type="float" office:value="0.0408832566947168" calcext:value-type="float">
            <text:p>0.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float" office:value="1.14" calcext:value-type="float">
            <text:p>1.1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.9693333333</text:p>
          </table:table-cell>
          <table:table-cell table:formula="of:=STDEV([.B553:.BI553])/2" office:value-type="float" office:value="0.0526168326056057" calcext:value-type="float">
            <text:p>0.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19" calcext:value-type="float">
            <text:p>1.19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.01" calcext:value-type="float">
            <text:p>1.01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.9446666667</text:p>
          </table:table-cell>
          <table:table-cell table:formula="of:=STDEV([.B554:.BI554])/2" office:value-type="float" office:value="0.048270658760526" calcext:value-type="float">
            <text:p>0.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87" calcext:value-type="float">
            <text:p>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.9401666667</text:p>
          </table:table-cell>
          <table:table-cell table:formula="of:=STDEV([.B555:.BI555])/2" office:value-type="float" office:value="0.0516547507673414" calcext:value-type="float">
            <text:p>0.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4" calcext:value-type="float">
            <text:p>1.14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.8923333333</text:p>
          </table:table-cell>
          <table:table-cell table:formula="of:=STDEV([.B556:.BI556])/2" office:value-type="float" office:value="0.0483048815537406" calcext:value-type="float">
            <text:p>0.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.8843333333</text:p>
          </table:table-cell>
          <table:table-cell table:formula="of:=STDEV([.B557:.BI557])/2" office:value-type="float" office:value="0.0368731985100504" calcext:value-type="float">
            <text:p>0.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.8698333333</text:p>
          </table:table-cell>
          <table:table-cell table:formula="of:=STDEV([.B558:.BI558])/2" office:value-type="float" office:value="0.026433345444957" calcext:value-type="float">
            <text:p>0.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table:formula="of:=AVERAGE([.B559:.BI559])" office:value-type="float" office:value="0.871" calcext:value-type="float">
            <text:p>0.871</text:p>
          </table:table-cell>
          <table:table-cell table:formula="of:=STDEV([.B559:.BI559])/2" office:value-type="float" office:value="0.0403133909703144" calcext:value-type="float">
            <text:p>0.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.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.0001666667</text:p>
          </table:table-cell>
          <table:table-cell table:formula="of:=STDEV([.B569:.BI56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.0001666667</text:p>
          </table:table-cell>
          <table:table-cell table:formula="of:=STDEV([.B580:.BI58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.0001666667</text:p>
          </table:table-cell>
          <table:table-cell table:formula="of:=STDEV([.B592:.BI59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.0003333333</text:p>
          </table:table-cell>
          <table:table-cell table:formula="of:=STDEV([.B597:.BI597])/2" office:value-type="float" office:value="0.00129099444873581" calcext:value-type="float">
            <text:p>0.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.0001666667</text:p>
          </table:table-cell>
          <table:table-cell table:formula="of:=STDEV([.B599:.BI59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.0003333333</text:p>
          </table:table-cell>
          <table:table-cell table:formula="of:=STDEV([.B600:.BI600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.0001666667</text:p>
          </table:table-cell>
          <table:table-cell table:formula="of:=STDEV([.B601:.BI60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office:value-type="float" office:value="3.32" calcext:value-type="float">
            <text:p>3.32</text:p>
          </table:table-cell>
          <table:table-cell office:value-type="float" office:value="2.83" calcext:value-type="float">
            <text:p>2.83</text:p>
          </table:table-cell>
          <table:table-cell office:value-type="float" office:value="3.61" calcext:value-type="float">
            <text:p>3.61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2.65" calcext:value-type="float">
            <text:p>2.65</text:p>
          </table:table-cell>
          <table:table-cell office:value-type="float" office:value="3.38" calcext:value-type="float">
            <text:p>3.38</text:p>
          </table:table-cell>
          <table:table-cell office:value-type="float" office:value="2.76" calcext:value-type="float">
            <text:p>2.76</text:p>
          </table:table-cell>
          <table:table-cell office:value-type="float" office:value="1.75" calcext:value-type="float">
            <text:p>1.75</text:p>
          </table:table-cell>
          <table:table-cell office:value-type="float" office:value="1.27" calcext:value-type="float">
            <text:p>1.27</text:p>
          </table:table-cell>
          <table:table-cell office:value-type="float" office:value="3.28" calcext:value-type="float">
            <text:p>3.28</text:p>
          </table:table-cell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05" calcext:value-type="float">
            <text:p>2.05</text:p>
          </table:table-cell>
          <table:table-cell office:value-type="float" office:value="2.6" calcext:value-type="float">
            <text:p>2.6</text:p>
          </table:table-cell>
          <table:table-cell office:value-type="float" office:value="1.24" calcext:value-type="float">
            <text:p>1.24</text:p>
          </table:table-cell>
          <table:table-cell office:value-type="float" office:value="1.93" calcext:value-type="float">
            <text:p>1.93</text:p>
          </table:table-cell>
          <table:table-cell office:value-type="float" office:value="1.27" calcext:value-type="float">
            <text:p>1.27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  <table:table-cell office:value-type="float" office:value="1.14" calcext:value-type="float">
            <text:p>1.14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1.95" calcext:value-type="float">
            <text:p>1.95</text:p>
          </table:table-cell>
          <table:table-cell office:value-type="float" office:value="2.64" calcext:value-type="float">
            <text:p>2.64</text:p>
          </table:table-cell>
          <table:table-cell office:value-type="float" office:value="1.61" calcext:value-type="float">
            <text:p>1.61</text:p>
          </table:table-cell>
          <table:table-cell office:value-type="float" office:value="2.35" calcext:value-type="float">
            <text:p>2.35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2.54" calcext:value-type="float">
            <text:p>2.54</text:p>
          </table:table-cell>
          <table:table-cell office:value-type="float" office:value="2.44" calcext:value-type="float">
            <text:p>2.44</text:p>
          </table:table-cell>
          <table:table-cell office:value-type="float" office:value="2.01" calcext:value-type="float">
            <text:p>2.01</text:p>
          </table:table-cell>
          <table:table-cell office:value-type="float" office:value="2.43" calcext:value-type="float">
            <text:p>2.4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72" calcext:value-type="float">
            <text:p>1.72</text:p>
          </table:table-cell>
          <table:table-cell office:value-type="float" office:value="1.99" calcext:value-type="float">
            <text:p>1.99</text:p>
          </table:table-cell>
          <table:table-cell office:value-type="float" office:value="1.11" calcext:value-type="float">
            <text:p>1.11</text:p>
          </table:table-cell>
          <table:table-cell office:value-type="float" office:value="3.16" calcext:value-type="float">
            <text:p>3.16</text:p>
          </table:table-cell>
          <table:table-cell office:value-type="float" office:value="2.6" calcext:value-type="float">
            <text:p>2.6</text:p>
          </table:table-cell>
          <table:table-cell office:value-type="float" office:value="2.29" calcext:value-type="float">
            <text:p>2.29</text:p>
          </table:table-cell>
          <table:table-cell office:value-type="float" office:value="2.17" calcext:value-type="float">
            <text:p>2.17</text:p>
          </table:table-cell>
          <table:table-cell office:value-type="float" office:value="2.28" calcext:value-type="float">
            <text:p>2.28</text:p>
          </table:table-cell>
          <table:table-cell office:value-type="float" office:value="2.04" calcext:value-type="float">
            <text:p>2.04</text:p>
          </table:table-cell>
          <table:table-cell office:value-type="float" office:value="0.94" calcext:value-type="float">
            <text:p>0.94</text:p>
          </table:table-cell>
          <table:table-cell office:value-type="float" office:value="3.08" calcext:value-type="float">
            <text:p>3.08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office:value-type="float" office:value="2.71" calcext:value-type="float">
            <text:p>2.71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.2476666667</text:p>
          </table:table-cell>
          <table:table-cell table:formula="of:=STDEV([.B620:.BI620])/2" office:value-type="float" office:value="0.329749990897915" calcext:value-type="float">
            <text:p>0.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office:value-type="float" office:value="8.66" calcext:value-type="float">
            <text:p>8.66</text:p>
          </table:table-cell>
          <table:table-cell office:value-type="float" office:value="8.68" calcext:value-type="float">
            <text:p>8.68</text:p>
          </table:table-cell>
          <table:table-cell office:value-type="float" office:value="9.03" calcext:value-type="float">
            <text:p>9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16" calcext:value-type="float">
            <text:p>10.16</text:p>
          </table:table-cell>
          <table:table-cell office:value-type="float" office:value="11.96" calcext:value-type="float">
            <text:p>11.96</text:p>
          </table:table-cell>
          <table:table-cell office:value-type="float" office:value="9.9" calcext:value-type="float">
            <text:p>9.9</text:p>
          </table:table-cell>
          <table:table-cell office:value-type="float" office:value="11.56" calcext:value-type="float">
            <text:p>11.5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13" calcext:value-type="float">
            <text:p>10.13</text:p>
          </table:table-cell>
          <table:table-cell office:value-type="float" office:value="10.47" calcext:value-type="float">
            <text:p>10.47</text:p>
          </table:table-cell>
          <table:table-cell office:value-type="float" office:value="9.69" calcext:value-type="float">
            <text:p>9.69</text:p>
          </table:table-cell>
          <table:table-cell office:value-type="float" office:value="10.27" calcext:value-type="float">
            <text:p>10.27</text:p>
          </table:table-cell>
          <table:table-cell office:value-type="float" office:value="9.98" calcext:value-type="float">
            <text:p>9.98</text:p>
          </table:table-cell>
          <table:table-cell office:value-type="float" office:value="10.35" calcext:value-type="float">
            <text:p>10.35</text:p>
          </table:table-cell>
          <table:table-cell office:value-type="float" office:value="13.22" calcext:value-type="float">
            <text:p>13.22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7" calcext:value-type="float">
            <text:p>10.27</text:p>
          </table:table-cell>
          <table:table-cell office:value-type="float" office:value="11.4" calcext:value-type="float">
            <text:p>11.4</text:p>
          </table:table-cell>
          <table:table-cell office:value-type="float" office:value="9.69" calcext:value-type="float">
            <text:p>9.69</text:p>
          </table:table-cell>
          <table:table-cell office:value-type="float" office:value="10.01" calcext:value-type="float">
            <text:p>10.01</text:p>
          </table:table-cell>
          <table:table-cell office:value-type="float" office:value="9.11" calcext:value-type="float">
            <text:p>9.11</text:p>
          </table:table-cell>
          <table:table-cell office:value-type="float" office:value="9.8" calcext:value-type="float">
            <text:p>9.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8" calcext:value-type="float">
            <text:p>9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51" calcext:value-type="float">
            <text:p>9.51</text:p>
          </table:table-cell>
          <table:table-cell office:value-type="float" office:value="10.69" calcext:value-type="float">
            <text:p>10.6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float" office:value="9.06" calcext:value-type="float">
            <text:p>9.06</text:p>
          </table:table-cell>
          <table:table-cell office:value-type="float" office:value="9.71" calcext:value-type="float">
            <text:p>9.71</text:p>
          </table:table-cell>
          <table:table-cell office:value-type="float" office:value="10.22" calcext:value-type="float">
            <text:p>10.22</text:p>
          </table:table-cell>
          <table:table-cell office:value-type="float" office:value="9.7" calcext:value-type="float">
            <text:p>9.7</text:p>
          </table:table-cell>
          <table:table-cell office:value-type="float" office:value="10.44" calcext:value-type="float">
            <text:p>10.44</text:p>
          </table:table-cell>
          <table:table-cell office:value-type="float" office:value="9.87" calcext:value-type="float">
            <text:p>9.87</text:p>
          </table:table-cell>
          <table:table-cell office:value-type="float" office:value="11.04" calcext:value-type="float">
            <text:p>11.04</text:p>
          </table:table-cell>
          <table:table-cell office:value-type="float" office:value="10.13" calcext:value-type="float">
            <text:p>10.13</text:p>
          </table:table-cell>
          <table:table-cell office:value-type="float" office:value="9.74" calcext:value-type="float">
            <text:p>9.74</text:p>
          </table:table-cell>
          <table:table-cell office:value-type="float" office:value="10.51" calcext:value-type="float">
            <text:p>10.51</text:p>
          </table:table-cell>
          <table:table-cell office:value-type="float" office:value="9.9" calcext:value-type="float">
            <text:p>9.9</text:p>
          </table:table-cell>
          <table:table-cell office:value-type="float" office:value="9.66" calcext:value-type="float">
            <text:p>9.66</text:p>
          </table:table-cell>
          <table:table-cell office:value-type="float" office:value="10.08" calcext:value-type="float">
            <text:p>10.08</text:p>
          </table:table-cell>
          <table:table-cell office:value-type="float" office:value="9.27" calcext:value-type="float">
            <text:p>9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43" calcext:value-type="float">
            <text:p>10.43</text:p>
          </table:table-cell>
          <table:table-cell office:value-type="float" office:value="9.14" calcext:value-type="float">
            <text:p>9.14</text:p>
          </table:table-cell>
          <table:table-cell office:value-type="float" office:value="9.13" calcext:value-type="float">
            <text:p>9.1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13" calcext:value-type="float">
            <text:p>10.13</text:p>
          </table:table-cell>
          <table:table-cell office:value-type="float" office:value="9.83" calcext:value-type="float">
            <text:p>9.83</text:p>
          </table:table-cell>
          <table:table-cell office:value-type="float" office:value="10.42" calcext:value-type="float">
            <text:p>10.42</text:p>
          </table:table-cell>
          <table:table-cell office:value-type="float" office:value="9.96" calcext:value-type="float">
            <text:p>9.96</text:p>
          </table:table-cell>
          <table:table-cell office:value-type="float" office:value="9.13" calcext:value-type="float">
            <text:p>9.1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1.38" calcext:value-type="float">
            <text:p>11.38</text:p>
          </table:table-cell>
          <table:table-cell office:value-type="float" office:value="9.94" calcext:value-type="float">
            <text:p>9.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.1858333333</text:p>
          </table:table-cell>
          <table:table-cell table:formula="of:=STDEV([.B621:.BI621])/2" office:value-type="float" office:value="0.409136432081643" calcext:value-type="float">
            <text:p>0.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.77</text:p>
          </table:table-cell>
          <table:table-cell office:value-type="float" office:value="6.1" calcext:value-type="float">
            <text:p>6.1</text:p>
          </table:table-cell>
          <table:table-cell office:value-type="float" office:value="6.27" calcext:value-type="float">
            <text:p>6.27</text:p>
          </table:table-cell>
          <table:table-cell office:value-type="float" office:value="6.2" calcext:value-type="float">
            <text:p>6.2</text:p>
          </table:table-cell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float" office:value="6.43" calcext:value-type="float">
            <text:p>6.43</text:p>
          </table:table-cell>
          <table:table-cell office:value-type="float" office:value="5.74" calcext:value-type="float">
            <text:p>5.74</text:p>
          </table:table-cell>
          <table:table-cell office:value-type="float" office:value="7.1" calcext:value-type="float">
            <text:p>7.1</text:p>
          </table:table-cell>
          <table:table-cell office:value-type="float" office:value="8.74" calcext:value-type="float">
            <text:p>8.74</text:p>
          </table:table-cell>
          <table:table-cell office:value-type="float" office:value="6.55" calcext:value-type="float">
            <text:p>6.55</text:p>
          </table:table-cell>
          <table:table-cell office:value-type="float" office:value="6.86" calcext:value-type="float">
            <text:p>6.86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7.31" calcext:value-type="float">
            <text:p>7.31</text:p>
          </table:table-cell>
          <table:table-cell office:value-type="float" office:value="6.78" calcext:value-type="float">
            <text:p>6.78</text:p>
          </table:table-cell>
          <table:table-cell office:value-type="float" office:value="6.69" calcext:value-type="float">
            <text:p>6.69</text:p>
          </table:table-cell>
          <table:table-cell office:value-type="float" office:value="6.95" calcext:value-type="float">
            <text:p>6.95</text:p>
          </table:table-cell>
          <table:table-cell office:value-type="float" office:value="6.59" calcext:value-type="float">
            <text:p>6.59</text:p>
          </table:table-cell>
          <table:table-cell office:value-type="float" office:value="5.74" calcext:value-type="float">
            <text:p>5.74</text:p>
          </table:table-cell>
          <table:table-cell office:value-type="float" office:value="5.66" calcext:value-type="float">
            <text:p>5.66</text:p>
          </table:table-cell>
          <table:table-cell office:value-type="float" office:value="6.75" calcext:value-type="float">
            <text:p>6.75</text:p>
          </table:table-cell>
          <table:table-cell office:value-type="float" office:value="7.9" calcext:value-type="float">
            <text:p>7.9</text:p>
          </table:table-cell>
          <table:table-cell office:value-type="float" office:value="6.62" calcext:value-type="float">
            <text:p>6.62</text:p>
          </table:table-cell>
          <table:table-cell office:value-type="float" office:value="7.22" calcext:value-type="float">
            <text:p>7.22</text:p>
          </table:table-cell>
          <table:table-cell office:value-type="float" office:value="6.89" calcext:value-type="float">
            <text:p>6.89</text:p>
          </table:table-cell>
          <table:table-cell office:value-type="float" office:value="4.99" calcext:value-type="float">
            <text:p>4.99</text:p>
          </table:table-cell>
          <table:table-cell office:value-type="float" office:value="7.17" calcext:value-type="float">
            <text:p>7.17</text:p>
          </table:table-cell>
          <table:table-cell office:value-type="float" office:value="6.67" calcext:value-type="float">
            <text:p>6.67</text:p>
          </table:table-cell>
          <table:table-cell office:value-type="float" office:value="7.14" calcext:value-type="float">
            <text:p>7.14</text:p>
          </table:table-cell>
          <table:table-cell office:value-type="float" office:value="7.48" calcext:value-type="float">
            <text:p>7.48</text:p>
          </table:table-cell>
          <table:table-cell office:value-type="float" office:value="7.59" calcext:value-type="float">
            <text:p>7.59</text:p>
          </table:table-cell>
          <table:table-cell office:value-type="float" office:value="5.43" calcext:value-type="float">
            <text:p>5.43</text:p>
          </table:table-cell>
          <table:table-cell office:value-type="float" office:value="5.56" calcext:value-type="float">
            <text:p>5.56</text:p>
          </table:table-cell>
          <table:table-cell office:value-type="float" office:value="6.81" calcext:value-type="float">
            <text:p>6.81</text:p>
          </table:table-cell>
          <table:table-cell office:value-type="float" office:value="5.44" calcext:value-type="float">
            <text:p>5.44</text:p>
          </table:table-cell>
          <table:table-cell office:value-type="float" office:value="6.21" calcext:value-type="float">
            <text:p>6.21</text:p>
          </table:table-cell>
          <table:table-cell office:value-type="float" office:value="6.51" calcext:value-type="float">
            <text:p>6.51</text:p>
          </table:table-cell>
          <table:table-cell office:value-type="float" office:value="8.68" calcext:value-type="float">
            <text:p>8.68</text:p>
          </table:table-cell>
          <table:table-cell office:value-type="float" office:value="6.54" calcext:value-type="float">
            <text:p>6.54</text:p>
          </table:table-cell>
          <table:table-cell office:value-type="float" office:value="6.46" calcext:value-type="float">
            <text:p>6.46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7.56" calcext:value-type="float">
            <text:p>7.56</text:p>
          </table:table-cell>
          <table:table-cell office:value-type="float" office:value="5.71" calcext:value-type="float">
            <text:p>5.71</text:p>
          </table:table-cell>
          <table:table-cell office:value-type="float" office:value="5.25" calcext:value-type="float">
            <text:p>5.25</text:p>
          </table:table-cell>
          <table:table-cell office:value-type="float" office:value="8.71" calcext:value-type="float">
            <text:p>8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5.9" calcext:value-type="float">
            <text:p>5.9</text:p>
          </table:table-cell>
          <table:table-cell office:value-type="float" office:value="5.58" calcext:value-type="float">
            <text:p>5.58</text:p>
          </table:table-cell>
          <table:table-cell office:value-type="float" office:value="5.96" calcext:value-type="float">
            <text:p>5.96</text:p>
          </table:table-cell>
          <table:table-cell office:value-type="float" office:value="6.14" calcext:value-type="float">
            <text:p>6.14</text:p>
          </table:table-cell>
          <table:table-cell office:value-type="float" office:value="5.82" calcext:value-type="float">
            <text:p>5.82</text:p>
          </table:table-cell>
          <table:table-cell office:value-type="float" office:value="6.42" calcext:value-type="float">
            <text:p>6.42</text:p>
          </table:table-cell>
          <table:table-cell office:value-type="float" office:value="6.36" calcext:value-type="float">
            <text:p>6.36</text:p>
          </table:table-cell>
          <table:table-cell office:value-type="float" office:value="5.91" calcext:value-type="float">
            <text:p>5.91</text:p>
          </table:table-cell>
          <table:table-cell office:value-type="float" office:value="5.99" calcext:value-type="float">
            <text:p>5.99</text:p>
          </table:table-cell>
          <table:table-cell office:value-type="float" office:value="5.95" calcext:value-type="float">
            <text:p>5.95</text:p>
          </table:table-cell>
          <table:table-cell office:value-type="float" office:value="5.24" calcext:value-type="float">
            <text:p>5.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.4826666667</text:p>
          </table:table-cell>
          <table:table-cell table:formula="of:=STDEV([.B622:.BI622])/2" office:value-type="float" office:value="0.4309330305699" calcext:value-type="float">
            <text:p>0.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.48" calcext:value-type="float">
            <text:p>3.48</text:p>
          </table:table-cell>
          <table:table-cell office:value-type="float" office:value="3.34" calcext:value-type="float">
            <text:p>3.34</text:p>
          </table:table-cell>
          <table:table-cell office:value-type="float" office:value="3.16" calcext:value-type="float">
            <text:p>3.16</text:p>
          </table:table-cell>
          <table:table-cell office:value-type="float" office:value="3.62" calcext:value-type="float">
            <text:p>3.62</text:p>
          </table:table-cell>
          <table:table-cell office:value-type="float" office:value="4.05" calcext:value-type="float">
            <text:p>4.05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3.09" calcext:value-type="float">
            <text:p>3.09</text:p>
          </table:table-cell>
          <table:table-cell office:value-type="float" office:value="3.78" calcext:value-type="float">
            <text:p>3.78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  <table:table-cell office:value-type="float" office:value="3.78" calcext:value-type="float">
            <text:p>3.78</text:p>
          </table:table-cell>
          <table:table-cell office:value-type="float" office:value="3.63" calcext:value-type="float">
            <text:p>3.63</text:p>
          </table:table-cell>
          <table:table-cell office:value-type="float" office:value="3.79" calcext:value-type="float">
            <text:p>3.79</text:p>
          </table:table-cell>
          <table:table-cell office:value-type="float" office:value="3.57" calcext:value-type="float">
            <text:p>3.57</text:p>
          </table:table-cell>
          <table:table-cell office:value-type="float" office:value="3.86" calcext:value-type="float">
            <text:p>3.86</text:p>
          </table:table-cell>
          <table:table-cell office:value-type="float" office:value="3.54" calcext:value-type="float">
            <text:p>3.54</text:p>
          </table:table-cell>
          <table:table-cell office:value-type="float" office:value="3.86" calcext:value-type="float">
            <text:p>3.86</text:p>
          </table:table-cell>
          <table:table-cell office:value-type="float" office:value="3.43" calcext:value-type="float">
            <text:p>3.43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3.89" calcext:value-type="float">
            <text:p>3.89</text:p>
          </table:table-cell>
          <table:table-cell office:value-type="float" office:value="3.45" calcext:value-type="float">
            <text:p>3.45</text:p>
          </table:table-cell>
          <table:table-cell office:value-type="float" office:value="2.63" calcext:value-type="float">
            <text:p>2.63</text:p>
          </table:table-cell>
          <table:table-cell office:value-type="float" office:value="3.51" calcext:value-type="float">
            <text:p>3.51</text:p>
          </table:table-cell>
          <table:table-cell office:value-type="float" office:value="4.09" calcext:value-type="float">
            <text:p>4.09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float" office:value="3.76" calcext:value-type="float">
            <text:p>3.76</text:p>
          </table:table-cell>
          <table:table-cell office:value-type="float" office:value="4.19" calcext:value-type="float">
            <text:p>4.19</text:p>
          </table:table-cell>
          <table:table-cell office:value-type="float" office:value="3.82" calcext:value-type="float">
            <text:p>3.82</text:p>
          </table:table-cell>
          <table:table-cell office:value-type="float" office:value="3.57" calcext:value-type="float">
            <text:p>3.57</text:p>
          </table:table-cell>
          <table:table-cell office:value-type="float" office:value="4.42" calcext:value-type="float">
            <text:p>4.42</text:p>
          </table:table-cell>
          <table:table-cell office:value-type="float" office:value="2.95" calcext:value-type="float">
            <text:p>2.95</text:p>
          </table:table-cell>
          <table:table-cell office:value-type="float" office:value="3.58" calcext:value-type="float">
            <text:p>3.58</text:p>
          </table:table-cell>
          <table:table-cell office:value-type="float" office:value="3.38" calcext:value-type="float">
            <text:p>3.38</text:p>
          </table:table-cell>
          <table:table-cell office:value-type="float" office:value="3.61" calcext:value-type="float">
            <text:p>3.61</text:p>
          </table:table-cell>
          <table:table-cell office:value-type="float" office:value="3.48" calcext:value-type="float">
            <text:p>3.48</text:p>
          </table:table-cell>
          <table:table-cell office:value-type="float" office:value="3.83" calcext:value-type="float">
            <text:p>3.83</text:p>
          </table:table-cell>
          <table:table-cell office:value-type="float" office:value="3.8" calcext:value-type="float">
            <text:p>3.8</text:p>
          </table:table-cell>
          <table:table-cell office:value-type="float" office:value="3.14" calcext:value-type="float">
            <text:p>3.14</text:p>
          </table:table-cell>
          <table:table-cell office:value-type="float" office:value="2.77" calcext:value-type="float">
            <text:p>2.77</text:p>
          </table:table-cell>
          <table:table-cell office:value-type="float" office:value="3.29" calcext:value-type="float">
            <text:p>3.29</text:p>
          </table:table-cell>
          <table:table-cell office:value-type="float" office:value="3.77" calcext:value-type="float">
            <text:p>3.77</text:p>
          </table:table-cell>
          <table:table-cell office:value-type="float" office:value="4.06" calcext:value-type="float">
            <text:p>4.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51" calcext:value-type="float">
            <text:p>3.51</text:p>
          </table:table-cell>
          <table:table-cell office:value-type="float" office:value="3.91" calcext:value-type="float">
            <text:p>3.91</text:p>
          </table:table-cell>
          <table:table-cell office:value-type="float" office:value="3.75" calcext:value-type="float">
            <text:p>3.75</text:p>
          </table:table-cell>
          <table:table-cell office:value-type="float" office:value="3.49" calcext:value-type="float">
            <text:p>3.49</text:p>
          </table:table-cell>
          <table:table-cell office:value-type="float" office:value="3.83" calcext:value-type="float">
            <text:p>3.83</text:p>
          </table:table-cell>
          <table:table-cell office:value-type="float" office:value="4.14" calcext:value-type="float">
            <text:p>4.14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.5761666667</text:p>
          </table:table-cell>
          <table:table-cell table:formula="of:=STDEV([.B623:.BI623])/2" office:value-type="float" office:value="0.177422916340978" calcext:value-type="float">
            <text:p>0.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4.12" calcext:value-type="float">
            <text:p>4.12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4.09" calcext:value-type="float">
            <text:p>4.09</text:p>
          </table:table-cell>
          <table:table-cell office:value-type="float" office:value="3.98" calcext:value-type="float">
            <text:p>3.98</text:p>
          </table:table-cell>
          <table:table-cell office:value-type="float" office:value="3.8" calcext:value-type="float">
            <text:p>3.8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1" calcext:value-type="float">
            <text:p>4.1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office:value-type="float" office:value="4.46" calcext:value-type="float">
            <text:p>4.46</text:p>
          </table:table-cell>
          <table:table-cell office:value-type="float" office:value="4.08" calcext:value-type="float">
            <text:p>4.08</text:p>
          </table:table-cell>
          <table:table-cell office:value-type="float" office:value="3.99" calcext:value-type="float">
            <text:p>3.99</text:p>
          </table:table-cell>
          <table:table-cell office:value-type="float" office:value="4.43" calcext:value-type="float">
            <text:p>4.43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4.01" calcext:value-type="float">
            <text:p>4.01</text:p>
          </table:table-cell>
          <table:table-cell office:value-type="float" office:value="3.64" calcext:value-type="float">
            <text:p>3.64</text:p>
          </table:table-cell>
          <table:table-cell office:value-type="float" office:value="3.96" calcext:value-type="float">
            <text:p>3.96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6" calcext:value-type="float">
            <text:p>4.16</text:p>
          </table:table-cell>
          <table:table-cell office:value-type="float" office:value="4.19" calcext:value-type="float">
            <text:p>4.19</text:p>
          </table:table-cell>
          <table:table-cell office:value-type="float" office:value="4.26" calcext:value-type="float">
            <text:p>4.26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09" calcext:value-type="float">
            <text:p>4.09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4.33" calcext:value-type="float">
            <text:p>4.33</text:p>
          </table:table-cell>
          <table:table-cell office:value-type="float" office:value="3.88" calcext:value-type="float">
            <text:p>3.88</text:p>
          </table:table-cell>
          <table:table-cell office:value-type="float" office:value="3.91" calcext:value-type="float">
            <text:p>3.91</text:p>
          </table:table-cell>
          <table:table-cell office:value-type="float" office:value="4.09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3.91" calcext:value-type="float">
            <text:p>3.91</text:p>
          </table:table-cell>
          <table:table-cell office:value-type="float" office:value="3.69" calcext:value-type="float">
            <text:p>3.69</text:p>
          </table:table-cell>
          <table:table-cell office:value-type="float" office:value="4.5" calcext:value-type="float">
            <text:p>4.5</text:p>
          </table:table-cell>
          <table:table-cell office:value-type="float" office:value="4.24" calcext:value-type="float">
            <text:p>4.24</text:p>
          </table:table-cell>
          <table:table-cell office:value-type="float" office:value="3.91" calcext:value-type="float">
            <text:p>3.91</text:p>
          </table:table-cell>
          <table:table-cell office:value-type="float" office:value="3.93" calcext:value-type="float">
            <text:p>3.93</text:p>
          </table:table-cell>
          <table:table-cell office:value-type="float" office:value="3.61" calcext:value-type="float">
            <text:p>3.61</text:p>
          </table:table-cell>
          <table:table-cell office:value-type="float" office:value="3.79" calcext:value-type="float">
            <text:p>3.79</text:p>
          </table:table-cell>
          <table:table-cell office:value-type="float" office:value="3.86" calcext:value-type="float">
            <text:p>3.86</text:p>
          </table:table-cell>
          <table:table-cell office:value-type="float" office:value="3.92" calcext:value-type="float">
            <text:p>3.92</text:p>
          </table:table-cell>
          <table:table-cell office:value-type="float" office:value="3.81" calcext:value-type="float">
            <text:p>3.81</text:p>
          </table:table-cell>
          <table:table-cell office:value-type="float" office:value="3.65" calcext:value-type="float">
            <text:p>3.65</text:p>
          </table:table-cell>
          <table:table-cell office:value-type="float" office:value="4.06" calcext:value-type="float">
            <text:p>4.06</text:p>
          </table:table-cell>
          <table:table-cell office:value-type="float" office:value="3.99" calcext:value-type="float">
            <text:p>3.99</text:p>
          </table:table-cell>
          <table:table-cell office:value-type="float" office:value="3.73" calcext:value-type="float">
            <text:p>3.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.0178333333</text:p>
          </table:table-cell>
          <table:table-cell table:formula="of:=STDEV([.B624:.BI624])/2" office:value-type="float" office:value="0.142692307545881" calcext:value-type="float">
            <text:p>0.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" calcext:value-type="float">
            <text:p>4.1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4.15" calcext:value-type="float">
            <text:p>4.1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7" calcext:value-type="float">
            <text:p>4.47</text:p>
          </table:table-cell>
          <table:table-cell office:value-type="float" office:value="4.12" calcext:value-type="float">
            <text:p>4.1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4.26" calcext:value-type="float">
            <text:p>4.26</text:p>
          </table:table-cell>
          <table:table-cell office:value-type="float" office:value="4.22" calcext:value-type="float">
            <text:p>4.22</text:p>
          </table:table-cell>
          <table:table-cell office:value-type="float" office:value="4.3" calcext:value-type="float">
            <text:p>4.3</text:p>
          </table:table-cell>
          <table:table-cell office:value-type="float" office:value="3.99" calcext:value-type="float">
            <text:p>3.99</text:p>
          </table:table-cell>
          <table:table-cell office:value-type="float" office:value="4.13" calcext:value-type="float">
            <text:p>4.13</text:p>
          </table:table-cell>
          <table:table-cell office:value-type="float" office:value="4.04" calcext:value-type="float">
            <text:p>4.04</text:p>
          </table:table-cell>
          <table:table-cell office:value-type="float" office:value="4.18" calcext:value-type="float">
            <text:p>4.18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office:value-type="float" office:value="4.07" calcext:value-type="float">
            <text:p>4.07</text:p>
          </table:table-cell>
          <table:table-cell office:value-type="float" office:value="4.56" calcext:value-type="float">
            <text:p>4.56</text:p>
          </table:table-cell>
          <table:table-cell office:value-type="float" office:value="4.04" calcext:value-type="float">
            <text:p>4.04</text:p>
          </table:table-cell>
          <table:table-cell office:value-type="float" office:value="4.12" calcext:value-type="float">
            <text:p>4.12</text:p>
          </table:table-cell>
          <table:table-cell office:value-type="float" office:value="4.19" calcext:value-type="float">
            <text:p>4.19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4.29" calcext:value-type="float">
            <text:p>4.29</text:p>
          </table:table-cell>
          <table:table-cell office:value-type="float" office:value="4.05" calcext:value-type="float">
            <text:p>4.05</text:p>
          </table:table-cell>
          <table:table-cell office:value-type="float" office:value="3.96" calcext:value-type="float">
            <text:p>3.96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28" calcext:value-type="float">
            <text:p>4.28</text:p>
          </table:table-cell>
          <table:table-cell office:value-type="float" office:value="4.61" calcext:value-type="float">
            <text:p>4.61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3.99" calcext:value-type="float">
            <text:p>3.99</text:p>
          </table:table-cell>
          <table:table-cell office:value-type="float" office:value="4.04" calcext:value-type="float">
            <text:p>4.04</text:p>
          </table:table-cell>
          <table:table-cell office:value-type="float" office:value="4.09" calcext:value-type="float">
            <text:p>4.09</text:p>
          </table:table-cell>
          <table:table-cell office:value-type="float" office:value="4.27" calcext:value-type="float">
            <text:p>4.27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table:formula="of:=AVERAGE([.B625:.BI625])" office:value-type="float" office:value="4.19" calcext:value-type="float">
            <text:p>4.19</text:p>
          </table:table-cell>
          <table:table-cell table:formula="of:=STDEV([.B625:.BI625])/2" office:value-type="float" office:value="0.0815527280820643" calcext:value-type="float">
            <text:p>0.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7" calcext:value-type="float">
            <text:p>4.37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23" calcext:value-type="float">
            <text:p>4.23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5.57" calcext:value-type="float">
            <text:p>5.57</text:p>
          </table:table-cell>
          <table:table-cell office:value-type="float" office:value="4.31" calcext:value-type="float">
            <text:p>4.31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.43" calcext:value-type="float">
            <text:p>4.43</text:p>
          </table:table-cell>
          <table:table-cell office:value-type="float" office:value="4.76" calcext:value-type="float">
            <text:p>4.76</text:p>
          </table:table-cell>
          <table:table-cell office:value-type="float" office:value="4.32" calcext:value-type="float">
            <text:p>4.32</text:p>
          </table:table-cell>
          <table:table-cell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4.64" calcext:value-type="float">
            <text:p>4.64</text:p>
          </table:table-cell>
          <table:table-cell office:value-type="float" office:value="6.16" calcext:value-type="float">
            <text:p>6.16</text:p>
          </table:table-cell>
          <table:table-cell office:value-type="float" office:value="4.09" calcext:value-type="float">
            <text:p>4.09</text:p>
          </table:table-cell>
          <table:table-cell office:value-type="float" office:value="4.13" calcext:value-type="float">
            <text:p>4.13</text:p>
          </table:table-cell>
          <table:table-cell office:value-type="float" office:value="4.29" calcext:value-type="float">
            <text:p>4.29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9" calcext:value-type="float">
            <text:p>4.59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5.28" calcext:value-type="float">
            <text:p>5.28</text:p>
          </table:table-cell>
          <table:table-cell office:value-type="float" office:value="5.53" calcext:value-type="float">
            <text:p>5.53</text:p>
          </table:table-cell>
          <table:table-cell office:value-type="float" office:value="4.16" calcext:value-type="float">
            <text:p>4.16</text:p>
          </table:table-cell>
          <table:table-cell office:value-type="float" office:value="4.2" calcext:value-type="float">
            <text:p>4.2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office:value-type="float" office:value="4.15" calcext:value-type="float">
            <text:p>4.15</text:p>
          </table:table-cell>
          <table:table-cell office:value-type="float" office:value="4.36" calcext:value-type="float">
            <text:p>4.36</text:p>
          </table:table-cell>
          <table:table-cell office:value-type="float" office:value="4.25" calcext:value-type="float">
            <text:p>4.25</text:p>
          </table:table-cell>
          <table:table-cell office:value-type="float" office:value="4.82" calcext:value-type="float">
            <text:p>4.82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1" calcext:value-type="float">
            <text:p>4.11</text:p>
          </table:table-cell>
          <table:table-cell office:value-type="float" office:value="4.42" calcext:value-type="float">
            <text:p>4.42</text:p>
          </table:table-cell>
          <table:table-cell office:value-type="float" office:value="4.57" calcext:value-type="float">
            <text:p>4.57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3.99" calcext:value-type="float">
            <text:p>3.99</text:p>
          </table:table-cell>
          <table:table-cell office:value-type="float" office:value="4.27" calcext:value-type="float">
            <text:p>4.27</text:p>
          </table:table-cell>
          <table:table-cell office:value-type="float" office:value="4.33" calcext:value-type="float">
            <text:p>4.33</text:p>
          </table:table-cell>
          <table:table-cell office:value-type="float" office:value="4.37" calcext:value-type="float">
            <text:p>4.37</text:p>
          </table:table-cell>
          <table:table-cell office:value-type="float" office:value="4.29" calcext:value-type="float">
            <text:p>4.29</text:p>
          </table:table-cell>
          <table:table-cell office:value-type="float" office:value="4.68" calcext:value-type="float">
            <text:p>4.68</text:p>
          </table:table-cell>
          <table:table-cell office:value-type="float" office:value="4.38" calcext:value-type="float">
            <text:p>4.38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.4463333333</text:p>
          </table:table-cell>
          <table:table-cell table:formula="of:=STDEV([.B626:.BI626])/2" office:value-type="float" office:value="0.19502274240841" calcext:value-type="float">
            <text:p>0.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.47</text:p>
          </table:table-cell>
          <table:table-cell office:value-type="float" office:value="4.31" calcext:value-type="float">
            <text:p>4.31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4.36" calcext:value-type="float">
            <text:p>4.36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3" calcext:value-type="float">
            <text:p>4.13</text:p>
          </table:table-cell>
          <table:table-cell office:value-type="float" office:value="4.39" calcext:value-type="float">
            <text:p>4.39</text:p>
          </table:table-cell>
          <table:table-cell office:value-type="float" office:value="4.25" calcext:value-type="float">
            <text:p>4.25</text:p>
          </table:table-cell>
          <table:table-cell office:value-type="float" office:value="4.45" calcext:value-type="float">
            <text:p>4.45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27" calcext:value-type="float">
            <text:p>4.27</text:p>
          </table:table-cell>
          <table:table-cell office:value-type="float" office:value="4.2" calcext:value-type="float">
            <text:p>4.2</text:p>
          </table:table-cell>
          <table:table-cell office:value-type="float" office:value="3.95" calcext:value-type="float">
            <text:p>3.95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33" calcext:value-type="float">
            <text:p>4.33</text:p>
          </table:table-cell>
          <table:table-cell office:value-type="float" office:value="4.27" calcext:value-type="float">
            <text:p>4.27</text:p>
          </table:table-cell>
          <table:table-cell office:value-type="float" office:value="4.45" calcext:value-type="float">
            <text:p>4.45</text:p>
          </table:table-cell>
          <table:table-cell office:value-type="float" office:value="4.15" calcext:value-type="float">
            <text:p>4.15</text:p>
          </table:table-cell>
          <table:table-cell office:value-type="float" office:value="4.52" calcext:value-type="float">
            <text:p>4.52</text:p>
          </table:table-cell>
          <table:table-cell office:value-type="float" office:value="4.43" calcext:value-type="float">
            <text:p>4.43</text:p>
          </table:table-cell>
          <table:table-cell office:value-type="float" office:value="4.11" calcext:value-type="float">
            <text:p>4.11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41" calcext:value-type="float">
            <text:p>4.41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33" calcext:value-type="float">
            <text:p>4.33</text:p>
          </table:table-cell>
          <table:table-cell office:value-type="float" office:value="4.23" calcext:value-type="float">
            <text:p>4.23</text:p>
          </table:table-cell>
          <table:table-cell office:value-type="float" office:value="4.28" calcext:value-type="float">
            <text:p>4.28</text:p>
          </table:table-cell>
          <table:table-cell office:value-type="float" office:value="4.67" calcext:value-type="float">
            <text:p>4.67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  <table:table-cell office:value-type="float" office:value="4.37" calcext:value-type="float">
            <text:p>4.37</text:p>
          </table:table-cell>
          <table:table-cell office:value-type="float" office:value="4.26" calcext:value-type="float">
            <text:p>4.26</text:p>
          </table:table-cell>
          <table:table-cell office:value-type="float" office:value="4.41" calcext:value-type="float">
            <text:p>4.41</text:p>
          </table:table-cell>
          <table:table-cell office:value-type="float" office:value="4.4" calcext:value-type="float">
            <text:p>4.4</text:p>
          </table:table-cell>
          <table:table-cell office:value-type="float" office:value="4.73" calcext:value-type="float">
            <text:p>4.73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4.3" calcext:value-type="float">
            <text:p>4.3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.3223333333</text:p>
          </table:table-cell>
          <table:table-cell table:formula="of:=STDEV([.B627:.BI627])/2" office:value-type="float" office:value="0.0724122301372242" calcext:value-type="float">
            <text:p>0.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3.99" calcext:value-type="float">
            <text:p>3.99</text:p>
          </table:table-cell>
          <table:table-cell office:value-type="float" office:value="4.08" calcext:value-type="float">
            <text:p>4.08</text:p>
          </table:table-cell>
          <table:table-cell office:value-type="float" office:value="4.6" calcext:value-type="float">
            <text:p>4.6</text:p>
          </table:table-cell>
          <table:table-cell office:value-type="float" office:value="4.51" calcext:value-type="float">
            <text:p>4.51</text:p>
          </table:table-cell>
          <table:table-cell office:value-type="float" office:value="4.11" calcext:value-type="float">
            <text:p>4.11</text:p>
          </table:table-cell>
          <table:table-cell office:value-type="float" office:value="4.71" calcext:value-type="float">
            <text:p>4.71</text:p>
          </table:table-cell>
          <table:table-cell office:value-type="float" office:value="4.43" calcext:value-type="float">
            <text:p>4.43</text:p>
          </table:table-cell>
          <table:table-cell office:value-type="float" office:value="4.48" calcext:value-type="float">
            <text:p>4.48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29" calcext:value-type="float">
            <text:p>4.29</text:p>
          </table:table-cell>
          <table:table-cell office:value-type="float" office:value="4.35" calcext:value-type="float">
            <text:p>4.35</text:p>
          </table:table-cell>
          <table:table-cell office:value-type="float" office:value="4.44" calcext:value-type="float">
            <text:p>4.44</text:p>
          </table:table-cell>
          <table:table-cell office:value-type="float" office:value="4.75" calcext:value-type="float">
            <text:p>4.75</text:p>
          </table:table-cell>
          <table:table-cell office:value-type="float" office:value="4.11" calcext:value-type="float">
            <text:p>4.11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44" calcext:value-type="float">
            <text:p>4.44</text:p>
          </table:table-cell>
          <table:table-cell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4.46" calcext:value-type="float">
            <text:p>4.46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04" calcext:value-type="float">
            <text:p>4.04</text:p>
          </table:table-cell>
          <table:table-cell office:value-type="float" office:value="4.19" calcext:value-type="float">
            <text:p>4.19</text:p>
          </table:table-cell>
          <table:table-cell office:value-type="float" office:value="4.21" calcext:value-type="float">
            <text:p>4.21</text:p>
          </table:table-cell>
          <table:table-cell office:value-type="float" office:value="4.49" calcext:value-type="float">
            <text:p>4.49</text:p>
          </table:table-cell>
          <table:table-cell office:value-type="float" office:value="4.38" calcext:value-type="float">
            <text:p>4.38</text:p>
          </table:table-cell>
          <table:table-cell office:value-type="float" office:value="4.64" calcext:value-type="float">
            <text:p>4.64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44" calcext:value-type="float">
            <text:p>4.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4.88" calcext:value-type="float">
            <text:p>4.88</text:p>
          </table:table-cell>
          <table:table-cell office:value-type="float" office:value="4.18" calcext:value-type="float">
            <text:p>4.1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37" calcext:value-type="float">
            <text:p>4.37</text:p>
          </table:table-cell>
          <table:table-cell office:value-type="float" office:value="4.11" calcext:value-type="float">
            <text:p>4.11</text:p>
          </table:table-cell>
          <table:table-cell office:value-type="float" office:value="4.22" calcext:value-type="float">
            <text:p>4.22</text:p>
          </table:table-cell>
          <table:table-cell office:value-type="float" office:value="4.52" calcext:value-type="float">
            <text:p>4.52</text:p>
          </table:table-cell>
          <table:table-cell office:value-type="float" office:value="4.21" calcext:value-type="float">
            <text:p>4.21</text:p>
          </table:table-cell>
          <table:table-cell office:value-type="float" office:value="4.57" calcext:value-type="float">
            <text:p>4.57</text:p>
          </table:table-cell>
          <table:table-cell office:value-type="float" office:value="4.02" calcext:value-type="float">
            <text:p>4.02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4.15" calcext:value-type="float">
            <text:p>4.15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4" calcext:value-type="float">
            <text:p>4.4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.3388333333</text:p>
          </table:table-cell>
          <table:table-cell table:formula="of:=STDEV([.B628:.BI628])/2" office:value-type="float" office:value="0.100406342507927" calcext:value-type="float">
            <text:p>0.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.55</text:p>
          </table:table-cell>
          <table:table-cell office:value-type="float" office:value="4.42" calcext:value-type="float">
            <text:p>4.42</text:p>
          </table:table-cell>
          <table:table-cell office:value-type="float" office:value="4.72" calcext:value-type="float">
            <text:p>4.72</text:p>
          </table:table-cell>
          <table:table-cell office:value-type="float" office:value="4.22" calcext:value-type="float">
            <text:p>4.22</text:p>
          </table:table-cell>
          <table:table-cell office:value-type="float" office:value="4.08" calcext:value-type="float">
            <text:p>4.08</text:p>
          </table:table-cell>
          <table:table-cell office:value-type="float" office:value="4.23" calcext:value-type="float">
            <text:p>4.23</text:p>
          </table:table-cell>
          <table:table-cell office:value-type="float" office:value="4.5" calcext:value-type="float">
            <text:p>4.5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4.23" calcext:value-type="float">
            <text:p>4.23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77" calcext:value-type="float">
            <text:p>4.77</text:p>
          </table:table-cell>
          <table:table-cell office:value-type="float" office:value="4.13" calcext:value-type="float">
            <text:p>4.13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.64" calcext:value-type="float">
            <text:p>4.64</text:p>
          </table:table-cell>
          <table:table-cell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39" calcext:value-type="float">
            <text:p>4.39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26" calcext:value-type="float">
            <text:p>4.26</text:p>
          </table:table-cell>
          <table:table-cell office:value-type="float" office:value="4.49" calcext:value-type="float">
            <text:p>4.49</text:p>
          </table:table-cell>
          <table:table-cell office:value-type="float" office:value="4.01" calcext:value-type="float">
            <text:p>4.01</text:p>
          </table:table-cell>
          <table:table-cell office:value-type="float" office:value="4.43" calcext:value-type="float">
            <text:p>4.43</text:p>
          </table:table-cell>
          <table:table-cell office:value-type="float" office:value="4.77" calcext:value-type="float">
            <text:p>4.7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5" calcext:value-type="float">
            <text:p>4.5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office:value-type="float" office:value="4.32" calcext:value-type="float">
            <text:p>4.32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39" calcext:value-type="float">
            <text:p>4.39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56" calcext:value-type="float">
            <text:p>4.56</text:p>
          </table:table-cell>
          <table:table-cell office:value-type="float" office:value="4.13" calcext:value-type="float">
            <text:p>4.13</text:p>
          </table:table-cell>
          <table:table-cell office:value-type="float" office:value="4.59" calcext:value-type="float">
            <text:p>4.59</text:p>
          </table:table-cell>
          <table:table-cell office:value-type="float" office:value="4.35" calcext:value-type="float">
            <text:p>4.35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33" calcext:value-type="float">
            <text:p>4.33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AVERAGE([.B629:.BI629])" office:value-type="float" office:value="4.386" calcext:value-type="float">
            <text:p>4.386</text:p>
          </table:table-cell>
          <table:table-cell table:formula="of:=STDEV([.B629:.BI629])/2" office:value-type="float" office:value="0.0937143152424214" calcext:value-type="float">
            <text:p>0.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.0006666667</text:p>
          </table:table-cell>
          <table:table-cell table:formula="of:=STDEV([.B634:.BI634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B635:.BI635])" office:value-type="float" office:value="0.136" calcext:value-type="float">
            <text:p>0.136</text:p>
          </table:table-cell>
          <table:table-cell table:formula="of:=STDEV([.B635:.BI635])/2" office:value-type="float" office:value="0.0186447611581395" calcext:value-type="float">
            <text:p>0.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.2148333333</text:p>
          </table:table-cell>
          <table:table-cell table:formula="of:=STDEV([.B636:.BI636])/2" office:value-type="float" office:value="0.0146857381140616" calcext:value-type="float">
            <text:p>0.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.2541666667</text:p>
          </table:table-cell>
          <table:table-cell table:formula="of:=STDEV([.B637:.BI637])/2" office:value-type="float" office:value="0.0167810341559939" calcext:value-type="float">
            <text:p>0.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.2233333333</text:p>
          </table:table-cell>
          <table:table-cell table:formula="of:=STDEV([.B638:.BI638])/2" office:value-type="float" office:value="0.0133298017921951" calcext:value-type="float">
            <text:p>0.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.2286666667</text:p>
          </table:table-cell>
          <table:table-cell table:formula="of:=STDEV([.B639:.BI639])/2" office:value-type="float" office:value="0.0143049910297624" calcext:value-type="float">
            <text:p>0.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640:.BI640])" office:value-type="float" office:value="0.2235" calcext:value-type="float">
            <text:p>0.2235</text:p>
          </table:table-cell>
          <table:table-cell table:formula="of:=STDEV([.B640:.BI640])/2" office:value-type="float" office:value="0.0155907675852828" calcext:value-type="float">
            <text:p>0.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.2156666667</text:p>
          </table:table-cell>
          <table:table-cell table:formula="of:=STDEV([.B641:.BI641])/2" office:value-type="float" office:value="0.0106709913549386" calcext:value-type="float">
            <text:p>0.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.2143333333</text:p>
          </table:table-cell>
          <table:table-cell table:formula="of:=STDEV([.B642:.BI642])/2" office:value-type="float" office:value="0.0117302544753512" calcext:value-type="float">
            <text:p>0.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.2123333333</text:p>
          </table:table-cell>
          <table:table-cell table:formula="of:=STDEV([.B643:.BI643])/2" office:value-type="float" office:value="0.0136035472276587" calcext:value-type="float">
            <text:p>0.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116.95mm" svg:height="50.52mm" svg:x="99.86mm" svg:y="12.3mm">
            <loext:p draw:notify-on-update-of-ranges="SUMMARY.B5:SUMMARY.B14 SUMMARY.C4:SUMMARY.C4 SUMMARY.C5:SUMMARY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3.76mm" svg:height="55.05mm" svg:x="101.31mm" svg:y="74.15mm">
            <loext:p draw:notify-on-update-of-ranges="SUMMARY.B19:SUMMARY.B28 SUMMARY.C19:SUMMARY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8.55mm" svg:height="53.75mm" svg:x="102.47mm" svg:y="139.24mm">
            <loext:p draw:notify-on-update-of-ranges="SUMMARY.B33:SUMMARY.B42 SUMMARY.C33:SUMMARY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5.36mm" svg:height="47.59mm" svg:x="103.92mm" svg:y="204.64mm">
            <loext:p draw:notify-on-update-of-ranges="SUMMARY.B47:SUMMARY.B56 SUMMARY.C47:SUMMARY.C5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1.6mm" svg:height="52.78mm" svg:x="105.94mm" svg:y="264.54mm">
            <loext:p draw:notify-on-update-of-ranges="SUMMARY.B61:SUMMARY.B70 SUMMARY.C61:SUMMARY.C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.23mm" svg:height="57.96mm" svg:x="108.55mm" svg:y="327.36mm">
            <loext:p draw:notify-on-update-of-ranges="SUMMARY.B75:SUMMARY.B84 SUMMARY.C75:SUMMARY.C8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1.18mm" svg:height="54.4mm" svg:x="110.86mm" svg:y="392.12mm">
            <loext:p draw:notify-on-update-of-ranges="SUMMARY.B89:SUMMARY.B98 SUMMARY.C89:SUMMARY.C9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5.39mm" svg:height="55.69mm" svg:x="113.76mm" svg:y="454.61mm">
            <loext:p draw:notify-on-update-of-ranges="SUMMARY.B103:SUMMARY.B112 SUMMARY.C103:SUMMARY.C1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81.34mm" svg:height="50.51mm" svg:x="115.78mm" svg:y="517.1mm">
            <loext:p draw:notify-on-update-of-ranges="SUMMARY.B117:SUMMARY.B126 SUMMARY.C117:SUMMARY.C12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03.2mm" svg:height="135.38mm" svg:x="559.68mm" svg:y="24.61mm">
            <loext:p draw:notify-on-update-of-ranges="SUMMARY.M11:SUMMARY.M20 SUMMARY.N10:SUMMARY.N10 SUMMARY.N11:SUMMARY.N20 SUMMARY.N28:SUMMARY.N37 SUMMARY.N28:SUMMARY.N37 SUMMARY.O10:SUMMARY.O10 SUMMARY.O11:SUMMARY.O20 SUMMARY.O28:SUMMARY.O37 SUMMARY.O28:SUMMARY.O37 SUMMARY.P10:SUMMARY.P10 SUMMARY.P11:SUMMARY.P20 SUMMARY.P28:SUMMARY.P37 SUMMARY.P28:SUMMARY.P37 SUMMARY.Q10:SUMMARY.Q10 SUMMARY.Q11:SUMMARY.Q20 SUMMARY.Q28:SUMMARY.Q37 SUMMARY.Q28:SUMMARY.Q37 SUMMARY.R10:SUMMARY.R10 SUMMARY.R11:SUMMARY.R20 SUMMARY.R28:SUMMARY.R37 SUMMARY.R28:SUMMARY.R37 SUMMARY.S10:SUMMARY.S10 SUMMARY.S11:SUMMARY.S20 SUMMARY.S28:SUMMARY.S37 SUMMARY.S28:SUMMARY.S37 SUMMARY.T10:SUMMARY.T10 SUMMARY.T11:SUMMARY.T20 SUMMARY.T28:SUMMARY.T37 SUMMARY.T28:SUMMARY.T37 SUMMARY.U10:SUMMARY.U10 SUMMARY.U11:SUMMARY.U20 SUMMARY.U28:SUMMARY.U37 SUMMARY.U28:SUMMARY.U37 SUMMARY.V10:SUMMARY.V10 SUMMARY.V11:SUMMARY.V20 SUMMARY.V28:SUMMARY.V37 SUMMARY.V28:SUMMARY.V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77.8mm" svg:height="100.33mm" svg:x="374.69mm" svg:y="210.52mm">
            <loext:p draw:notify-on-update-of-ranges="SUMMARY.M51:SUMMARY.M60 SUMMARY.N51:SUMMARY.N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0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.0006666667</text:p>
          </table:table-cell>
          <table:table-cell table:formula="of:=['% perf'.BM32]" office:value-type="float" office:value="0.00125774437146616" calcext:value-type="float">
            <text:p>0.0012577444</text:p>
          </table:table-cell>
          <table:table-cell table:number-columns-repeated="18"/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.0016666667</text:p>
          </table:table-cell>
          <table:table-cell table:formula="of:=['% perf'.BM33]" office:value-type="float" office:value="0.00187911507000707" calcext:value-type="float">
            <text:p>0.0018791151</text:p>
          </table:table-cell>
          <table:table-cell table:number-columns-repeated="18"/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.0013333333</text:p>
          </table:table-cell>
          <table:table-cell table:formula="of:=['% perf'.BM34]" office:value-type="float" office:value="0.00171401665900441" calcext:value-type="float">
            <text:p>0.0017140167</text:p>
          </table:table-cell>
          <table:table-cell table:number-columns-repeated="18"/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.001</text:p>
          </table:table-cell>
          <table:table-cell table:formula="of:=['% perf'.BM35]" office:value-type="float" office:value="0.00151265845226883" calcext:value-type="float">
            <text:p>0.0015126585</text:p>
          </table:table-cell>
          <table:table-cell table:number-columns-repeated="9"/>
          <table:table-cell office:value-type="string" calcext:value-type="string">
            <text:p>lock vs unlock</text:p>
          </table:table-cell>
          <table:table-cell table:number-columns-repeated="8"/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.0035</text:p>
          </table:table-cell>
          <table:table-cell table:formula="of:=['% perf'.BM36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.0038333333</text:p>
          </table:table-cell>
          <table:table-cell table:formula="of:=['% perf'.BM37]" office:value-type="float" office:value="0.0024515070886395" calcext:value-type="float">
            <text:p>0.0024515071</text:p>
          </table:table-cell>
          <table:table-cell table:number-columns-repeated="9"/>
          <table:table-cell table:formula="of:=[.B102]" office:value-type="string" office:string-value="_spin_unlock_bh" calcext:value-type="string">
            <text:p>_spin_unlock_bh</text:p>
          </table:table-cell>
          <table:table-cell table:formula="of:=[.B60]" office:value-type="string" office:string-value="_spin_lock_bh" calcext:value-type="string">
            <text:p>_spin_lock_bh</text:p>
          </table:table-cell>
          <table:table-cell table:formula="of:=[.B88]" office:value-type="string" office:string-value="_spin_unlock_irqrestore" calcext:value-type="string">
            <text:p>_spin_unlock_irqrestore</text:p>
          </table:table-cell>
          <table:table-cell table:formula="of:=[.B18]" office:value-type="string" office:string-value="_spin_lock_irqsave" calcext:value-type="string">
            <text:p>_spin_lock_irqsave</text:p>
          </table:table-cell>
          <table:table-cell table:formula="of:=[.B4]" office:value-type="string" office:string-value="_spin_trylock" calcext:value-type="string">
            <text:p>_spin_trylock</text:p>
          </table:table-cell>
          <table:table-cell table:formula="of:=[.B32]" office:value-type="string" office:string-value="_read_lock" calcext:value-type="string">
            <text:p>_read_lock</text:p>
          </table:table-cell>
          <table:table-cell table:formula="of:=[.B46]" office:value-type="string" office:string-value="lock_sock_nested" calcext:value-type="string">
            <text:p>lock_sock_nested</text:p>
          </table:table-cell>
          <table:table-cell table:formula="of:=[.B74]" office:value-type="string" office:string-value="_spin_lock_irq" calcext:value-type="string">
            <text:p>_spin_lock_irq</text:p>
          </table:table-cell>
          <table:table-cell table:formula="of:=[.B116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.0041666667</text:p>
          </table:table-cell>
          <table:table-cell table:formula="of:=['% perf'.BM38]" office:value-type="float" office:value="0.00248583558005622" calcext:value-type="float">
            <text:p>0.0024858356</text:p>
          </table:table-cell>
          <table:table-cell table:number-columns-repeated="8"/>
          <table:table-cell table:formula="of:=[.B61]" office:value-type="float" office:value="1" calcext:value-type="float">
            <text:p>1</text:p>
          </table:table-cell>
          <table:table-cell table:formula="of:=[.C103]" office:value-type="float" office:value="0.2745" calcext:value-type="float">
            <text:p>0.2745</text:p>
          </table:table-cell>
          <table:table-cell table:formula="of:=[.C61]" office:value-type="float" office:value="22.6848333333333" calcext:value-type="float">
            <text:p>22.6848333333</text:p>
          </table:table-cell>
          <table:table-cell table:formula="of:=[.C89]" office:value-type="float" office:value="0.825833333333333" calcext:value-type="float">
            <text:p>0.8258333333</text:p>
          </table:table-cell>
          <table:table-cell table:formula="of:=[.C19]" office:value-type="float" office:value="2.70383333333333" calcext:value-type="float">
            <text:p>2.7038333333</text:p>
          </table:table-cell>
          <table:table-cell table:formula="of:=[.C5]" office:value-type="float" office:value="0.000666666666666667" calcext:value-type="float">
            <text:p>0.0006666667</text:p>
          </table:table-cell>
          <table:table-cell table:formula="of:=[.C33]" office:value-type="float" office:value="1.81966666666667" calcext:value-type="float">
            <text:p>1.8196666667</text:p>
          </table:table-cell>
          <table:table-cell table:formula="of:=[.C47]" office:value-type="float" office:value="0.592166666666667" calcext:value-type="float">
            <text:p>0.5921666667</text:p>
          </table:table-cell>
          <table:table-cell table:formula="of:=[.C75]" office:value-type="float" office:value="0.0015" calcext:value-type="float">
            <text:p>0.0015</text:p>
          </table:table-cell>
          <table:table-cell table:formula="of:=[.C117]" office:value-type="float" office:value="2.24766666666667" calcext:value-type="float">
            <text:p>2.2476666667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.0028333333</text:p>
          </table:table-cell>
          <table:table-cell table:formula="of:=['% perf'.BM39]" office:value-type="float" office:value="0.00227209801252743" calcext:value-type="float">
            <text:p>0.002272098</text:p>
          </table:table-cell>
          <table:table-cell table:number-columns-repeated="8"/>
          <table:table-cell table:formula="of:=[.B62]" office:value-type="float" office:value="2" calcext:value-type="float">
            <text:p>2</text:p>
          </table:table-cell>
          <table:table-cell table:formula="of:=[.C104]" office:value-type="float" office:value="0.665166666666667" calcext:value-type="float">
            <text:p>0.6651666667</text:p>
          </table:table-cell>
          <table:table-cell table:formula="of:=[.C62]" office:value-type="float" office:value="23.1116666666667" calcext:value-type="float">
            <text:p>23.1116666667</text:p>
          </table:table-cell>
          <table:table-cell table:formula="of:=[.C90]" office:value-type="float" office:value="1.452" calcext:value-type="float">
            <text:p>1.452</text:p>
          </table:table-cell>
          <table:table-cell table:formula="of:=[.C20]" office:value-type="float" office:value="3.17366666666667" calcext:value-type="float">
            <text:p>3.1736666667</text:p>
          </table:table-cell>
          <table:table-cell table:formula="of:=[.C6]" office:value-type="float" office:value="0.00166666666666667" calcext:value-type="float">
            <text:p>0.0016666667</text:p>
          </table:table-cell>
          <table:table-cell table:formula="of:=[.C34]" office:value-type="float" office:value="1.10683333333333" calcext:value-type="float">
            <text:p>1.1068333333</text:p>
          </table:table-cell>
          <table:table-cell table:formula="of:=[.C48]" office:value-type="float" office:value="0.732833333333334" calcext:value-type="float">
            <text:p>0.7328333333</text:p>
          </table:table-cell>
          <table:table-cell table:formula="of:=[.C76]" office:value-type="float" office:value="0.2265" calcext:value-type="float">
            <text:p>0.2265</text:p>
          </table:table-cell>
          <table:table-cell table:formula="of:=[.C118]" office:value-type="float" office:value="10.1858333333333" calcext:value-type="float">
            <text:p>10.1858333333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.0028333333</text:p>
          </table:table-cell>
          <table:table-cell table:formula="of:=['% perf'.BM40]" office:value-type="float" office:value="0.00227209801252743" calcext:value-type="float">
            <text:p>0.002272098</text:p>
          </table:table-cell>
          <table:table-cell table:number-columns-repeated="8"/>
          <table:table-cell table:formula="of:=[.B63]" office:value-type="float" office:value="4" calcext:value-type="float">
            <text:p>4</text:p>
          </table:table-cell>
          <table:table-cell table:formula="of:=[.C105]" office:value-type="float" office:value="0.963" calcext:value-type="float">
            <text:p>0.963</text:p>
          </table:table-cell>
          <table:table-cell table:formula="of:=[.C63]" office:value-type="float" office:value="34.9315" calcext:value-type="float">
            <text:p>34.9315</text:p>
          </table:table-cell>
          <table:table-cell table:formula="of:=[.C91]" office:value-type="float" office:value="2.09583333333333" calcext:value-type="float">
            <text:p>2.0958333333</text:p>
          </table:table-cell>
          <table:table-cell table:formula="of:=[.C21]" office:value-type="float" office:value="3.15766666666667" calcext:value-type="float">
            <text:p>3.1576666667</text:p>
          </table:table-cell>
          <table:table-cell table:formula="of:=[.C7]" office:value-type="float" office:value="0.00133333333333333" calcext:value-type="float">
            <text:p>0.0013333333</text:p>
          </table:table-cell>
          <table:table-cell table:formula="of:=[.C35]" office:value-type="float" office:value="0.731833333333334" calcext:value-type="float">
            <text:p>0.7318333333</text:p>
          </table:table-cell>
          <table:table-cell table:formula="of:=[.C49]" office:value-type="float" office:value="0.818333333333333" calcext:value-type="float">
            <text:p>0.8183333333</text:p>
          </table:table-cell>
          <table:table-cell table:formula="of:=[.C77]" office:value-type="float" office:value="0.3665" calcext:value-type="float">
            <text:p>0.3665</text:p>
          </table:table-cell>
          <table:table-cell table:formula="of:=[.C119]" office:value-type="float" office:value="6.48266666666667" calcext:value-type="float">
            <text:p>6.4826666667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.0025</text:p>
          </table:table-cell>
          <table:table-cell table:formula="of:=['% perf'.BM41]" office:value-type="float" office:value="0.00236947394576539" calcext:value-type="float">
            <text:p>0.0023694739</text:p>
          </table:table-cell>
          <table:table-cell table:number-columns-repeated="8"/>
          <table:table-cell table:formula="of:=[.B64]" office:value-type="float" office:value="8" calcext:value-type="float">
            <text:p>8</text:p>
          </table:table-cell>
          <table:table-cell table:formula="of:=[.C106]" office:value-type="float" office:value="0.969333333333333" calcext:value-type="float">
            <text:p>0.9693333333</text:p>
          </table:table-cell>
          <table:table-cell table:formula="of:=[.C64]" office:value-type="float" office:value="33.8418333333333" calcext:value-type="float">
            <text:p>33.8418333333</text:p>
          </table:table-cell>
          <table:table-cell table:formula="of:=[.C92]" office:value-type="float" office:value="2.03966666666667" calcext:value-type="float">
            <text:p>2.0396666667</text:p>
          </table:table-cell>
          <table:table-cell table:formula="of:=[.C22]" office:value-type="float" office:value="2.84783333333333" calcext:value-type="float">
            <text:p>2.8478333333</text:p>
          </table:table-cell>
          <table:table-cell table:formula="of:=[.C8]" office:value-type="float" office:value="0.001" calcext:value-type="float">
            <text:p>0.001</text:p>
          </table:table-cell>
          <table:table-cell table:formula="of:=[.C36]" office:value-type="float" office:value="0.624166666666667" calcext:value-type="float">
            <text:p>0.6241666667</text:p>
          </table:table-cell>
          <table:table-cell table:formula="of:=[.C50]" office:value-type="float" office:value="0.922166666666667" calcext:value-type="float">
            <text:p>0.9221666667</text:p>
          </table:table-cell>
          <table:table-cell table:formula="of:=[.C78]" office:value-type="float" office:value="0.310666666666667" calcext:value-type="float">
            <text:p>0.3106666667</text:p>
          </table:table-cell>
          <table:table-cell table:formula="of:=[.C120]" office:value-type="float" office:value="3.57616666666667" calcext:value-type="float">
            <text:p>3.5761666667</text:p>
          </table:table-cell>
        </table:table-row>
        <table:table-row table:style-name="ro1">
          <table:table-cell table:number-columns-repeated="12"/>
          <table:table-cell table:formula="of:=[.B65]" office:value-type="float" office:value="16" calcext:value-type="float">
            <text:p>16</text:p>
          </table:table-cell>
          <table:table-cell table:formula="of:=[.C107]" office:value-type="float" office:value="0.944666666666667" calcext:value-type="float">
            <text:p>0.9446666667</text:p>
          </table:table-cell>
          <table:table-cell table:formula="of:=[.C65]" office:value-type="float" office:value="34.3318333333333" calcext:value-type="float">
            <text:p>34.3318333333</text:p>
          </table:table-cell>
          <table:table-cell table:formula="of:=[.C93]" office:value-type="float" office:value="1.9425" calcext:value-type="float">
            <text:p>1.9425</text:p>
          </table:table-cell>
          <table:table-cell table:formula="of:=[.C23]" office:value-type="float" office:value="2.83466666666667" calcext:value-type="float">
            <text:p>2.8346666667</text:p>
          </table:table-cell>
          <table:table-cell table:formula="of:=[.C9]" office:value-type="float" office:value="0.0035" calcext:value-type="float">
            <text:p>0.0035</text:p>
          </table:table-cell>
          <table:table-cell table:formula="of:=[.C37]" office:value-type="float" office:value="0.643" calcext:value-type="float">
            <text:p>0.643</text:p>
          </table:table-cell>
          <table:table-cell table:formula="of:=[.C51]" office:value-type="float" office:value="0.930333333333333" calcext:value-type="float">
            <text:p>0.9303333333</text:p>
          </table:table-cell>
          <table:table-cell table:formula="of:=[.C79]" office:value-type="float" office:value="0.290833333333333" calcext:value-type="float">
            <text:p>0.2908333333</text:p>
          </table:table-cell>
          <table:table-cell table:formula="of:=[.C121]" office:value-type="float" office:value="4.01783333333333" calcext:value-type="float">
            <text:p>4.0178333333</text:p>
          </table:table-cell>
        </table:table-row>
        <table:table-row table:style-name="ro1">
          <table:table-cell table:number-columns-repeated="12"/>
          <table:table-cell table:formula="of:=[.B66]" office:value-type="float" office:value="24" calcext:value-type="float">
            <text:p>24</text:p>
          </table:table-cell>
          <table:table-cell table:formula="of:=[.C108]" office:value-type="float" office:value="0.940166666666667" calcext:value-type="float">
            <text:p>0.9401666667</text:p>
          </table:table-cell>
          <table:table-cell table:formula="of:=[.C66]" office:value-type="float" office:value="34.2346666666667" calcext:value-type="float">
            <text:p>34.2346666667</text:p>
          </table:table-cell>
          <table:table-cell table:formula="of:=[.C94]" office:value-type="float" office:value="1.90016666666667" calcext:value-type="float">
            <text:p>1.9001666667</text:p>
          </table:table-cell>
          <table:table-cell table:formula="of:=[.C24]" office:value-type="float" office:value="2.8355" calcext:value-type="float">
            <text:p>2.8355</text:p>
          </table:table-cell>
          <table:table-cell table:formula="of:=[.C10]" office:value-type="float" office:value="0.00383333333333333" calcext:value-type="float">
            <text:p>0.0038333333</text:p>
          </table:table-cell>
          <table:table-cell table:formula="of:=[.C38]" office:value-type="float" office:value="0.654666666666667" calcext:value-type="float">
            <text:p>0.6546666667</text:p>
          </table:table-cell>
          <table:table-cell table:formula="of:=[.C52]" office:value-type="float" office:value="0.912333333333334" calcext:value-type="float">
            <text:p>0.9123333333</text:p>
          </table:table-cell>
          <table:table-cell table:formula="of:=[.C80]" office:value-type="float" office:value="0.283833333333333" calcext:value-type="float">
            <text:p>0.2838333333</text:p>
          </table:table-cell>
          <table:table-cell table:formula="of:=[.C122]" office:value-type="float" office:value="4.19" calcext:value-type="float">
            <text:p>4.19</text:p>
          </table:table-cell>
        </table:table-row>
        <table:table-row table:style-name="ro1">
          <table:table-cell table:number-columns-repeated="12"/>
          <table:table-cell table:formula="of:=[.B67]" office:value-type="float" office:value="32" calcext:value-type="float">
            <text:p>32</text:p>
          </table:table-cell>
          <table:table-cell table:formula="of:=[.C109]" office:value-type="float" office:value="0.892333333333334" calcext:value-type="float">
            <text:p>0.8923333333</text:p>
          </table:table-cell>
          <table:table-cell table:formula="of:=[.C67]" office:value-type="float" office:value="34.1586666666667" calcext:value-type="float">
            <text:p>34.1586666667</text:p>
          </table:table-cell>
          <table:table-cell table:formula="of:=[.C95]" office:value-type="float" office:value="1.86933333333333" calcext:value-type="float">
            <text:p>1.8693333333</text:p>
          </table:table-cell>
          <table:table-cell table:formula="of:=[.C25]" office:value-type="float" office:value="2.76316666666667" calcext:value-type="float">
            <text:p>2.7631666667</text:p>
          </table:table-cell>
          <table:table-cell table:formula="of:=[.C11]" office:value-type="float" office:value="0.00416666666666667" calcext:value-type="float">
            <text:p>0.0041666667</text:p>
          </table:table-cell>
          <table:table-cell table:formula="of:=[.C39]" office:value-type="float" office:value="0.655833333333334" calcext:value-type="float">
            <text:p>0.6558333333</text:p>
          </table:table-cell>
          <table:table-cell table:formula="of:=[.C53]" office:value-type="float" office:value="0.904833333333333" calcext:value-type="float">
            <text:p>0.9048333333</text:p>
          </table:table-cell>
          <table:table-cell table:formula="of:=[.C81]" office:value-type="float" office:value="0.257166666666667" calcext:value-type="float">
            <text:p>0.2571666667</text:p>
          </table:table-cell>
          <table:table-cell table:formula="of:=[.C123]" office:value-type="float" office:value="4.44633333333333" calcext:value-type="float">
            <text:p>4.4463333333</text:p>
          </table:table-cell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10"/>
          <table:table-cell table:formula="of:=[.B68]" office:value-type="float" office:value="48" calcext:value-type="float">
            <text:p>48</text:p>
          </table:table-cell>
          <table:table-cell table:formula="of:=[.C110]" office:value-type="float" office:value="0.884333333333333" calcext:value-type="float">
            <text:p>0.8843333333</text:p>
          </table:table-cell>
          <table:table-cell table:formula="of:=[.C68]" office:value-type="float" office:value="34.0556666666667" calcext:value-type="float">
            <text:p>34.0556666667</text:p>
          </table:table-cell>
          <table:table-cell table:formula="of:=[.C96]" office:value-type="float" office:value="1.81966666666667" calcext:value-type="float">
            <text:p>1.8196666667</text:p>
          </table:table-cell>
          <table:table-cell table:formula="of:=[.C26]" office:value-type="float" office:value="2.75" calcext:value-type="float">
            <text:p>2.75</text:p>
          </table:table-cell>
          <table:table-cell table:formula="of:=[.C12]" office:value-type="float" office:value="0.00283333333333333" calcext:value-type="float">
            <text:p>0.0028333333</text:p>
          </table:table-cell>
          <table:table-cell table:formula="of:=[.C40]" office:value-type="float" office:value="0.652666666666667" calcext:value-type="float">
            <text:p>0.6526666667</text:p>
          </table:table-cell>
          <table:table-cell table:formula="of:=[.C54]" office:value-type="float" office:value="0.908333333333333" calcext:value-type="float">
            <text:p>0.9083333333</text:p>
          </table:table-cell>
          <table:table-cell table:formula="of:=[.C82]" office:value-type="float" office:value="0.257" calcext:value-type="float">
            <text:p>0.257</text:p>
          </table:table-cell>
          <table:table-cell table:formula="of:=[.C124]" office:value-type="float" office:value="4.32233333333333" calcext:value-type="float">
            <text:p>4.3223333333</text:p>
          </table:table-cell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.7038333333</text:p>
          </table:table-cell>
          <table:table-cell table:formula="of:=['% perf'.BM74]" office:value-type="float" office:value="0.153738970023722" calcext:value-type="float">
            <text:p>0.15373897</text:p>
          </table:table-cell>
          <table:table-cell table:number-columns-repeated="8"/>
          <table:table-cell table:formula="of:=[.B69]" office:value-type="float" office:value="64" calcext:value-type="float">
            <text:p>64</text:p>
          </table:table-cell>
          <table:table-cell table:formula="of:=[.C111]" office:value-type="float" office:value="0.869833333333334" calcext:value-type="float">
            <text:p>0.8698333333</text:p>
          </table:table-cell>
          <table:table-cell table:formula="of:=[.C69]" office:value-type="float" office:value="33.9085" calcext:value-type="float">
            <text:p>33.9085</text:p>
          </table:table-cell>
          <table:table-cell table:formula="of:=[.C97]" office:value-type="float" office:value="1.83983333333333" calcext:value-type="float">
            <text:p>1.8398333333</text:p>
          </table:table-cell>
          <table:table-cell table:formula="of:=[.C27]" office:value-type="float" office:value="2.798" calcext:value-type="float">
            <text:p>2.798</text:p>
          </table:table-cell>
          <table:table-cell table:formula="of:=[.C13]" office:value-type="float" office:value="0.00283333333333333" calcext:value-type="float">
            <text:p>0.0028333333</text:p>
          </table:table-cell>
          <table:table-cell table:formula="of:=[.C41]" office:value-type="float" office:value="0.6585" calcext:value-type="float">
            <text:p>0.6585</text:p>
          </table:table-cell>
          <table:table-cell table:formula="of:=[.C55]" office:value-type="float" office:value="0.907" calcext:value-type="float">
            <text:p>0.907</text:p>
          </table:table-cell>
          <table:table-cell table:formula="of:=[.C83]" office:value-type="float" office:value="0.245833333333333" calcext:value-type="float">
            <text:p>0.2458333333</text:p>
          </table:table-cell>
          <table:table-cell table:formula="of:=[.C125]" office:value-type="float" office:value="4.33883333333333" calcext:value-type="float">
            <text:p>4.3388333333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.1736666667</text:p>
          </table:table-cell>
          <table:table-cell table:formula="of:=['% perf'.BM75]" office:value-type="float" office:value="0.169025037425927" calcext:value-type="float">
            <text:p>0.1690250374</text:p>
          </table:table-cell>
          <table:table-cell table:number-columns-repeated="8"/>
          <table:table-cell table:formula="of:=[.B70]" office:value-type="float" office:value="128" calcext:value-type="float">
            <text:p>128</text:p>
          </table:table-cell>
          <table:table-cell table:formula="of:=[.C112]" office:value-type="float" office:value="0.871" calcext:value-type="float">
            <text:p>0.871</text:p>
          </table:table-cell>
          <table:table-cell table:formula="of:=[.C70]" office:value-type="float" office:value="33.5133333333333" calcext:value-type="float">
            <text:p>33.5133333333</text:p>
          </table:table-cell>
          <table:table-cell table:formula="of:=[.C98]" office:value-type="float" office:value="1.80683333333333" calcext:value-type="float">
            <text:p>1.8068333333</text:p>
          </table:table-cell>
          <table:table-cell table:formula="of:=[.C28]" office:value-type="float" office:value="2.78316666666667" calcext:value-type="float">
            <text:p>2.7831666667</text:p>
          </table:table-cell>
          <table:table-cell table:formula="of:=[.C14]" office:value-type="float" office:value="0.0025" calcext:value-type="float">
            <text:p>0.0025</text:p>
          </table:table-cell>
          <table:table-cell table:formula="of:=[.C42]" office:value-type="float" office:value="0.668" calcext:value-type="float">
            <text:p>0.668</text:p>
          </table:table-cell>
          <table:table-cell table:formula="of:=[.C56]" office:value-type="float" office:value="0.8835" calcext:value-type="float">
            <text:p>0.8835</text:p>
          </table:table-cell>
          <table:table-cell table:formula="of:=[.C84]" office:value-type="float" office:value="0.248333333333333" calcext:value-type="float">
            <text:p>0.2483333333</text:p>
          </table:table-cell>
          <table:table-cell table:formula="of:=[.C126]" office:value-type="float" office:value="4.386" calcext:value-type="float">
            <text:p>4.386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.1576666667</text:p>
          </table:table-cell>
          <table:table-cell table:formula="of:=['% perf'.BM76]" office:value-type="float" office:value="0.155858384946695" calcext:value-type="float">
            <text:p>0.1558583849</text:p>
          </table:table-cell>
          <table:table-cell table:number-columns-repeated="18"/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.8478333333</text:p>
          </table:table-cell>
          <table:table-cell table:formula="of:=['% perf'.BM77]" office:value-type="float" office:value="0.141250743710856" calcext:value-type="float">
            <text:p>0.1412507437</text:p>
          </table:table-cell>
          <table:table-cell table:number-columns-repeated="18"/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.8346666667</text:p>
          </table:table-cell>
          <table:table-cell table:formula="of:=['% perf'.BM78]" office:value-type="float" office:value="0.130674478032398" calcext:value-type="float">
            <text:p>0.130674478</text:p>
          </table:table-cell>
          <table:table-cell table:number-columns-repeated="18"/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.8355</text:p>
          </table:table-cell>
          <table:table-cell table:formula="of:=['% perf'.BM79]" office:value-type="float" office:value="0.119959120861926" calcext:value-type="float">
            <text:p>0.1199591209</text:p>
          </table:table-cell>
          <table:table-cell table:number-columns-repeated="18"/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.7631666667</text:p>
          </table:table-cell>
          <table:table-cell table:formula="of:=['% perf'.BM80]" office:value-type="float" office:value="0.139637823498551" calcext:value-type="float">
            <text:p>0.1396378235</text:p>
          </table:table-cell>
          <table:table-cell table:number-columns-repeated="18"/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.75</text:p>
          </table:table-cell>
          <table:table-cell table:formula="of:=['% perf'.BM81]" office:value-type="float" office:value="0.117365140783737" calcext:value-type="float">
            <text:p>0.1173651408</text:p>
          </table:table-cell>
          <table:table-cell table:number-columns-repeated="18"/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.798</text:p>
          </table:table-cell>
          <table:table-cell table:formula="of:=['% perf'.BM82]" office:value-type="float" office:value="0.139128035167221" calcext:value-type="float">
            <text:p>0.1391280352</text:p>
          </table:table-cell>
          <table:table-cell table:number-columns-repeated="9"/>
          <table:table-cell table:formula="of:=[.N10]" office:value-type="string" office:string-value="_spin_unlock_bh" calcext:value-type="string">
            <text:p>_spin_unlock_bh</text:p>
          </table:table-cell>
          <table:table-cell table:formula="of:=[.O10]" office:value-type="string" office:string-value="_spin_lock_bh" calcext:value-type="string">
            <text:p>_spin_lock_bh</text:p>
          </table:table-cell>
          <table:table-cell table:formula="of:=[.P10]" office:value-type="string" office:string-value="_spin_unlock_irqrestore" calcext:value-type="string">
            <text:p>_spin_unlock_irqrestore</text:p>
          </table:table-cell>
          <table:table-cell table:formula="of:=[.Q10]" office:value-type="string" office:string-value="_spin_lock_irqsave" calcext:value-type="string">
            <text:p>_spin_lock_irqsave</text:p>
          </table:table-cell>
          <table:table-cell table:formula="of:=[.R10]" office:value-type="string" office:string-value="_spin_trylock" calcext:value-type="string">
            <text:p>_spin_trylock</text:p>
          </table:table-cell>
          <table:table-cell table:formula="of:=[.S10]" office:value-type="string" office:string-value="_read_lock" calcext:value-type="string">
            <text:p>_read_lock</text:p>
          </table:table-cell>
          <table:table-cell table:formula="of:=[.T10]" office:value-type="string" office:string-value="lock_sock_nested" calcext:value-type="string">
            <text:p>lock_sock_nested</text:p>
          </table:table-cell>
          <table:table-cell table:formula="of:=[.U10]" office:value-type="string" office:string-value="_spin_lock_irq" calcext:value-type="string">
            <text:p>_spin_lock_irq</text:p>
          </table:table-cell>
          <table:table-cell table:formula="of:=[.V10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.7831666667</text:p>
          </table:table-cell>
          <table:table-cell table:formula="of:=['% perf'.BM83]" office:value-type="float" office:value="0.135654382833438" calcext:value-type="float">
            <text:p>0.1356543828</text:p>
          </table:table-cell>
          <table:table-cell table:number-columns-repeated="8"/>
          <table:table-cell table:formula="of:=[.M11]" office:value-type="float" office:value="1" calcext:value-type="float">
            <text:p>1</text:p>
          </table:table-cell>
          <table:table-cell table:formula="of:=[.D103]" office:value-type="float" office:value="0.0563315322481444" calcext:value-type="float">
            <text:p>0.0563315322</text:p>
          </table:table-cell>
          <table:table-cell table:formula="of:=[.D61]" office:value-type="float" office:value="1.76535262998419" calcext:value-type="float">
            <text:p>1.76535263</text:p>
          </table:table-cell>
          <table:table-cell table:formula="of:=[.D89]" office:value-type="float" office:value="0.114825924502497" calcext:value-type="float">
            <text:p>0.1148259245</text:p>
          </table:table-cell>
          <table:table-cell table:formula="of:=[.D19]" office:value-type="float" office:value="0.153738970023722" calcext:value-type="float">
            <text:p>0.15373897</text:p>
          </table:table-cell>
          <table:table-cell table:formula="of:=[.D5]" office:value-type="float" office:value="0.00125774437146616" calcext:value-type="float">
            <text:p>0.0012577444</text:p>
          </table:table-cell>
          <table:table-cell table:formula="of:=[.D33]" office:value-type="float" office:value="0.205980430752796" calcext:value-type="float">
            <text:p>0.2059804308</text:p>
          </table:table-cell>
          <table:table-cell table:formula="of:=[.D47]" office:value-type="float" office:value="0.101868524715359" calcext:value-type="float">
            <text:p>0.1018685247</text:p>
          </table:table-cell>
          <table:table-cell table:formula="of:=[.D75]" office:value-type="float" office:value="0.00240497365995654" calcext:value-type="float">
            <text:p>0.0024049737</text:p>
          </table:table-cell>
          <table:table-cell table:formula="of:=[.D117]" office:value-type="float" office:value="0.329749990897915" calcext:value-type="float">
            <text:p>0.3297499909</text:p>
          </table:table-cell>
        </table:table-row>
        <table:table-row table:style-name="ro1">
          <table:table-cell table:number-columns-repeated="12"/>
          <table:table-cell table:formula="of:=[.M12]" office:value-type="float" office:value="2" calcext:value-type="float">
            <text:p>2</text:p>
          </table:table-cell>
          <table:table-cell table:formula="of:=[.D104]" office:value-type="float" office:value="0.0608589064737047" calcext:value-type="float">
            <text:p>0.0608589065</text:p>
          </table:table-cell>
          <table:table-cell table:formula="of:=[.D62]" office:value-type="float" office:value="0.966812062901447" calcext:value-type="float">
            <text:p>0.9668120629</text:p>
          </table:table-cell>
          <table:table-cell table:formula="of:=[.D90]" office:value-type="float" office:value="0.121936354612852" calcext:value-type="float">
            <text:p>0.1219363546</text:p>
          </table:table-cell>
          <table:table-cell table:formula="of:=[.D20]" office:value-type="float" office:value="0.169025037425927" calcext:value-type="float">
            <text:p>0.1690250374</text:p>
          </table:table-cell>
          <table:table-cell table:formula="of:=[.D6]" office:value-type="float" office:value="0.00187911507000707" calcext:value-type="float">
            <text:p>0.0018791151</text:p>
          </table:table-cell>
          <table:table-cell table:formula="of:=[.D34]" office:value-type="float" office:value="0.125159192416409" calcext:value-type="float">
            <text:p>0.1251591924</text:p>
          </table:table-cell>
          <table:table-cell table:formula="of:=[.D48]" office:value-type="float" office:value="0.0511817272963657" calcext:value-type="float">
            <text:p>0.0511817273</text:p>
          </table:table-cell>
          <table:table-cell table:formula="of:=[.D76]" office:value-type="float" office:value="0.0223004332252514" calcext:value-type="float">
            <text:p>0.0223004332</text:p>
          </table:table-cell>
          <table:table-cell table:formula="of:=[.D118]" office:value-type="float" office:value="0.409136432081643" calcext:value-type="float">
            <text:p>0.4091364321</text:p>
          </table:table-cell>
        </table:table-row>
        <table:table-row table:style-name="ro1">
          <table:table-cell table:number-columns-repeated="12"/>
          <table:table-cell table:formula="of:=[.M13]" office:value-type="float" office:value="4" calcext:value-type="float">
            <text:p>4</text:p>
          </table:table-cell>
          <table:table-cell table:formula="of:=[.D105]" office:value-type="float" office:value="0.0408832566947168" calcext:value-type="float">
            <text:p>0.0408832567</text:p>
          </table:table-cell>
          <table:table-cell table:formula="of:=[.D63]" office:value-type="float" office:value="0.840468909174001" calcext:value-type="float">
            <text:p>0.8404689092</text:p>
          </table:table-cell>
          <table:table-cell table:formula="of:=[.D91]" office:value-type="float" office:value="0.0998867649852023" calcext:value-type="float">
            <text:p>0.099886765</text:p>
          </table:table-cell>
          <table:table-cell table:formula="of:=[.D21]" office:value-type="float" office:value="0.155858384946695" calcext:value-type="float">
            <text:p>0.1558583849</text:p>
          </table:table-cell>
          <table:table-cell table:formula="of:=[.D7]" office:value-type="float" office:value="0.00171401665900441" calcext:value-type="float">
            <text:p>0.0017140167</text:p>
          </table:table-cell>
          <table:table-cell table:formula="of:=[.D35]" office:value-type="float" office:value="0.0908318042684756" calcext:value-type="float">
            <text:p>0.0908318043</text:p>
          </table:table-cell>
          <table:table-cell table:formula="of:=[.D49]" office:value-type="float" office:value="0.0359161767371254" calcext:value-type="float">
            <text:p>0.0359161767</text:p>
          </table:table-cell>
          <table:table-cell table:formula="of:=[.D77]" office:value-type="float" office:value="0.0248354755834799" calcext:value-type="float">
            <text:p>0.0248354756</text:p>
          </table:table-cell>
          <table:table-cell table:formula="of:=[.D119]" office:value-type="float" office:value="0.4309330305699" calcext:value-type="float">
            <text:p>0.4309330306</text:p>
          </table:table-cell>
        </table:table-row>
        <table:table-row table:style-name="ro1">
          <table:table-cell table:number-columns-repeated="12"/>
          <table:table-cell table:formula="of:=[.M14]" office:value-type="float" office:value="8" calcext:value-type="float">
            <text:p>8</text:p>
          </table:table-cell>
          <table:table-cell table:formula="of:=[.D106]" office:value-type="float" office:value="0.0526168326056057" calcext:value-type="float">
            <text:p>0.0526168326</text:p>
          </table:table-cell>
          <table:table-cell table:formula="of:=[.D64]" office:value-type="float" office:value="0.798129960354715" calcext:value-type="float">
            <text:p>0.7981299604</text:p>
          </table:table-cell>
          <table:table-cell table:formula="of:=[.D92]" office:value-type="float" office:value="0.0587580983720013" calcext:value-type="float">
            <text:p>0.0587580984</text:p>
          </table:table-cell>
          <table:table-cell table:formula="of:=[.D22]" office:value-type="float" office:value="0.141250743710856" calcext:value-type="float">
            <text:p>0.1412507437</text:p>
          </table:table-cell>
          <table:table-cell table:formula="of:=[.D8]" office:value-type="float" office:value="0.00151265845226883" calcext:value-type="float">
            <text:p>0.0015126585</text:p>
          </table:table-cell>
          <table:table-cell table:formula="of:=[.D36]" office:value-type="float" office:value="0.0747384800185301" calcext:value-type="float">
            <text:p>0.07473848</text:p>
          </table:table-cell>
          <table:table-cell table:formula="of:=[.D50]" office:value-type="float" office:value="0.0350071623018687" calcext:value-type="float">
            <text:p>0.0350071623</text:p>
          </table:table-cell>
          <table:table-cell table:formula="of:=[.D78]" office:value-type="float" office:value="0.0240913984697026" calcext:value-type="float">
            <text:p>0.0240913985</text:p>
          </table:table-cell>
          <table:table-cell table:formula="of:=[.D120]" office:value-type="float" office:value="0.177422916340978" calcext:value-type="float">
            <text:p>0.1774229163</text:p>
          </table:table-cell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10"/>
          <table:table-cell table:formula="of:=[.M15]" office:value-type="float" office:value="16" calcext:value-type="float">
            <text:p>16</text:p>
          </table:table-cell>
          <table:table-cell table:formula="of:=[.D107]" office:value-type="float" office:value="0.048270658760526" calcext:value-type="float">
            <text:p>0.0482706588</text:p>
          </table:table-cell>
          <table:table-cell table:formula="of:=[.D65]" office:value-type="float" office:value="0.523537099576303" calcext:value-type="float">
            <text:p>0.5235370996</text:p>
          </table:table-cell>
          <table:table-cell table:formula="of:=[.D93]" office:value-type="float" office:value="0.0388022474449568" calcext:value-type="float">
            <text:p>0.0388022474</text:p>
          </table:table-cell>
          <table:table-cell table:formula="of:=[.D23]" office:value-type="float" office:value="0.130674478032398" calcext:value-type="float">
            <text:p>0.130674478</text:p>
          </table:table-cell>
          <table:table-cell table:formula="of:=[.D9]" office:value-type="float" office:value="0.00240497365995654" calcext:value-type="float">
            <text:p>0.0024049737</text:p>
          </table:table-cell>
          <table:table-cell table:formula="of:=[.D37]" office:value-type="float" office:value="0.0646457098082322" calcext:value-type="float">
            <text:p>0.0646457098</text:p>
          </table:table-cell>
          <table:table-cell table:formula="of:=[.D51]" office:value-type="float" office:value="0.020418641089818" calcext:value-type="float">
            <text:p>0.0204186411</text:p>
          </table:table-cell>
          <table:table-cell table:formula="of:=[.D79]" office:value-type="float" office:value="0.0225924028528766" calcext:value-type="float">
            <text:p>0.0225924029</text:p>
          </table:table-cell>
          <table:table-cell table:formula="of:=[.D121]" office:value-type="float" office:value="0.142692307545881" calcext:value-type="float">
            <text:p>0.1426923075</text:p>
          </table:table-cell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.8196666667</text:p>
          </table:table-cell>
          <table:table-cell table:formula="of:=['% perf'.BM144]" office:value-type="float" office:value="0.205980430752796" calcext:value-type="float">
            <text:p>0.2059804308</text:p>
          </table:table-cell>
          <table:table-cell table:number-columns-repeated="8"/>
          <table:table-cell table:formula="of:=[.M16]" office:value-type="float" office:value="24" calcext:value-type="float">
            <text:p>24</text:p>
          </table:table-cell>
          <table:table-cell table:formula="of:=[.D108]" office:value-type="float" office:value="0.0516547507673414" calcext:value-type="float">
            <text:p>0.0516547508</text:p>
          </table:table-cell>
          <table:table-cell table:formula="of:=[.D66]" office:value-type="float" office:value="0.381552878209635" calcext:value-type="float">
            <text:p>0.3815528782</text:p>
          </table:table-cell>
          <table:table-cell table:formula="of:=[.D94]" office:value-type="float" office:value="0.0384827901956568" calcext:value-type="float">
            <text:p>0.0384827902</text:p>
          </table:table-cell>
          <table:table-cell table:formula="of:=[.D24]" office:value-type="float" office:value="0.119959120861926" calcext:value-type="float">
            <text:p>0.1199591209</text:p>
          </table:table-cell>
          <table:table-cell table:formula="of:=[.D10]" office:value-type="float" office:value="0.0024515070886395" calcext:value-type="float">
            <text:p>0.0024515071</text:p>
          </table:table-cell>
          <table:table-cell table:formula="of:=[.D38]" office:value-type="float" office:value="0.0623920536733799" calcext:value-type="float">
            <text:p>0.0623920537</text:p>
          </table:table-cell>
          <table:table-cell table:formula="of:=[.D52]" office:value-type="float" office:value="0.0200289338730347" calcext:value-type="float">
            <text:p>0.0200289339</text:p>
          </table:table-cell>
          <table:table-cell table:formula="of:=[.D80]" office:value-type="float" office:value="0.0231262501570766" calcext:value-type="float">
            <text:p>0.0231262502</text:p>
          </table:table-cell>
          <table:table-cell table:formula="of:=[.D122]" office:value-type="float" office:value="0.0815527280820643" calcext:value-type="float">
            <text:p>0.0815527281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.1068333333</text:p>
          </table:table-cell>
          <table:table-cell table:formula="of:=['% perf'.BM145]" office:value-type="float" office:value="0.125159192416409" calcext:value-type="float">
            <text:p>0.1251591924</text:p>
          </table:table-cell>
          <table:table-cell table:number-columns-repeated="8"/>
          <table:table-cell table:formula="of:=[.M17]" office:value-type="float" office:value="32" calcext:value-type="float">
            <text:p>32</text:p>
          </table:table-cell>
          <table:table-cell table:formula="of:=[.D109]" office:value-type="float" office:value="0.0483048815537406" calcext:value-type="float">
            <text:p>0.0483048816</text:p>
          </table:table-cell>
          <table:table-cell table:formula="of:=[.D67]" office:value-type="float" office:value="0.512702598786333" calcext:value-type="float">
            <text:p>0.5127025988</text:p>
          </table:table-cell>
          <table:table-cell table:formula="of:=[.D95]" office:value-type="float" office:value="0.0382328577591236" calcext:value-type="float">
            <text:p>0.0382328578</text:p>
          </table:table-cell>
          <table:table-cell table:formula="of:=[.D25]" office:value-type="float" office:value="0.139637823498551" calcext:value-type="float">
            <text:p>0.1396378235</text:p>
          </table:table-cell>
          <table:table-cell table:formula="of:=[.D11]" office:value-type="float" office:value="0.00248583558005622" calcext:value-type="float">
            <text:p>0.0024858356</text:p>
          </table:table-cell>
          <table:table-cell table:formula="of:=[.D39]" office:value-type="float" office:value="0.0602627837669704" calcext:value-type="float">
            <text:p>0.0602627838</text:p>
          </table:table-cell>
          <table:table-cell table:formula="of:=[.D53]" office:value-type="float" office:value="0.0216773658937242" calcext:value-type="float">
            <text:p>0.0216773659</text:p>
          </table:table-cell>
          <table:table-cell table:formula="of:=[.D81]" office:value-type="float" office:value="0.0224191894701208" calcext:value-type="float">
            <text:p>0.0224191895</text:p>
          </table:table-cell>
          <table:table-cell table:formula="of:=[.D123]" office:value-type="float" office:value="0.19502274240841" calcext:value-type="float">
            <text:p>0.19502274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.7318333333</text:p>
          </table:table-cell>
          <table:table-cell table:formula="of:=['% perf'.BM146]" office:value-type="float" office:value="0.0908318042684756" calcext:value-type="float">
            <text:p>0.0908318043</text:p>
          </table:table-cell>
          <table:table-cell table:number-columns-repeated="8"/>
          <table:table-cell table:formula="of:=[.M18]" office:value-type="float" office:value="48" calcext:value-type="float">
            <text:p>48</text:p>
          </table:table-cell>
          <table:table-cell table:formula="of:=[.D110]" office:value-type="float" office:value="0.0368731985100504" calcext:value-type="float">
            <text:p>0.0368731985</text:p>
          </table:table-cell>
          <table:table-cell table:formula="of:=[.D68]" office:value-type="float" office:value="0.293607553513573" calcext:value-type="float">
            <text:p>0.2936075535</text:p>
          </table:table-cell>
          <table:table-cell table:formula="of:=[.D96]" office:value-type="float" office:value="0.0432862630053895" calcext:value-type="float">
            <text:p>0.043286263</text:p>
          </table:table-cell>
          <table:table-cell table:formula="of:=[.D26]" office:value-type="float" office:value="0.117365140783737" calcext:value-type="float">
            <text:p>0.1173651408</text:p>
          </table:table-cell>
          <table:table-cell table:formula="of:=[.D12]" office:value-type="float" office:value="0.00227209801252743" calcext:value-type="float">
            <text:p>0.002272098</text:p>
          </table:table-cell>
          <table:table-cell table:formula="of:=[.D40]" office:value-type="float" office:value="0.0651521470090357" calcext:value-type="float">
            <text:p>0.065152147</text:p>
          </table:table-cell>
          <table:table-cell table:formula="of:=[.D54]" office:value-type="float" office:value="0.0293454969644475" calcext:value-type="float">
            <text:p>0.029345497</text:p>
          </table:table-cell>
          <table:table-cell table:formula="of:=[.D82]" office:value-type="float" office:value="0.0180700144916603" calcext:value-type="float">
            <text:p>0.0180700145</text:p>
          </table:table-cell>
          <table:table-cell table:formula="of:=[.D124]" office:value-type="float" office:value="0.0724122301372242" calcext:value-type="float">
            <text:p>0.0724122301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.6241666667</text:p>
          </table:table-cell>
          <table:table-cell table:formula="of:=['% perf'.BM147]" office:value-type="float" office:value="0.0747384800185301" calcext:value-type="float">
            <text:p>0.07473848</text:p>
          </table:table-cell>
          <table:table-cell table:number-columns-repeated="8"/>
          <table:table-cell table:formula="of:=[.M19]" office:value-type="float" office:value="64" calcext:value-type="float">
            <text:p>64</text:p>
          </table:table-cell>
          <table:table-cell table:formula="of:=[.D111]" office:value-type="float" office:value="0.026433345444957" calcext:value-type="float">
            <text:p>0.0264333454</text:p>
          </table:table-cell>
          <table:table-cell table:formula="of:=[.D69]" office:value-type="float" office:value="0.333251603680961" calcext:value-type="float">
            <text:p>0.3332516037</text:p>
          </table:table-cell>
          <table:table-cell table:formula="of:=[.D97]" office:value-type="float" office:value="0.0499448141780189" calcext:value-type="float">
            <text:p>0.0499448142</text:p>
          </table:table-cell>
          <table:table-cell table:formula="of:=[.D27]" office:value-type="float" office:value="0.139128035167221" calcext:value-type="float">
            <text:p>0.1391280352</text:p>
          </table:table-cell>
          <table:table-cell table:formula="of:=[.D13]" office:value-type="float" office:value="0.00227209801252743" calcext:value-type="float">
            <text:p>0.002272098</text:p>
          </table:table-cell>
          <table:table-cell table:formula="of:=[.D41]" office:value-type="float" office:value="0.0668214481450634" calcext:value-type="float">
            <text:p>0.0668214481</text:p>
          </table:table-cell>
          <table:table-cell table:formula="of:=[.D55]" office:value-type="float" office:value="0.0309222644817285" calcext:value-type="float">
            <text:p>0.0309222645</text:p>
          </table:table-cell>
          <table:table-cell table:formula="of:=[.D83]" office:value-type="float" office:value="0.0160056045974863" calcext:value-type="float">
            <text:p>0.0160056046</text:p>
          </table:table-cell>
          <table:table-cell table:formula="of:=[.D125]" office:value-type="float" office:value="0.100406342507927" calcext:value-type="float">
            <text:p>0.1004063425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.643</text:p>
          </table:table-cell>
          <table:table-cell table:formula="of:=['% perf'.BM148]" office:value-type="float" office:value="0.0646457098082322" calcext:value-type="float">
            <text:p>0.0646457098</text:p>
          </table:table-cell>
          <table:table-cell table:number-columns-repeated="8"/>
          <table:table-cell table:formula="of:=[.M20]" office:value-type="float" office:value="128" calcext:value-type="float">
            <text:p>128</text:p>
          </table:table-cell>
          <table:table-cell table:formula="of:=[.D112]" office:value-type="float" office:value="0.0403133909703144" calcext:value-type="float">
            <text:p>0.040313391</text:p>
          </table:table-cell>
          <table:table-cell table:formula="of:=[.D70]" office:value-type="float" office:value="0.344640154593443" calcext:value-type="float">
            <text:p>0.3446401546</text:p>
          </table:table-cell>
          <table:table-cell table:formula="of:=[.D98]" office:value-type="float" office:value="0.0491580955853857" calcext:value-type="float">
            <text:p>0.0491580956</text:p>
          </table:table-cell>
          <table:table-cell table:formula="of:=[.D28]" office:value-type="float" office:value="0.135654382833438" calcext:value-type="float">
            <text:p>0.1356543828</text:p>
          </table:table-cell>
          <table:table-cell table:formula="of:=[.D14]" office:value-type="float" office:value="0.00236947394576539" calcext:value-type="float">
            <text:p>0.0023694739</text:p>
          </table:table-cell>
          <table:table-cell table:formula="of:=[.D42]" office:value-type="float" office:value="0.067150223695628" calcext:value-type="float">
            <text:p>0.0671502237</text:p>
          </table:table-cell>
          <table:table-cell table:formula="of:=[.D56]" office:value-type="float" office:value="0.0288600509766161" calcext:value-type="float">
            <text:p>0.028860051</text:p>
          </table:table-cell>
          <table:table-cell table:formula="of:=[.D84]" office:value-type="float" office:value="0.0168031137819263" calcext:value-type="float">
            <text:p>0.0168031138</text:p>
          </table:table-cell>
          <table:table-cell table:formula="of:=[.D126]" office:value-type="float" office:value="0.0937143152424214" calcext:value-type="float">
            <text:p>0.0937143152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.6546666667</text:p>
          </table:table-cell>
          <table:table-cell table:formula="of:=['% perf'.BM149]" office:value-type="float" office:value="0.0623920536733799" calcext:value-type="float">
            <text:p>0.0623920537</text:p>
          </table:table-cell>
          <table:table-cell table:number-columns-repeated="18"/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.6558333333</text:p>
          </table:table-cell>
          <table:table-cell table:formula="of:=['% perf'.BM150]" office:value-type="float" office:value="0.0602627837669704" calcext:value-type="float">
            <text:p>0.0602627838</text:p>
          </table:table-cell>
          <table:table-cell table:number-columns-repeated="18"/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.6526666667</text:p>
          </table:table-cell>
          <table:table-cell table:formula="of:=['% perf'.BM151]" office:value-type="float" office:value="0.0651521470090357" calcext:value-type="float">
            <text:p>0.065152147</text:p>
          </table:table-cell>
          <table:table-cell table:number-columns-repeated="18"/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.6585</text:p>
          </table:table-cell>
          <table:table-cell table:formula="of:=['% perf'.BM152]" office:value-type="float" office:value="0.0668214481450634" calcext:value-type="float">
            <text:p>0.0668214481</text:p>
          </table:table-cell>
          <table:table-cell table:number-columns-repeated="18"/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.668</text:p>
          </table:table-cell>
          <table:table-cell table:formula="of:=['% perf'.BM153]" office:value-type="float" office:value="0.067150223695628" calcext:value-type="float">
            <text:p>0.0671502237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0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.5921666667</text:p>
          </table:table-cell>
          <table:table-cell table:formula="of:=['% perf'.BM158]" office:value-type="float" office:value="0.101868524715359" calcext:value-type="float">
            <text:p>0.1018685247</text:p>
          </table:table-cell>
          <table:table-cell table:number-columns-repeated="18"/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.7328333333</text:p>
          </table:table-cell>
          <table:table-cell table:formula="of:=['% perf'.BM159]" office:value-type="float" office:value="0.0511817272963657" calcext:value-type="float">
            <text:p>0.0511817273</text:p>
          </table:table-cell>
          <table:table-cell table:number-columns-repeated="18"/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.8183333333</text:p>
          </table:table-cell>
          <table:table-cell table:formula="of:=['% perf'.BM160]" office:value-type="float" office:value="0.0359161767371254" calcext:value-type="float">
            <text:p>0.0359161767</text:p>
          </table:table-cell>
          <table:table-cell table:number-columns-repeated="18"/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.9221666667</text:p>
          </table:table-cell>
          <table:table-cell table:formula="of:=['% perf'.BM161]" office:value-type="float" office:value="0.0350071623018687" calcext:value-type="float">
            <text:p>0.0350071623</text:p>
          </table:table-cell>
          <table:table-cell table:number-columns-repeated="18"/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.9303333333</text:p>
          </table:table-cell>
          <table:table-cell table:formula="of:=['% perf'.BM162]" office:value-type="float" office:value="0.020418641089818" calcext:value-type="float">
            <text:p>0.0204186411</text:p>
          </table:table-cell>
          <table:table-cell table:number-columns-repeated="8"/>
          <table:table-cell table:formula="of:=[.M28]" office:value-type="float" office:value="1" calcext:value-type="float">
            <text:p>1</text:p>
          </table:table-cell>
          <table:table-cell table:formula="of:=[.O11]+[.Q11]+[.R11]+[.V11]" office:value-type="float" office:value="27.637" calcext:value-type="float">
            <text:p>27.637</text:p>
          </table:table-cell>
          <table:table-cell table:number-columns-repeated="8"/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.9123333333</text:p>
          </table:table-cell>
          <table:table-cell table:formula="of:=['% perf'.BM163]" office:value-type="float" office:value="0.0200289338730347" calcext:value-type="float">
            <text:p>0.0200289339</text:p>
          </table:table-cell>
          <table:table-cell table:number-columns-repeated="8"/>
          <table:table-cell table:formula="of:=[.M29]" office:value-type="float" office:value="2" calcext:value-type="float">
            <text:p>2</text:p>
          </table:table-cell>
          <table:table-cell table:formula="of:=[.O12]+[.Q12]+[.R12]+[.V12]" office:value-type="float" office:value="36.4728333333333" calcext:value-type="float">
            <text:p>36.4728333333</text:p>
          </table:table-cell>
          <table:table-cell table:number-columns-repeated="8"/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.9048333333</text:p>
          </table:table-cell>
          <table:table-cell table:formula="of:=['% perf'.BM164]" office:value-type="float" office:value="0.0216773658937242" calcext:value-type="float">
            <text:p>0.0216773659</text:p>
          </table:table-cell>
          <table:table-cell table:number-columns-repeated="8"/>
          <table:table-cell table:formula="of:=[.M30]" office:value-type="float" office:value="4" calcext:value-type="float">
            <text:p>4</text:p>
          </table:table-cell>
          <table:table-cell table:formula="of:=[.O13]+[.Q13]+[.R13]+[.V13]" office:value-type="float" office:value="44.5731666666667" calcext:value-type="float">
            <text:p>44.5731666667</text:p>
          </table:table-cell>
          <table:table-cell table:number-columns-repeated="8"/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.9083333333</text:p>
          </table:table-cell>
          <table:table-cell table:formula="of:=['% perf'.BM165]" office:value-type="float" office:value="0.0293454969644475" calcext:value-type="float">
            <text:p>0.029345497</text:p>
          </table:table-cell>
          <table:table-cell table:number-columns-repeated="8"/>
          <table:table-cell table:formula="of:=[.M31]" office:value-type="float" office:value="8" calcext:value-type="float">
            <text:p>8</text:p>
          </table:table-cell>
          <table:table-cell table:formula="of:=[.O14]+[.Q14]+[.R14]+[.V14]" office:value-type="float" office:value="40.2668333333333" calcext:value-type="float">
            <text:p>40.2668333333</text:p>
          </table:table-cell>
          <table:table-cell table:number-columns-repeated="8"/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.907</text:p>
          </table:table-cell>
          <table:table-cell table:formula="of:=['% perf'.BM166]" office:value-type="float" office:value="0.0309222644817285" calcext:value-type="float">
            <text:p>0.0309222645</text:p>
          </table:table-cell>
          <table:table-cell table:number-columns-repeated="8"/>
          <table:table-cell table:formula="of:=[.M32]" office:value-type="float" office:value="16" calcext:value-type="float">
            <text:p>16</text:p>
          </table:table-cell>
          <table:table-cell table:formula="of:=[.O15]+[.Q15]+[.R15]+[.V15]" office:value-type="float" office:value="41.1878333333333" calcext:value-type="float">
            <text:p>41.1878333333</text:p>
          </table:table-cell>
          <table:table-cell table:number-columns-repeated="8"/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.8835</text:p>
          </table:table-cell>
          <table:table-cell table:formula="of:=['% perf'.BM167]" office:value-type="float" office:value="0.0288600509766161" calcext:value-type="float">
            <text:p>0.028860051</text:p>
          </table:table-cell>
          <table:table-cell table:number-columns-repeated="8"/>
          <table:table-cell table:formula="of:=[.M33]" office:value-type="float" office:value="24" calcext:value-type="float">
            <text:p>24</text:p>
          </table:table-cell>
          <table:table-cell table:formula="of:=[.O16]+[.Q16]+[.R16]+[.V16]" office:value-type="float" office:value="41.264" calcext:value-type="float">
            <text:p>41.264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4]" office:value-type="float" office:value="32" calcext:value-type="float">
            <text:p>32</text:p>
          </table:table-cell>
          <table:table-cell table:formula="of:=[.O17]+[.Q17]+[.R17]+[.V17]" office:value-type="float" office:value="41.3723333333333" calcext:value-type="float">
            <text:p>41.3723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5]" office:value-type="float" office:value="48" calcext:value-type="float">
            <text:p>48</text:p>
          </table:table-cell>
          <table:table-cell table:formula="of:=[.O18]+[.Q18]+[.R18]+[.V18]" office:value-type="float" office:value="41.1308333333333" calcext:value-type="float">
            <text:p>41.1308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6]" office:value-type="float" office:value="64" calcext:value-type="float">
            <text:p>64</text:p>
          </table:table-cell>
          <table:table-cell table:formula="of:=[.O19]+[.Q19]+[.R19]+[.V19]" office:value-type="float" office:value="41.0481666666667" calcext:value-type="float">
            <text:p>41.0481666667</text:p>
          </table:table-cell>
          <table:table-cell table:number-columns-repeated="8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10"/>
          <table:table-cell table:formula="of:=[.M37]" office:value-type="float" office:value="128" calcext:value-type="float">
            <text:p>128</text:p>
          </table:table-cell>
          <table:table-cell table:formula="of:=[.O20]+[.Q20]+[.R20]+[.V20]" office:value-type="float" office:value="40.685" calcext:value-type="float">
            <text:p>40.685</text:p>
          </table:table-cell>
          <table:table-cell table:number-columns-repeated="8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.6848333333</text:p>
          </table:table-cell>
          <table:table-cell table:formula="of:=['% perf'.BM312]" office:value-type="float" office:value="1.76535262998419" calcext:value-type="float">
            <text:p>1.76535263</text:p>
          </table:table-cell>
          <table:table-cell table:number-columns-repeated="18"/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.1116666667</text:p>
          </table:table-cell>
          <table:table-cell table:formula="of:=['% perf'.BM313]" office:value-type="float" office:value="0.966812062901447" calcext:value-type="float">
            <text:p>0.9668120629</text:p>
          </table:table-cell>
          <table:table-cell table:number-columns-repeated="18"/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.9315</text:p>
          </table:table-cell>
          <table:table-cell table:formula="of:=['% perf'.BM314]" office:value-type="float" office:value="0.840468909174001" calcext:value-type="float">
            <text:p>0.8404689092</text:p>
          </table:table-cell>
          <table:table-cell table:number-columns-repeated="18"/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.8418333333</text:p>
          </table:table-cell>
          <table:table-cell table:formula="of:=['% perf'.BM315]" office:value-type="float" office:value="0.798129960354715" calcext:value-type="float">
            <text:p>0.7981299604</text:p>
          </table:table-cell>
          <table:table-cell table:number-columns-repeated="18"/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.3318333333</text:p>
          </table:table-cell>
          <table:table-cell table:formula="of:=['% perf'.BM316]" office:value-type="float" office:value="0.523537099576303" calcext:value-type="float">
            <text:p>0.5235370996</text:p>
          </table:table-cell>
          <table:table-cell table:number-columns-repeated="18"/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.2346666667</text:p>
          </table:table-cell>
          <table:table-cell table:formula="of:=['% perf'.BM317]" office:value-type="float" office:value="0.381552878209635" calcext:value-type="float">
            <text:p>0.3815528782</text:p>
          </table:table-cell>
          <table:table-cell table:number-columns-repeated="18"/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.1586666667</text:p>
          </table:table-cell>
          <table:table-cell table:formula="of:=['% perf'.BM318]" office:value-type="float" office:value="0.512702598786333" calcext:value-type="float">
            <text:p>0.5127025988</text:p>
          </table:table-cell>
          <table:table-cell table:number-columns-repeated="18"/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.0556666667</text:p>
          </table:table-cell>
          <table:table-cell table:formula="of:=['% perf'.BM319]" office:value-type="float" office:value="0.293607553513573" calcext:value-type="float">
            <text:p>0.2936075535</text:p>
          </table:table-cell>
          <table:table-cell table:number-columns-repeated="18"/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.9085</text:p>
          </table:table-cell>
          <table:table-cell table:formula="of:=['% perf'.BM320]" office:value-type="float" office:value="0.333251603680961" calcext:value-type="float">
            <text:p>0.3332516037</text:p>
          </table:table-cell>
          <table:table-cell table:number-columns-repeated="18"/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.5133333333</text:p>
          </table:table-cell>
          <table:table-cell table:formula="of:=['% perf'.BM321]" office:value-type="float" office:value="0.344640154593443" calcext:value-type="float">
            <text:p>0.344640154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0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.0015</text:p>
          </table:table-cell>
          <table:table-cell table:formula="of:=['% perf'.BM368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2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.2265</text:p>
          </table:table-cell>
          <table:table-cell table:formula="of:=['% perf'.BM369]" office:value-type="float" office:value="0.0223004332252514" calcext:value-type="float">
            <text:p>0.0223004332</text:p>
          </table:table-cell>
          <table:table-cell table:number-columns-repeated="18"/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.3665</text:p>
          </table:table-cell>
          <table:table-cell table:formula="of:=['% perf'.BM370]" office:value-type="float" office:value="0.0248354755834799" calcext:value-type="float">
            <text:p>0.0248354756</text:p>
          </table:table-cell>
          <table:table-cell table:number-columns-repeated="18"/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.3106666667</text:p>
          </table:table-cell>
          <table:table-cell table:formula="of:=['% perf'.BM371]" office:value-type="float" office:value="0.0240913984697026" calcext:value-type="float">
            <text:p>0.0240913985</text:p>
          </table:table-cell>
          <table:table-cell table:number-columns-repeated="18"/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.2908333333</text:p>
          </table:table-cell>
          <table:table-cell table:formula="of:=['% perf'.BM372]" office:value-type="float" office:value="0.0225924028528766" calcext:value-type="float">
            <text:p>0.0225924029</text:p>
          </table:table-cell>
          <table:table-cell table:number-columns-repeated="18"/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.2838333333</text:p>
          </table:table-cell>
          <table:table-cell table:formula="of:=['% perf'.BM373]" office:value-type="float" office:value="0.0231262501570766" calcext:value-type="float">
            <text:p>0.0231262502</text:p>
          </table:table-cell>
          <table:table-cell table:number-columns-repeated="18"/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.2571666667</text:p>
          </table:table-cell>
          <table:table-cell table:formula="of:=['% perf'.BM374]" office:value-type="float" office:value="0.0224191894701208" calcext:value-type="float">
            <text:p>0.0224191895</text:p>
          </table:table-cell>
          <table:table-cell table:number-columns-repeated="18"/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.257</text:p>
          </table:table-cell>
          <table:table-cell table:formula="of:=['% perf'.BM375]" office:value-type="float" office:value="0.0180700144916603" calcext:value-type="float">
            <text:p>0.0180700145</text:p>
          </table:table-cell>
          <table:table-cell table:number-columns-repeated="18"/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.2458333333</text:p>
          </table:table-cell>
          <table:table-cell table:formula="of:=['% perf'.BM376]" office:value-type="float" office:value="0.0160056045974863" calcext:value-type="float">
            <text:p>0.0160056046</text:p>
          </table:table-cell>
          <table:table-cell table:number-columns-repeated="18"/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.2483333333</text:p>
          </table:table-cell>
          <table:table-cell table:formula="of:=['% perf'.BM377]" office:value-type="float" office:value="0.0168031137819263" calcext:value-type="float">
            <text:p>0.0168031138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0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.8258333333</text:p>
          </table:table-cell>
          <table:table-cell table:formula="of:=['% perf'.BM480]" office:value-type="float" office:value="0.114825924502497" calcext:value-type="float">
            <text:p>0.1148259245</text:p>
          </table:table-cell>
          <table:table-cell table:number-columns-repeated="18"/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.452</text:p>
          </table:table-cell>
          <table:table-cell table:formula="of:=['% perf'.BM481]" office:value-type="float" office:value="0.121936354612852" calcext:value-type="float">
            <text:p>0.1219363546</text:p>
          </table:table-cell>
          <table:table-cell table:number-columns-repeated="18"/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.0958333333</text:p>
          </table:table-cell>
          <table:table-cell table:formula="of:=['% perf'.BM482]" office:value-type="float" office:value="0.0998867649852023" calcext:value-type="float">
            <text:p>0.099886765</text:p>
          </table:table-cell>
          <table:table-cell table:number-columns-repeated="18"/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.0396666667</text:p>
          </table:table-cell>
          <table:table-cell table:formula="of:=['% perf'.BM483]" office:value-type="float" office:value="0.0587580983720013" calcext:value-type="float">
            <text:p>0.0587580984</text:p>
          </table:table-cell>
          <table:table-cell table:number-columns-repeated="18"/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.9425</text:p>
          </table:table-cell>
          <table:table-cell table:formula="of:=['% perf'.BM484]" office:value-type="float" office:value="0.0388022474449568" calcext:value-type="float">
            <text:p>0.0388022474</text:p>
          </table:table-cell>
          <table:table-cell table:number-columns-repeated="18"/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.9001666667</text:p>
          </table:table-cell>
          <table:table-cell table:formula="of:=['% perf'.BM485]" office:value-type="float" office:value="0.0384827901956568" calcext:value-type="float">
            <text:p>0.0384827902</text:p>
          </table:table-cell>
          <table:table-cell table:number-columns-repeated="18"/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.8693333333</text:p>
          </table:table-cell>
          <table:table-cell table:formula="of:=['% perf'.BM486]" office:value-type="float" office:value="0.0382328577591236" calcext:value-type="float">
            <text:p>0.0382328578</text:p>
          </table:table-cell>
          <table:table-cell table:number-columns-repeated="18"/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.8196666667</text:p>
          </table:table-cell>
          <table:table-cell table:formula="of:=['% perf'.BM487]" office:value-type="float" office:value="0.0432862630053895" calcext:value-type="float">
            <text:p>0.043286263</text:p>
          </table:table-cell>
          <table:table-cell table:number-columns-repeated="18"/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.8398333333</text:p>
          </table:table-cell>
          <table:table-cell table:formula="of:=['% perf'.BM488]" office:value-type="float" office:value="0.0499448141780189" calcext:value-type="float">
            <text:p>0.0499448142</text:p>
          </table:table-cell>
          <table:table-cell table:number-columns-repeated="18"/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.8068333333</text:p>
          </table:table-cell>
          <table:table-cell table:formula="of:=['% perf'.BM489]" office:value-type="float" office:value="0.0491580955853857" calcext:value-type="float">
            <text:p>0.049158095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0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.2745</text:p>
          </table:table-cell>
          <table:table-cell table:formula="of:=['% perf'.BM550]" office:value-type="float" office:value="0.0563315322481444" calcext:value-type="float">
            <text:p>0.0563315322</text:p>
          </table:table-cell>
          <table:table-cell table:number-columns-repeated="18"/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.6651666667</text:p>
          </table:table-cell>
          <table:table-cell table:formula="of:=['% perf'.BM551]" office:value-type="float" office:value="0.0608589064737047" calcext:value-type="float">
            <text:p>0.0608589065</text:p>
          </table:table-cell>
          <table:table-cell table:number-columns-repeated="18"/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.963</text:p>
          </table:table-cell>
          <table:table-cell table:formula="of:=['% perf'.BM552]" office:value-type="float" office:value="0.0408832566947168" calcext:value-type="float">
            <text:p>0.0408832567</text:p>
          </table:table-cell>
          <table:table-cell table:number-columns-repeated="18"/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.9693333333</text:p>
          </table:table-cell>
          <table:table-cell table:formula="of:=['% perf'.BM553]" office:value-type="float" office:value="0.0526168326056057" calcext:value-type="float">
            <text:p>0.0526168326</text:p>
          </table:table-cell>
          <table:table-cell table:number-columns-repeated="18"/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.9446666667</text:p>
          </table:table-cell>
          <table:table-cell table:formula="of:=['% perf'.BM554]" office:value-type="float" office:value="0.048270658760526" calcext:value-type="float">
            <text:p>0.0482706588</text:p>
          </table:table-cell>
          <table:table-cell table:number-columns-repeated="18"/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.9401666667</text:p>
          </table:table-cell>
          <table:table-cell table:formula="of:=['% perf'.BM555]" office:value-type="float" office:value="0.0516547507673414" calcext:value-type="float">
            <text:p>0.0516547508</text:p>
          </table:table-cell>
          <table:table-cell table:number-columns-repeated="18"/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.8923333333</text:p>
          </table:table-cell>
          <table:table-cell table:formula="of:=['% perf'.BM556]" office:value-type="float" office:value="0.0483048815537406" calcext:value-type="float">
            <text:p>0.0483048816</text:p>
          </table:table-cell>
          <table:table-cell table:number-columns-repeated="18"/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.8843333333</text:p>
          </table:table-cell>
          <table:table-cell table:formula="of:=['% perf'.BM557]" office:value-type="float" office:value="0.0368731985100504" calcext:value-type="float">
            <text:p>0.0368731985</text:p>
          </table:table-cell>
          <table:table-cell table:number-columns-repeated="18"/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.8698333333</text:p>
          </table:table-cell>
          <table:table-cell table:formula="of:=['% perf'.BM558]" office:value-type="float" office:value="0.026433345444957" calcext:value-type="float">
            <text:p>0.0264333454</text:p>
          </table:table-cell>
          <table:table-cell table:number-columns-repeated="18"/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.871</text:p>
          </table:table-cell>
          <table:table-cell table:formula="of:=['% perf'.BM559]" office:value-type="float" office:value="0.0403133909703144" calcext:value-type="float">
            <text:p>0.04031339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0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.2476666667</text:p>
          </table:table-cell>
          <table:table-cell table:formula="of:=['% perf'.BM620]" office:value-type="float" office:value="0.329749990897915" calcext:value-type="float">
            <text:p>0.3297499909</text:p>
          </table:table-cell>
          <table:table-cell table:number-columns-repeated="18"/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.1858333333</text:p>
          </table:table-cell>
          <table:table-cell table:formula="of:=['% perf'.BM621]" office:value-type="float" office:value="0.409136432081643" calcext:value-type="float">
            <text:p>0.4091364321</text:p>
          </table:table-cell>
          <table:table-cell table:number-columns-repeated="18"/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.4826666667</text:p>
          </table:table-cell>
          <table:table-cell table:formula="of:=['% perf'.BM622]" office:value-type="float" office:value="0.4309330305699" calcext:value-type="float">
            <text:p>0.4309330306</text:p>
          </table:table-cell>
          <table:table-cell table:number-columns-repeated="18"/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.5761666667</text:p>
          </table:table-cell>
          <table:table-cell table:formula="of:=['% perf'.BM623]" office:value-type="float" office:value="0.177422916340978" calcext:value-type="float">
            <text:p>0.1774229163</text:p>
          </table:table-cell>
          <table:table-cell table:number-columns-repeated="18"/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.0178333333</text:p>
          </table:table-cell>
          <table:table-cell table:formula="of:=['% perf'.BM624]" office:value-type="float" office:value="0.142692307545881" calcext:value-type="float">
            <text:p>0.1426923075</text:p>
          </table:table-cell>
          <table:table-cell table:number-columns-repeated="18"/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.19</text:p>
          </table:table-cell>
          <table:table-cell table:formula="of:=['% perf'.BM625]" office:value-type="float" office:value="0.0815527280820643" calcext:value-type="float">
            <text:p>0.0815527281</text:p>
          </table:table-cell>
          <table:table-cell table:number-columns-repeated="18"/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.4463333333</text:p>
          </table:table-cell>
          <table:table-cell table:formula="of:=['% perf'.BM626]" office:value-type="float" office:value="0.19502274240841" calcext:value-type="float">
            <text:p>0.1950227424</text:p>
          </table:table-cell>
          <table:table-cell table:number-columns-repeated="18"/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.3223333333</text:p>
          </table:table-cell>
          <table:table-cell table:formula="of:=['% perf'.BM627]" office:value-type="float" office:value="0.0724122301372242" calcext:value-type="float">
            <text:p>0.0724122301</text:p>
          </table:table-cell>
          <table:table-cell table:number-columns-repeated="18"/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.3388333333</text:p>
          </table:table-cell>
          <table:table-cell table:formula="of:=['% perf'.BM628]" office:value-type="float" office:value="0.100406342507927" calcext:value-type="float">
            <text:p>0.1004063425</text:p>
          </table:table-cell>
          <table:table-cell table:number-columns-repeated="18"/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.386</text:p>
          </table:table-cell>
          <table:table-cell table:formula="of:=['% perf'.BM629]" office:value-type="float" office:value="0.0937143152424214" calcext:value-type="float">
            <text:p>0.09371431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1:39:58.284173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6-03-28T21:44:10.009453032</dc:date>
    <meta:editing-duration>PT3H18M45S</meta:editing-duration>
    <meta:editing-cycles>8</meta:editing-cycles>
    <meta:generator>LibreOffice/5.0.5.2$Linux_X86_64 LibreOffice_project/00m0$Build-2</meta:generator>
    <meta:document-statistic meta:table-count="2" meta:cell-count="295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5:SUMMARY.C14 SUMMARY.C4:SUMMARY.C4" chart:data-source-has-labels="both" svg:x="0.233cm" svg:y="0.101cm" svg:width="11.23cm" svg:height="4.851cm">
          <chartooo:coordinate-region svg:x="1.516cm" svg:y="0.3cm" svg:width="9.947cm" svg:height="4.005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N28:SUMMARY.N37" chart:error-lower-range="SUMMARY.N28:SUMMARY.N37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N28:SUMMARY.N37" chart:error-lower-range="SUMMARY.N28:SUMMARY.N37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O28:SUMMARY.O37" chart:error-lower-range="SUMMARY.O28:SUMMARY.O37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O28:SUMMARY.O37" chart:error-lower-range="SUMMARY.O28:SUMMARY.O37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P28:SUMMARY.P37" chart:error-lower-range="SUMMARY.P28:SUMMARY.P37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P28:SUMMARY.P37" chart:error-lower-range="SUMMARY.P28:SUMMARY.P37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8:SUMMARY.Q37" chart:error-lower-range="SUMMARY.Q28:SUMMARY.Q37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8:SUMMARY.Q37" chart:error-lower-range="SUMMARY.Q28:SUMMARY.Q37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R28:SUMMARY.R37" chart:error-lower-range="SUMMARY.R28:SUMMARY.R37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R28:SUMMARY.R37" chart:error-lower-range="SUMMARY.R28:SUMMARY.R37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S28:SUMMARY.S37" chart:error-lower-range="SUMMARY.S28:SUMMARY.S3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S28:SUMMARY.S37" chart:error-lower-range="SUMMARY.S28:SUMMARY.S37" loex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T28:SUMMARY.T37" chart:error-lower-range="SUMMARY.T28:SUMMARY.T37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T28:SUMMARY.T37" chart:error-lower-range="SUMMARY.T28:SUMMARY.T37" loex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U28:SUMMARY.U37" chart:error-lower-range="SUMMARY.U28:SUMMARY.U37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U28:SUMMARY.U37" chart:error-lower-range="SUMMARY.U28:SUMMARY.U37" loext:std-weight="1"/>
      <style:graphic-properties draw:stroke="solid" svg:stroke-width="0cm" svg:stroke-color="#000000" svg:stroke-opacity="100%" draw:stroke-linejoin="round"/>
    </style:style>
    <style:style style:name="ch27" style:family="chart" style:data-style-name="N0">
      <style:chart-properties chart:link-data-style-to-source="true" chart:error-category="cell-range" chart:error-upper-range="SUMMARY.V28:SUMMARY.V37" chart:error-lower-range="SUMMARY.V28:SUMMARY.V37"/>
      <style:graphic-properties draw:stroke="none" draw:fill-color="#4b1f6f" dr3d:edge-rounding="5%"/>
      <style:text-properties fo:font-size="10pt" style:font-size-asian="10pt" style:font-size-complex="10pt"/>
    </style:style>
    <style:style style:name="ch28" style:family="chart">
      <style:chart-properties chart:error-upper-indicator="true" chart:error-lower-indicator="true" chart:error-category="cell-range" chart:error-upper-range="SUMMARY.V28:SUMMARY.V37" chart:error-lower-range="SUMMARY.V28:SUMMARY.V37" loext:std-weight="1"/>
      <style:graphic-properties draw:stroke="solid" svg:stroke-width="0cm" svg:stroke-color="#000000" svg:stroke-opacity="100%" draw:stroke-linejoin="round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321cm" svg:height="13.539cm" xlink:href=".." xlink:type="simple" chart:class="chart:bar" chart:style-name="ch1">
        <chart:title svg:x="2.814cm" svg:y="0.406cm" chart:style-name="ch2">
          <text:p>Promedio de llamadas con respecto al total de llamadas del caso de estudio</text:p>
        </chart:title>
        <chart:subtitle svg:x="6.796cm" svg:y="1.455cm" chart:style-name="ch3">
          <text:p>En consumo de un millón de paquetes</text:p>
        </chart:subtitle>
        <chart:legend chart:legend-position="bottom" svg:x="4.99cm" svg:y="11.76cm" style:legend-expansion="wide" chart:style-name="ch4"/>
        <chart:plot-area chart:style-name="ch5" table:cell-range-address="SUMMARY.M11:SUMMARY.V20 SUMMARY.N10:SUMMARY.V10" chart:data-source-has-labels="both" svg:x="1.417cm" svg:y="2.408cm" svg:width="18.498cm" svg:height="8.101cm">
          <chartooo:coordinate-region svg:x="2.038cm" svg:y="2.607cm" svg:width="17.877cm" svg:height="7.255cm"/>
          <chart:axis chart:dimension="x" chart:name="primary-x" chart:style-name="ch6" chartooo:axis-type="auto">
            <chartooo:date-scale/>
            <chart:title svg:x="9.154cm" svg:y="10.779cm" chart:style-name="ch7">
              <text:p>Número de Threads</text:p>
            </chart:title>
            <chart:categories table:cell-range-address="SUMMARY.M11:SUMMARY.M20"/>
          </chart:axis>
          <chart:axis chart:dimension="y" chart:name="primary-y" chart:style-name="ch8">
            <chart:title svg:x="0.451cm" svg:y="6.661cm" chart:style-name="ch9">
              <text:p>%</text:p>
            </chart:title>
            <chart:grid chart:style-name="ch10" chart:class="major"/>
          </chart:axis>
          <chart:series chart:style-name="ch11" chart:values-cell-range-address="SUMMARY.N11:SUMMARY.N20" chart:label-cell-address="SUMMARY.N10:SUMMARY.N10" chart:class="chart:bar">
            <chart:error-indicator chart:style-name="ch12" chart:dimension="y"/>
            <chart:data-point chart:repeated="10"/>
          </chart:series>
          <chart:series chart:style-name="ch13" chart:values-cell-range-address="SUMMARY.O11:SUMMARY.O20" chart:label-cell-address="SUMMARY.O10:SUMMARY.O10" chart:class="chart:bar">
            <chart:error-indicator chart:style-name="ch14" chart:dimension="y"/>
            <chart:data-point chart:repeated="10"/>
          </chart:series>
          <chart:series chart:style-name="ch15" chart:values-cell-range-address="SUMMARY.P11:SUMMARY.P2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Q20" chart:label-cell-address="SUMMARY.Q10:SUMMARY.Q10" chart:class="chart:bar">
            <chart:error-indicator chart:style-name="ch18" chart:dimension="y"/>
            <chart:data-point chart:repeated="10"/>
          </chart:series>
          <chart:series chart:style-name="ch19" chart:values-cell-range-address="SUMMARY.R11:SUMMARY.R20" chart:label-cell-address="SUMMARY.R10:SUMMARY.R10" chart:class="chart:bar">
            <chart:error-indicator chart:style-name="ch20" chart:dimension="y"/>
            <chart:data-point chart:repeated="10"/>
          </chart:series>
          <chart:series chart:style-name="ch21" chart:values-cell-range-address="SUMMARY.S11:SUMMARY.S20" chart:label-cell-address="SUMMARY.S10:SUMMARY.S10" chart:class="chart:bar">
            <chart:error-indicator chart:style-name="ch22" chart:dimension="y"/>
            <chart:data-point chart:repeated="10"/>
          </chart:series>
          <chart:series chart:style-name="ch23" chart:values-cell-range-address="SUMMARY.T11:SUMMARY.T20" chart:label-cell-address="SUMMARY.T10:SUMMARY.T10" chart:class="chart:bar">
            <chart:error-indicator chart:style-name="ch24" chart:dimension="y"/>
            <chart:data-point chart:repeated="10"/>
          </chart:series>
          <chart:series chart:style-name="ch25" chart:values-cell-range-address="SUMMARY.U11:SUMMARY.U20" chart:label-cell-address="SUMMARY.U10:SUMMARY.U10" chart:class="chart:bar">
            <chart:error-indicator chart:style-name="ch26" chart:dimension="y"/>
            <chart:data-point chart:repeated="10"/>
          </chart:series>
          <chart:series chart:style-name="ch27" chart:values-cell-range-address="SUMMARY.V11:SUMMARY.V20" chart:label-cell-address="SUMMARY.V10:SUMMARY.V10" chart:class="chart:bar">
            <chart:error-indicator chart:style-name="ch28" chart:dimension="y"/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spin_unlock_bh</text:p>
                <draw:g>
                  <svg:desc>SUMMARY.N10:SUMMARY.N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_spin_lock_bh</text:p>
                <draw:g>
                  <svg:desc>SUMMARY.O10:SUMMARY.O10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_spin_unlock_irqrestore</text:p>
                <draw:g>
                  <svg:desc>SUMMARY.P10:SUMMARY.P1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_spin_lock_irqsave</text:p>
                <draw:g>
                  <svg:desc>SUMMARY.Q10:SUMMARY.Q1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_spin_trylock</text:p>
                <draw:g>
                  <svg:desc>SUMMARY.R10:SUMMARY.R1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_read_lock</text:p>
                <draw:g>
                  <svg:desc>SUMMARY.S10:SUMMARY.S1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lock_sock_nested</text:p>
                <draw:g>
                  <svg:desc>SUMMARY.T10:SUMMARY.T1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_spin_lock_irq</text:p>
                <draw:g>
                  <svg:desc>SUMMARY.U10:SUMMARY.U10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_spin_lock</text:p>
                <draw:g>
                  <svg:desc>SUMMARY.V10:SUMMARY.V1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11:SUMMARY.M20</svg:desc>
                </draw:g>
              </table:table-cell>
              <table:table-cell office:value-type="float" office:value="0.2745">
                <text:p>0.2745</text:p>
                <draw:g>
                  <svg:desc>SUMMARY.N11:SUMMARY.N20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22.6848333333333">
                <text:p>22.6848333333333</text:p>
                <draw:g>
                  <svg:desc>SUMMARY.O11:SUMMARY.O20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0.825833333333333">
                <text:p>0.825833333333333</text:p>
                <draw:g>
                  <svg:desc>SUMMARY.P11:SUMMARY.P20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2.70383333333333">
                <text:p>2.70383333333333</text:p>
                <draw:g>
                  <svg:desc>SUMMARY.Q11:SUMMARY.Q20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R11:SUMMARY.R20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1.81966666666667">
                <text:p>1.81966666666667</text:p>
                <draw:g>
                  <svg:desc>SUMMARY.S11:SUMMARY.S20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592166666666667">
                <text:p>0.592166666666667</text:p>
                <draw:g>
                  <svg:desc>SUMMARY.T11:SUMMARY.T20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0015">
                <text:p>0.0015</text:p>
                <draw:g>
                  <svg:desc>SUMMARY.U11:SUMMARY.U20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2.24766666666667">
                <text:p>2.24766666666667</text:p>
                <draw:g>
                  <svg:desc>SUMMARY.V11:SUMMARY.V20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23.1116666666667">
                <text:p>23.111666666666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1.452">
                <text:p>1.4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3.17366666666667">
                <text:p>3.1736666666666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1.10683333333333">
                <text:p>1.10683333333333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732833333333334">
                <text:p>0.732833333333334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2265">
                <text:p>0.2265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10.1858333333333">
                <text:p>10.1858333333333</text:p>
              </table:table-cell>
              <table:table-cell office:value-type="float" office:value="0.409136432081643">
                <text:p>0.409136432081643</text:p>
              </table:table-cell>
              <table:table-cell office:value-type="float" office:value="0.409136432081643">
                <text:p>0.409136432081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34.9315">
                <text:p>34.9315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3.15766666666667">
                <text:p>3.15766666666667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731833333333334">
                <text:p>0.731833333333334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3665">
                <text:p>0.3665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6.48266666666667">
                <text:p>6.48266666666667</text:p>
              </table:table-cell>
              <table:table-cell office:value-type="float" office:value="0.4309330305699">
                <text:p>0.4309330305699</text:p>
              </table:table-cell>
              <table:table-cell office:value-type="float" office:value="0.4309330305699">
                <text:p>0.4309330305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33.8418333333333">
                <text:p>33.8418333333333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2.84783333333333">
                <text:p>2.84783333333333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001">
                <text:p>0.001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624166666666667">
                <text:p>0.624166666666667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922166666666667">
                <text:p>0.92216666666666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310666666666667">
                <text:p>0.310666666666667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3.57616666666667">
                <text:p>3.57616666666667</text:p>
              </table:table-cell>
              <table:table-cell office:value-type="float" office:value="0.177422916340978">
                <text:p>0.177422916340978</text:p>
              </table:table-cell>
              <table:table-cell office:value-type="float" office:value="0.177422916340978">
                <text:p>0.1774229163409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34.3318333333333">
                <text:p>34.331833333333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1.9425">
                <text:p>1.9425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2.83466666666667">
                <text:p>2.83466666666667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0035">
                <text:p>0.0035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643">
                <text:p>0.643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930333333333333">
                <text:p>0.930333333333333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290833333333333">
                <text:p>0.290833333333333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4.01783333333333">
                <text:p>4.01783333333333</text:p>
              </table:table-cell>
              <table:table-cell office:value-type="float" office:value="0.142692307545881">
                <text:p>0.142692307545881</text:p>
              </table:table-cell>
              <table:table-cell office:value-type="float" office:value="0.142692307545881">
                <text:p>0.1426923075458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34.2346666666667">
                <text:p>34.2346666666667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1.90016666666667">
                <text:p>1.90016666666667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2.8355">
                <text:p>2.8355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654666666666667">
                <text:p>0.654666666666667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912333333333334">
                <text:p>0.912333333333334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283833333333333">
                <text:p>0.283833333333333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4.19">
                <text:p>4.19</text:p>
              </table:table-cell>
              <table:table-cell office:value-type="float" office:value="0.0815527280820643">
                <text:p>0.0815527280820643</text:p>
              </table:table-cell>
              <table:table-cell office:value-type="float" office:value="0.0815527280820643">
                <text:p>0.08155272808206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34.1586666666667">
                <text:p>34.1586666666667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1.86933333333333">
                <text:p>1.86933333333333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2.76316666666667">
                <text:p>2.76316666666667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655833333333334">
                <text:p>0.65583333333333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257166666666667">
                <text:p>0.257166666666667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4.44633333333333">
                <text:p>4.44633333333333</text:p>
              </table:table-cell>
              <table:table-cell office:value-type="float" office:value="0.19502274240841">
                <text:p>0.19502274240841</text:p>
              </table:table-cell>
              <table:table-cell office:value-type="float" office:value="0.19502274240841">
                <text:p>0.195022742408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34.0556666666667">
                <text:p>34.0556666666667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1.81966666666667">
                <text:p>1.81966666666667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2.75">
                <text:p>2.75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2666666666667">
                <text:p>0.65266666666666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257">
                <text:p>0.257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4.32233333333333">
                <text:p>4.32233333333333</text:p>
              </table:table-cell>
              <table:table-cell office:value-type="float" office:value="0.0724122301372242">
                <text:p>0.0724122301372242</text:p>
              </table:table-cell>
              <table:table-cell office:value-type="float" office:value="0.0724122301372242">
                <text:p>0.072412230137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33.9085">
                <text:p>33.9085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1.83983333333333">
                <text:p>1.83983333333333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2.798">
                <text:p>2.798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85">
                <text:p>0.6585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907">
                <text:p>0.907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4.33883333333333">
                <text:p>4.33883333333333</text:p>
              </table:table-cell>
              <table:table-cell office:value-type="float" office:value="0.100406342507927">
                <text:p>0.100406342507927</text:p>
              </table:table-cell>
              <table:table-cell office:value-type="float" office:value="0.100406342507927">
                <text:p>0.1004063425079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33.5133333333333">
                <text:p>33.513333333333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1.80683333333333">
                <text:p>1.80683333333333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2.78316666666667">
                <text:p>2.78316666666667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0025">
                <text:p>0.0025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668">
                <text:p>0.66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8835">
                <text:p>0.8835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4.386">
                <text:p>4.386</text:p>
              </table:table-cell>
              <table:table-cell office:value-type="float" office:value="0.0937143152424214">
                <text:p>0.0937143152424214</text:p>
              </table:table-cell>
              <table:table-cell office:value-type="float" office:value="0.0937143152424214">
                <text:p>0.09371431524242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1cm" svg:height="10.034cm" xlink:href=".." xlink:type="simple" chart:class="chart:line" chart:style-name="ch1">
        <chart:title svg:x="3.29cm" svg:y="0.336cm" chart:style-name="ch2">
          <text:p>Suma de porcentajes de llamadas de bloqueo de spinlock</text:p>
        </chart:title>
        <chart:subtitle svg:x="5.314cm" svg:y="1.315cm" chart:style-name="ch3">
          <text:p>En transferencia de 1 millón de paquetes</text:p>
        </chart:subtitle>
        <chart:plot-area chart:style-name="ch4" table:cell-range-address="SUMMARY.M51:SUMMARY.N60" chart:data-source-has-labels="column" svg:x="1.366cm" svg:y="2.198cm" svg:width="16.06cm" svg:height="6.655cm">
          <chartooo:coordinate-region svg:x="1.987cm" svg:y="2.398cm" svg:width="15.159cm" svg:height="5.808cm"/>
          <chart:axis chart:dimension="x" chart:name="primary-x" chart:style-name="ch5" chartooo:axis-type="auto">
            <chartooo:date-scale/>
            <chart:title svg:x="7.884cm" svg:y="9.053cm" chart:style-name="ch6">
              <text:p>Número de Threads</text:p>
            </chart:title>
            <chart:categories table:cell-range-address="SUMMARY.M51:SUMMARY.M60"/>
          </chart:axis>
          <chart:axis chart:dimension="y" chart:name="primary-y" chart:style-name="ch5">
            <chart:title svg:x="0.451cm" svg:y="5.728cm" chart:style-name="ch7">
              <text:p>%</text:p>
            </chart:title>
            <chart:grid chart:style-name="ch8" chart:class="major"/>
          </chart:axis>
          <chart:series chart:style-name="ch9" chart:values-cell-range-address="SUMMARY.N51:SUMMARY.N6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51:SUMMARY.M60</svg:desc>
                </draw:g>
              </table:table-cell>
              <table:table-cell office:value-type="float" office:value="27.637">
                <text:p>27.637</text:p>
                <draw:g>
                  <svg:desc>SUMMARY.N51:SUMMARY.N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.4728333333333">
                <text:p>36.472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.5731666666667">
                <text:p>44.5731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668333333333">
                <text:p>40.266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.1878333333333">
                <text:p>41.187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1.264">
                <text:p>41.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.3723333333333">
                <text:p>41.372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1.1308333333333">
                <text:p>41.1308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.0481666666667">
                <text:p>41.0481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85">
                <text:p>40.6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54cm" svg:y="0.309cm" svg:width="10.196cm" svg:height="4.4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44cm" svg:y="0.306cm" svg:width="9.695cm" svg:height="4.316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37cm" svg:y="0.294cm" svg:width="9.39cm" svg:height="3.724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24cm" svg:y="0.304cm" svg:width="9.134cm" svg:height="4.223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02cm" svg:y="0.314cm" svg:width="8.232cm" svg:height="4.721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09cm" svg:y="0.307cm" svg:width="8.028cm" svg:height="4.379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897cm" svg:y="0.311cm" svg:width="7.473cm" svg:height="4.501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783cm" svg:y="0.301cm" svg:width="7.19cm" svg:height="4.003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